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8319in"/>
    </style:style>
    <style:style style:name="co3" style:family="table-column">
      <style:table-column-properties fo:break-before="auto" style:column-width="0.24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98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0.5043in"/>
    </style:style>
    <style:style style:name="co10" style:family="table-column">
      <style:table-column-properties fo:break-before="auto" style:column-width="1.4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3"/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vg</text:p>
          </table:table-cell>
          <table:table-cell table:style-name="ce2" office:value-type="string">
            <text:p>Average gems/interval</text:p>
          </table:table-cell>
          <table:table-cell table:number-columns-repeated="5"/>
          <table:table-cell office:value-type="string">
            <text:p>Rocksaws</text:p>
          </table:table-cell>
          <table:table-cell table:style-name="ce4" office:value-type="time" office:time-value="PT20H17M13S">
            <text:p>08:17:1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];[.J1];[.K1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string">
            <text:p>Chemlab</text:p>
          </table:table-cell>
          <table:table-cell office:value-type="string">
            <text:p>Rocksaws</text:p>
          </table:table-cell>
          <table:table-cell office:value-type="string">
            <text:p>FishLures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0H17M33S">
            <text:p>08:17:3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];[.J2];[.K2])" office:value-type="string" office:string-value="Chemlab28 Gems last 1200 seconds">
            <text:p>Chemlab28 Gems last 1200 second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ONCATENATE(TEXT(IF([.B53]=0;&quot;?&quot;;[.B28]/[.B53]);&quot;#.##&quot;);&quot; (&quot;;[.B53];&quot;)&quot;)" office:value-type="string" office:string-value=".5 (2)">
            <text:p>.5 (2)</text:p>
          </table:table-cell>
          <table:table-cell table:formula="of:=CONCATENATE(TEXT(IF([.C53]=0;&quot;?&quot;;[.C28]/[.C53]);&quot;#.##&quot;);&quot; (&quot;;[.C53];&quot;)&quot;)" office:value-type="string" office:string-value="1.17 (6)">
            <text:p>1.17 (6)</text:p>
          </table:table-cell>
          <table:table-cell table:formula="of:=CONCATENATE(TEXT(IF([.D53]=0;&quot;?&quot;;[.D28]/[.D53]);&quot;#.##&quot;);&quot; (&quot;;[.D53];&quot;)&quot;)" office:value-type="string" office:string-value="1 (2)">
            <text:p>1 (2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0H18M00S">
            <text:p>08:18:00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3];[.J3];[.K3])" office:value-type="string" office:string-value="FishLures22 Gems last 1200 seconds">
            <text:p>FishLures22 Gems last 1200 second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ONCATENATE(TEXT(IF([.B54]=0;&quot;?&quot;;[.B29]/[.B54]);&quot;#.##&quot;);&quot; (&quot;;[.B54];&quot;)&quot;)" office:value-type="string" office:string-value=".75 (4)">
            <text:p>.75 (4)</text:p>
          </table:table-cell>
          <table:table-cell table:formula="of:=CONCATENATE(TEXT(IF([.C54]=0;&quot;?&quot;;[.C29]/[.C54]);&quot;#.##&quot;);&quot; (&quot;;[.C54];&quot;)&quot;)" office:value-type="string" office:string-value=". (2)">
            <text:p>. (2)</text:p>
          </table:table-cell>
          <table:table-cell table:formula="of:=CONCATENATE(TEXT(IF([.D54]=0;&quot;?&quot;;[.D29]/[.D54]);&quot;#.##&quot;);&quot; (&quot;;[.D54];&quot;)&quot;)" office:value-type="string" office:string-value="1 (2)">
            <text:p>1 (2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0H38M11S">
            <text:p>08:38:1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];[.J4];[.K4])" office:value-type="string" office:string-value="Rocksaws29 Gems last 1200 seconds">
            <text:p>Rocksaws29 Gems last 1200 second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ONCATENATE(TEXT(IF([.B55]=0;&quot;?&quot;;[.B30]/[.B55]);&quot;#.##&quot;);&quot; (&quot;;[.B55];&quot;)&quot;)" office:value-type="string" office:string-value=".5 (2)">
            <text:p>.5 (2)</text:p>
          </table:table-cell>
          <table:table-cell table:formula="of:=CONCATENATE(TEXT(IF([.C55]=0;&quot;?&quot;;[.C30]/[.C55]);&quot;#.##&quot;);&quot; (&quot;;[.C55];&quot;)&quot;)" office:value-type="string" office:string-value=".5 (2)">
            <text:p>.5 (2)</text:p>
          </table:table-cell>
          <table:table-cell table:formula="of:=CONCATENATE(TEXT(IF([.D55]=0;&quot;?&quot;;[.D30]/[.D55]);&quot;#.##&quot;);&quot; (&quot;;[.D55];&quot;)&quot;)" office:value-type="string" office:string-value=".5 (2)">
            <text:p>.5 (2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0H38M31S">
            <text:p>08:38:3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5];[.J5];[.K5])" office:value-type="string" office:string-value="Chemlab29 Gems last 1200 seconds">
            <text:p>Chemlab29 Gems last 1200 second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ONCATENATE(TEXT(IF([.B56]=0;&quot;?&quot;;[.B31]/[.B56]);&quot;#.##&quot;);&quot; (&quot;;[.B56];&quot;)&quot;)" office:value-type="string" office:string-value=".5 (4)">
            <text:p>.5 (4)</text:p>
          </table:table-cell>
          <table:table-cell table:formula="of:=CONCATENATE(TEXT(IF([.C56]=0;&quot;?&quot;;[.C31]/[.C56]);&quot;#.##&quot;);&quot; (&quot;;[.C56];&quot;)&quot;)" office:value-type="string" office:string-value=".5 (2)">
            <text:p>.5 (2)</text:p>
          </table:table-cell>
          <table:table-cell table:formula="of:=CONCATENATE(TEXT(IF([.D56]=0;&quot;?&quot;;[.D31]/[.D56]);&quot;#.##&quot;);&quot; (&quot;;[.D56];&quot;)&quot;)" office:value-type="string" office:string-value="1.25 (4)">
            <text:p>1.25 (4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0H38M58S">
            <text:p>08:38:5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];[.J6];[.K6])" office:value-type="string" office:string-value="FishLures23 Gems last 1200 seconds">
            <text:p>FishLures23 Gems last 1200 secon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NCATENATE(TEXT(IF([.B57]=0;&quot;?&quot;;[.B32]/[.B57]);&quot;#.##&quot;);&quot; (&quot;;[.B57];&quot;)&quot;)" office:value-type="string" office:string-value="1.5 (4)">
            <text:p>1.5 (4)</text:p>
          </table:table-cell>
          <table:table-cell table:formula="of:=CONCATENATE(TEXT(IF([.C57]=0;&quot;?&quot;;[.C32]/[.C57]);&quot;#.##&quot;);&quot; (&quot;;[.C57];&quot;)&quot;)" office:value-type="string" office:string-value=".5 (2)">
            <text:p>.5 (2)</text:p>
          </table:table-cell>
          <table:table-cell table:formula="of:=CONCATENATE(TEXT(IF([.D57]=0;&quot;?&quot;;[.D32]/[.D57]);&quot;#.##&quot;);&quot; (&quot;;[.D57];&quot;)&quot;)" office:value-type="string" office:string-value="1.5 (4)">
            <text:p>1.5 (4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0H59M07S">
            <text:p>08:59:0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];[.J7];[.K7])" office:value-type="string" office:string-value="Rocksaws30 Gems last 1200 seconds">
            <text:p>Rocksaws30 Gems last 1200 second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ONCATENATE(TEXT(IF([.B58]=0;&quot;?&quot;;[.B33]/[.B58]);&quot;#.##&quot;);&quot; (&quot;;[.B58];&quot;)&quot;)" office:value-type="string" office:string-value=". (2)">
            <text:p>. (2)</text:p>
          </table:table-cell>
          <table:table-cell table:formula="of:=CONCATENATE(TEXT(IF([.C58]=0;&quot;?&quot;;[.C33]/[.C58]);&quot;#.##&quot;);&quot; (&quot;;[.C58];&quot;)&quot;)" office:value-type="string" office:string-value=".8 (5)">
            <text:p>.8 (5)</text:p>
          </table:table-cell>
          <table:table-cell table:formula="of:=CONCATENATE(TEXT(IF([.D58]=0;&quot;?&quot;;[.D33]/[.D58]);&quot;#.##&quot;);&quot; (&quot;;[.D58];&quot;)&quot;)" office:value-type="string" office:string-value="1 (2)">
            <text:p>1 (2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0H59M26S">
            <text:p>08:59:26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8];[.J8];[.K8])" office:value-type="string" office:string-value="Chemlab30 Gems last 1200 seconds">
            <text:p>Chemlab30 Gems last 1200 second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NCATENATE(TEXT(IF([.B59]=0;&quot;?&quot;;[.B34]/[.B59]);&quot;#.##&quot;);&quot; (&quot;;[.B59];&quot;)&quot;)" office:value-type="string" office:string-value="1.5 (4)">
            <text:p>1.5 (4)</text:p>
          </table:table-cell>
          <table:table-cell table:formula="of:=CONCATENATE(TEXT(IF([.C59]=0;&quot;?&quot;;[.C34]/[.C59]);&quot;#.##&quot;);&quot; (&quot;;[.C59];&quot;)&quot;)" office:value-type="string" office:string-value=".5 (2)">
            <text:p>.5 (2)</text:p>
          </table:table-cell>
          <table:table-cell table:formula="of:=CONCATENATE(TEXT(IF([.D59]=0;&quot;?&quot;;[.D34]/[.D59]);&quot;#.##&quot;);&quot; (&quot;;[.D59];&quot;)&quot;)" office:value-type="string" office:string-value=". (2)">
            <text:p>. (2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0H59M53S">
            <text:p>08:59:53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];[.J9];[.K9])" office:value-type="string" office:string-value="FishLures24 Gems last 1200 seconds">
            <text:p>FishLures24 Gems last 1200 second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NCATENATE(TEXT(IF([.B60]=0;&quot;?&quot;;[.B35]/[.B60]);&quot;#.##&quot;);&quot; (&quot;;[.B60];&quot;)&quot;)" office:value-type="string" office:string-value=". (2)">
            <text:p>. (2)</text:p>
          </table:table-cell>
          <table:table-cell table:formula="of:=CONCATENATE(TEXT(IF([.C60]=0;&quot;?&quot;;[.C35]/[.C60]);&quot;#.##&quot;);&quot; (&quot;;[.C60];&quot;)&quot;)" office:value-type="string" office:string-value=". (2)">
            <text:p>. (2)</text:p>
          </table:table-cell>
          <table:table-cell table:formula="of:=CONCATENATE(TEXT(IF([.D60]=0;&quot;?&quot;;[.D35]/[.D60]);&quot;#.##&quot;);&quot; (&quot;;[.D60];&quot;)&quot;)" office:value-type="string" office:string-value="1.83 (6)">
            <text:p>1.83 (6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1H20M08S">
            <text:p>09:20:0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0];[.J10];[.K10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NCATENATE(TEXT(IF([.B61]=0;&quot;?&quot;;[.B36]/[.B61]);&quot;#.##&quot;);&quot; (&quot;;[.B61];&quot;)&quot;)" office:value-type="string" office:string-value=".75 (4)">
            <text:p>.75 (4)</text:p>
          </table:table-cell>
          <table:table-cell table:formula="of:=CONCATENATE(TEXT(IF([.C61]=0;&quot;?&quot;;[.C36]/[.C61]);&quot;#.##&quot;);&quot; (&quot;;[.C61];&quot;)&quot;)" office:value-type="string" office:string-value=". (2)">
            <text:p>. (2)</text:p>
          </table:table-cell>
          <table:table-cell table:formula="of:=CONCATENATE(TEXT(IF([.D61]=0;&quot;?&quot;;[.D36]/[.D61]);&quot;#.##&quot;);&quot; (&quot;;[.D61];&quot;)&quot;)" office:value-type="string" office:string-value=".5 (2)">
            <text:p>.5 (2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1H20M27S">
            <text:p>09:20:27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1];[.J11];[.K11])" office:value-type="string" office:string-value="Chemlab10 Gems last 1200 seconds">
            <text:p>Chemlab10 Gems last 1200 second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ONCATENATE(TEXT(IF([.B62]=0;&quot;?&quot;;[.B37]/[.B62]);&quot;#.##&quot;);&quot; (&quot;;[.B62];&quot;)&quot;)" office:value-type="string" office:string-value="1 (4)">
            <text:p>1 (4)</text:p>
          </table:table-cell>
          <table:table-cell table:formula="of:=CONCATENATE(TEXT(IF([.C62]=0;&quot;?&quot;;[.C37]/[.C62]);&quot;#.##&quot;);&quot; (&quot;;[.C62];&quot;)&quot;)" office:value-type="string" office:string-value=".6 (5)">
            <text:p>.6 (5)</text:p>
          </table:table-cell>
          <table:table-cell table:formula="of:=CONCATENATE(TEXT(IF([.D62]=0;&quot;?&quot;;[.D37]/[.D62]);&quot;#.##&quot;);&quot; (&quot;;[.D62];&quot;)&quot;)" office:value-type="string" office:string-value=".5 (2)">
            <text:p>.5 (2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1H20M54S">
            <text:p>09:20:54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2];[.J12];[.K12])" office:value-type="string" office:string-value="FishLures25 Gems last 1200 seconds">
            <text:p>FishLures25 Gems last 1200 second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NCATENATE(TEXT(IF([.B63]=0;&quot;?&quot;;[.B38]/[.B63]);&quot;#.##&quot;);&quot; (&quot;;[.B63];&quot;)&quot;)" office:value-type="string" office:string-value="1 (4)">
            <text:p>1 (4)</text:p>
          </table:table-cell>
          <table:table-cell table:formula="of:=CONCATENATE(TEXT(IF([.C63]=0;&quot;?&quot;;[.C38]/[.C63]);&quot;#.##&quot;);&quot; (&quot;;[.C63];&quot;)&quot;)" office:value-type="string" office:string-value=". (2)">
            <text:p>. (2)</text:p>
          </table:table-cell>
          <table:table-cell table:formula="of:=CONCATENATE(TEXT(IF([.D63]=0;&quot;?&quot;;[.D38]/[.D63]);&quot;#.##&quot;);&quot; (&quot;;[.D63];&quot;)&quot;)" office:value-type="string" office:string-value=".75 (4)">
            <text:p>.75 (4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1H41M01S">
            <text:p>09:41:0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];[.J13];[.K13])" office:value-type="string" office:string-value="Rocksaws11 Gems last 1200 seconds">
            <text:p>Rocksaws11 Gems last 1200 second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ONCATENATE(TEXT(IF([.B64]=0;&quot;?&quot;;[.B39]/[.B64]);&quot;#.##&quot;);&quot; (&quot;;[.B64];&quot;)&quot;)" office:value-type="string" office:string-value="1 (2)">
            <text:p>1 (2)</text:p>
          </table:table-cell>
          <table:table-cell table:formula="of:=CONCATENATE(TEXT(IF([.C64]=0;&quot;?&quot;;[.C39]/[.C64]);&quot;#.##&quot;);&quot; (&quot;;[.C64];&quot;)&quot;)" office:value-type="string" office:string-value=".8 (5)">
            <text:p>.8 (5)</text:p>
          </table:table-cell>
          <table:table-cell table:formula="of:=CONCATENATE(TEXT(IF([.D64]=0;&quot;?&quot;;[.D39]/[.D64]);&quot;#.##&quot;);&quot; (&quot;;[.D64];&quot;)&quot;)" office:value-type="string" office:string-value=".5 (2)">
            <text:p>.5 (2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1H41M21S">
            <text:p>09:41:2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];[.J14];[.K14])" office:value-type="string" office:string-value="Chemlab11 Gems last 1200 seconds">
            <text:p>Chemlab11 Gems last 1200 second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CONCATENATE(TEXT(IF([.B65]=0;&quot;?&quot;;[.B40]/[.B65]);&quot;#.##&quot;);&quot; (&quot;;[.B65];&quot;)&quot;)" office:value-type="string" office:string-value="1 (2)">
            <text:p>1 (2)</text:p>
          </table:table-cell>
          <table:table-cell table:formula="of:=CONCATENATE(TEXT(IF([.C65]=0;&quot;?&quot;;[.C40]/[.C65]);&quot;#.##&quot;);&quot; (&quot;;[.C65];&quot;)&quot;)" office:value-type="string" office:string-value=".5 (2)">
            <text:p>.5 (2)</text:p>
          </table:table-cell>
          <table:table-cell table:formula="of:=CONCATENATE(TEXT(IF([.D65]=0;&quot;?&quot;;[.D40]/[.D65]);&quot;#.##&quot;);&quot; (&quot;;[.D65];&quot;)&quot;)" office:value-type="string" office:string-value=".67 (3)">
            <text:p>.67 (3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1H41M48S">
            <text:p>09:41:48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5];[.J15];[.K15])" office:value-type="string" office:string-value="FishLures26 Gems last 1200 seconds">
            <text:p>FishLures26 Gems last 1200 second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ONCATENATE(TEXT(IF([.B66]=0;&quot;?&quot;;[.B41]/[.B66]);&quot;#.##&quot;);&quot; (&quot;;[.B66];&quot;)&quot;)" office:value-type="string" office:string-value="1 (2)">
            <text:p>1 (2)</text:p>
          </table:table-cell>
          <table:table-cell table:formula="of:=CONCATENATE(TEXT(IF([.C66]=0;&quot;?&quot;;[.C41]/[.C66]);&quot;#.##&quot;);&quot; (&quot;;[.C66];&quot;)&quot;)" office:value-type="string" office:string-value="1 (5)">
            <text:p>1 (5)</text:p>
          </table:table-cell>
          <table:table-cell table:formula="of:=CONCATENATE(TEXT(IF([.D66]=0;&quot;?&quot;;[.D41]/[.D66]);&quot;#.##&quot;);&quot; (&quot;;[.D66];&quot;)&quot;)" office:value-type="string" office:string-value=".67 (3)">
            <text:p>.67 (3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2H06M08S">
            <text:p>10:06:0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6];[.J16];[.K16])" office:value-type="string" office:string-value="Rocksaws12 Gems last 1200 seconds">
            <text:p>Rocksaws12 Gems last 1200 second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CONCATENATE(TEXT(IF([.B67]=0;&quot;?&quot;;[.B42]/[.B67]);&quot;#.##&quot;);&quot; (&quot;;[.B67];&quot;)&quot;)" office:value-type="string" office:string-value=".5 (4)">
            <text:p>.5 (4)</text:p>
          </table:table-cell>
          <table:table-cell table:formula="of:=CONCATENATE(TEXT(IF([.C67]=0;&quot;?&quot;;[.C42]/[.C67]);&quot;#.##&quot;);&quot; (&quot;;[.C67];&quot;)&quot;)" office:value-type="string" office:string-value="1 (2)">
            <text:p>1 (2)</text:p>
          </table:table-cell>
          <table:table-cell table:formula="of:=CONCATENATE(TEXT(IF([.D67]=0;&quot;?&quot;;[.D42]/[.D67]);&quot;#.##&quot;);&quot; (&quot;;[.D67];&quot;)&quot;)" office:value-type="string" office:string-value=". (2)">
            <text:p>. (2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2H06M28S">
            <text:p>10:06:2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];[.J17];[.K17])" office:value-type="string" office:string-value="Chemlab12 Gems last 1200 seconds">
            <text:p>Chemlab12 Gems last 1200 second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ONCATENATE(TEXT(IF([.B68]=0;&quot;?&quot;;[.B43]/[.B68]);&quot;#.##&quot;);&quot; (&quot;;[.B68];&quot;)&quot;)" office:value-type="string" office:string-value=". (2)">
            <text:p>. (2)</text:p>
          </table:table-cell>
          <table:table-cell table:formula="of:=CONCATENATE(TEXT(IF([.C68]=0;&quot;?&quot;;[.C43]/[.C68]);&quot;#.##&quot;);&quot; (&quot;;[.C68];&quot;)&quot;)" office:value-type="string" office:string-value=".5 (2)">
            <text:p>.5 (2)</text:p>
          </table:table-cell>
          <table:table-cell table:formula="of:=CONCATENATE(TEXT(IF([.D68]=0;&quot;?&quot;;[.D43]/[.D68]);&quot;#.##&quot;);&quot; (&quot;;[.D68];&quot;)&quot;)" office:value-type="string" office:string-value="1 (2)">
            <text:p>1 (2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2H06M55S">
            <text:p>10:06:55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8];[.J18];[.K18])" office:value-type="string" office:string-value="FishLures27 Gems last 1200 seconds">
            <text:p>FishLures27 Gems last 1200 second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ONCATENATE(TEXT(IF([.B69]=0;&quot;?&quot;;[.B44]/[.B69]);&quot;#.##&quot;);&quot; (&quot;;[.B69];&quot;)&quot;)" office:value-type="string" office:string-value=".75 (4)">
            <text:p>.75 (4)</text:p>
          </table:table-cell>
          <table:table-cell table:formula="of:=CONCATENATE(TEXT(IF([.C69]=0;&quot;?&quot;;[.C44]/[.C69]);&quot;#.##&quot;);&quot; (&quot;;[.C69];&quot;)&quot;)" office:value-type="string" office:string-value="1.6 (5)">
            <text:p>1.6 (5)</text:p>
          </table:table-cell>
          <table:table-cell table:formula="of:=CONCATENATE(TEXT(IF([.D69]=0;&quot;?&quot;;[.D44]/[.D69]);&quot;#.##&quot;);&quot; (&quot;;[.D69];&quot;)&quot;)" office:value-type="string" office:string-value="1 (4)">
            <text:p>1 (4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2H27M01S">
            <text:p>10:27:0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];[.J19];[.K19])" office:value-type="string" office:string-value="Rocksaws13 Gems last 1200 seconds">
            <text:p>Rocksaws13 Gems last 1200 second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ONCATENATE(TEXT(IF([.B70]=0;&quot;?&quot;;[.B45]/[.B70]);&quot;#.##&quot;);&quot; (&quot;;[.B70];&quot;)&quot;)" office:value-type="string" office:string-value="2 (2)">
            <text:p>2 (2)</text:p>
          </table:table-cell>
          <table:table-cell table:formula="of:=CONCATENATE(TEXT(IF([.C70]=0;&quot;?&quot;;[.C45]/[.C70]);&quot;#.##&quot;);&quot; (&quot;;[.C70];&quot;)&quot;)" office:value-type="string" office:string-value=". (2)">
            <text:p>. (2)</text:p>
          </table:table-cell>
          <table:table-cell table:formula="of:=CONCATENATE(TEXT(IF([.D70]=0;&quot;?&quot;;[.D45]/[.D70]);&quot;#.##&quot;);&quot; (&quot;;[.D70];&quot;)&quot;)" office:value-type="string" office:string-value="1.2 (5)">
            <text:p>1.2 (5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2H27M21S">
            <text:p>10:27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0];[.J20];[.K20])" office:value-type="string" office:string-value="Chemlab13 Gems last 1200 seconds">
            <text:p>Chemlab13 Gems last 1200 second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ONCATENATE(TEXT(IF([.B71]=0;&quot;?&quot;;[.B46]/[.B71]);&quot;#.##&quot;);&quot; (&quot;;[.B71];&quot;)&quot;)" office:value-type="string" office:string-value="1.2 (5)">
            <text:p>1.2 (5)</text:p>
          </table:table-cell>
          <table:table-cell table:formula="of:=CONCATENATE(TEXT(IF([.C71]=0;&quot;?&quot;;[.C46]/[.C71]);&quot;#.##&quot;);&quot; (&quot;;[.C71];&quot;)&quot;)" office:value-type="string" office:string-value="1.57 (7)">
            <text:p>1.57 (7)</text:p>
          </table:table-cell>
          <table:table-cell table:formula="of:=CONCATENATE(TEXT(IF([.D71]=0;&quot;?&quot;;[.D46]/[.D71]);&quot;#.##&quot;);&quot; (&quot;;[.D71];&quot;)&quot;)" office:value-type="string" office:string-value=".5 (2)">
            <text:p>.5 (2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2H27M48S">
            <text:p>10:27:4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21];[.J21];[.K21])" office:value-type="string" office:string-value="FishLures28 Gems last 1200 seconds">
            <text:p>FishLures28 Gems last 1200 second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NCATENATE(TEXT(IF([.B72]=0;&quot;?&quot;;[.B47]/[.B72]);&quot;#.##&quot;);&quot; (&quot;;[.B72];&quot;)&quot;)" office:value-type="string" office:string-value=".2 (5)">
            <text:p>.2 (5)</text:p>
          </table:table-cell>
          <table:table-cell table:formula="of:=CONCATENATE(TEXT(IF([.C72]=0;&quot;?&quot;;[.C47]/[.C72]);&quot;#.##&quot;);&quot; (&quot;;[.C72];&quot;)&quot;)" office:value-type="string" office:string-value=".33 (3)">
            <text:p>.33 (3)</text:p>
          </table:table-cell>
          <table:table-cell table:formula="of:=CONCATENATE(TEXT(IF([.D72]=0;&quot;?&quot;;[.D47]/[.D72]);&quot;#.##&quot;);&quot; (&quot;;[.D72];&quot;)&quot;)" office:value-type="string" office:string-value="2 (7)">
            <text:p>2 (7)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2H47M56S">
            <text:p>10:47:5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2];[.J22];[.K22])" office:value-type="string" office:string-value="Rocksaws14 Gems last 1200 seconds">
            <text:p>Rocksaws14 Gems last 1200 second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CONCATENATE(TEXT(IF([.B73]=0;&quot;?&quot;;[.B48]/[.B73]);&quot;#.##&quot;);&quot; (&quot;;[.B73];&quot;)&quot;)" office:value-type="string" office:string-value=". (2)">
            <text:p>. (2)</text:p>
          </table:table-cell>
          <table:table-cell table:formula="of:=CONCATENATE(TEXT(IF([.C73]=0;&quot;?&quot;;[.C48]/[.C73]);&quot;#.##&quot;);&quot; (&quot;;[.C73];&quot;)&quot;)" office:value-type="string" office:string-value=". (2)">
            <text:p>. (2)</text:p>
          </table:table-cell>
          <table:table-cell table:formula="of:=CONCATENATE(TEXT(IF([.D73]=0;&quot;?&quot;;[.D48]/[.D73]);&quot;#.##&quot;);&quot; (&quot;;[.D73];&quot;)&quot;)" office:value-type="string" office:string-value=".75 (4)">
            <text:p>.75 (4)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2H48M16S">
            <text:p>10:48:1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23];[.J23];[.K23])" office:value-type="string" office:string-value="Chemlab14 Gems last 1200 seconds">
            <text:p>Chemlab14 Gems last 1200 second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ONCATENATE(TEXT(IF([.B74]=0;&quot;?&quot;;[.B49]/[.B74]);&quot;#.##&quot;);&quot; (&quot;;[.B74];&quot;)&quot;)" office:value-type="string" office:string-value="? (0)">
            <text:p>? (0)</text:p>
          </table:table-cell>
          <table:table-cell table:formula="of:=CONCATENATE(TEXT(IF([.C74]=0;&quot;?&quot;;[.C49]/[.C74]);&quot;#.##&quot;);&quot; (&quot;;[.C74];&quot;)&quot;)" office:value-type="string" office:string-value="? (0)">
            <text:p>? (0)</text:p>
          </table:table-cell>
          <table:table-cell table:formula="of:=CONCATENATE(TEXT(IF([.D74]=0;&quot;?&quot;;[.D49]/[.D74]);&quot;#.##&quot;);&quot; (&quot;;[.D74];&quot;)&quot;)" office:value-type="string" office:string-value="? (0)">
            <text:p>? (0)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2H48M43S">
            <text:p>10:48:4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24];[.J24];[.K24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3H08M52S">
            <text:p>11:08:52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5];[.J25];[.K25])" office:value-type="string" office:string-value="Rocksaws15 Gems last 1200 seconds">
            <text:p>Rocksaws15 Gems last 1200 seconds</text:p>
          </table:table-cell>
        </table:table-row>
        <table:table-row table:style-name="ro1">
          <table:table-cell office:value-type="string">
            <text:p>Totals</text:p>
          </table:table-cell>
          <table:table-cell table:style-name="ce2" office:value-type="string">
            <text:p>Total gems taken at each pitch</text:p>
          </table:table-cell>
          <table:table-cell table:number-columns-repeated="5"/>
          <table:table-cell office:value-type="string">
            <text:p>Chemlab</text:p>
          </table:table-cell>
          <table:table-cell table:style-name="ce4" office:value-type="time" office:time-value="PT23H09M11S">
            <text:p>11:09:11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26];[.J26];[.K26])" office:value-type="string" office:string-value="Chemlab15 Gems last 1200 seconds">
            <text:p>Chemlab15 Gems last 1200 seconds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string">
            <text:p>Chemlab</text:p>
          </table:table-cell>
          <table:table-cell office:value-type="string">
            <text:p>Rocksaws</text:p>
          </table:table-cell>
          <table:table-cell office:value-type="string">
            <text:p>FishLures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3H09M39S">
            <text:p>11:09:39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27];[.J27];[.K27])" office:value-type="string" office:string-value="FishLures30 Gems last 1200 seconds">
            <text:p>FishLures30 Gems last 1200 second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UMIF([.$M$1:.$M$10000];CONCATENATE([.B$27];[.$A28];&quot; Gems.*&quot;);[.$L$1:.$L$10000])" office:value-type="float" office:value="1">
            <text:p>1</text:p>
          </table:table-cell>
          <table:table-cell table:formula="of:=SUMIF([.$M$1:.$M$10000];CONCATENATE([.C$27];[.$A28];&quot; Gems.*&quot;);[.$L$1:.$L$10000])" office:value-type="float" office:value="7">
            <text:p>7</text:p>
          </table:table-cell>
          <table:table-cell table:formula="of:=SUMIF([.$M$1:.$M$10000];CONCATENATE([.D$27];[.$A28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3H29M46S">
            <text:p>11:29:4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8];[.J28];[.K28])" office:value-type="string" office:string-value="Rocksaws16 Gems last 1200 seconds">
            <text:p>Rocksaws16 Gems last 1200 second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UMIF([.$M$1:.$M$10000];CONCATENATE([.B$27];[.$A29];&quot; Gems.*&quot;);[.$L$1:.$L$10000])" office:value-type="float" office:value="3">
            <text:p>3</text:p>
          </table:table-cell>
          <table:table-cell table:formula="of:=SUMIF([.$M$1:.$M$10000];CONCATENATE([.C$27];[.$A29];&quot; Gems.*&quot;);[.$L$1:.$L$10000])" office:value-type="float" office:value="0">
            <text:p>0</text:p>
          </table:table-cell>
          <table:table-cell table:formula="of:=SUMIF([.$M$1:.$M$10000];CONCATENATE([.D$27];[.$A29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3H30M06S">
            <text:p>11:30:0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29];[.J29];[.K29])" office:value-type="string" office:string-value="Chemlab16 Gems last 1200 seconds">
            <text:p>Chemlab16 Gems last 1200 second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UMIF([.$M$1:.$M$10000];CONCATENATE([.B$27];[.$A30];&quot; Gems.*&quot;);[.$L$1:.$L$10000])" office:value-type="float" office:value="1">
            <text:p>1</text:p>
          </table:table-cell>
          <table:table-cell table:formula="of:=SUMIF([.$M$1:.$M$10000];CONCATENATE([.C$27];[.$A30];&quot; Gems.*&quot;);[.$L$1:.$L$10000])" office:value-type="float" office:value="1">
            <text:p>1</text:p>
          </table:table-cell>
          <table:table-cell table:formula="of:=SUMIF([.$M$1:.$M$10000];CONCATENATE([.D$27];[.$A30];&quot; Gems.*&quot;);[.$L$1:.$L$10000])" office:value-type="float" office:value="1">
            <text:p>1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3H30M33S">
            <text:p>11:30:33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30];[.J30];[.K30])" office:value-type="string" office:string-value="FishLures10 Gems last 1200 seconds">
            <text:p>FishLures10 Gems last 1200 second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UMIF([.$M$1:.$M$10000];CONCATENATE([.B$27];[.$A31];&quot; Gems.*&quot;);[.$L$1:.$L$10000])" office:value-type="float" office:value="2">
            <text:p>2</text:p>
          </table:table-cell>
          <table:table-cell table:formula="of:=SUMIF([.$M$1:.$M$10000];CONCATENATE([.C$27];[.$A31];&quot; Gems.*&quot;);[.$L$1:.$L$10000])" office:value-type="float" office:value="1">
            <text:p>1</text:p>
          </table:table-cell>
          <table:table-cell table:formula="of:=SUMIF([.$M$1:.$M$10000];CONCATENATE([.D$27];[.$A31];&quot; Gems.*&quot;);[.$L$1:.$L$10000])" office:value-type="float" office:value="5">
            <text:p>5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3H54M52S">
            <text:p>11:54:5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31];[.J31];[.K31])" office:value-type="string" office:string-value="Rocksaws17 Gems last 1200 seconds">
            <text:p>Rocksaws17 Gems last 1200 secon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UMIF([.$M$1:.$M$10000];CONCATENATE([.B$27];[.$A32];&quot; Gems.*&quot;);[.$L$1:.$L$10000])" office:value-type="float" office:value="6">
            <text:p>6</text:p>
          </table:table-cell>
          <table:table-cell table:formula="of:=SUMIF([.$M$1:.$M$10000];CONCATENATE([.C$27];[.$A32];&quot; Gems.*&quot;);[.$L$1:.$L$10000])" office:value-type="float" office:value="1">
            <text:p>1</text:p>
          </table:table-cell>
          <table:table-cell table:formula="of:=SUMIF([.$M$1:.$M$10000];CONCATENATE([.D$27];[.$A32];&quot; Gems.*&quot;);[.$L$1:.$L$10000])" office:value-type="float" office:value="6">
            <text:p>6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3H55M12S">
            <text:p>11:55:1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32];[.J32];[.K32])" office:value-type="string" office:string-value="Chemlab17 Gems last 1200 seconds">
            <text:p>Chemlab17 Gems last 1200 second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UMIF([.$M$1:.$M$10000];CONCATENATE([.B$27];[.$A33];&quot; Gems.*&quot;);[.$L$1:.$L$10000])" office:value-type="float" office:value="0">
            <text:p>0</text:p>
          </table:table-cell>
          <table:table-cell table:formula="of:=SUMIF([.$M$1:.$M$10000];CONCATENATE([.C$27];[.$A33];&quot; Gems.*&quot;);[.$L$1:.$L$10000])" office:value-type="float" office:value="4">
            <text:p>4</text:p>
          </table:table-cell>
          <table:table-cell table:formula="of:=SUMIF([.$M$1:.$M$10000];CONCATENATE([.D$27];[.$A33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3H55M39S">
            <text:p>11:55:3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33];[.J33];[.K33])" office:value-type="string" office:string-value="FishLures11 Gems last 1200 seconds">
            <text:p>FishLures11 Gems last 1200 second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UMIF([.$M$1:.$M$10000];CONCATENATE([.B$27];[.$A34];&quot; Gems.*&quot;);[.$L$1:.$L$10000])" office:value-type="float" office:value="6">
            <text:p>6</text:p>
          </table:table-cell>
          <table:table-cell table:formula="of:=SUMIF([.$M$1:.$M$10000];CONCATENATE([.C$27];[.$A34];&quot; Gems.*&quot;);[.$L$1:.$L$10000])" office:value-type="float" office:value="1">
            <text:p>1</text:p>
          </table:table-cell>
          <table:table-cell table:formula="of:=SUMIF([.$M$1:.$M$10000];CONCATENATE([.D$27];[.$A34];&quot; Gems.*&quot;);[.$L$1:.$L$10000])" office:value-type="float" office:value="0">
            <text:p>0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8H46M40S">
            <text:p>06:46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34];[.J34];[.K34])" office:value-type="string" office:string-value="Rocksaws18 Gems last 1200 seconds">
            <text:p>Rocksaws18 Gems last 1200 second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UMIF([.$M$1:.$M$10000];CONCATENATE([.B$27];[.$A35];&quot; Gems.*&quot;);[.$L$1:.$L$10000])" office:value-type="float" office:value="0">
            <text:p>0</text:p>
          </table:table-cell>
          <table:table-cell table:formula="of:=SUMIF([.$M$1:.$M$10000];CONCATENATE([.C$27];[.$A35];&quot; Gems.*&quot;);[.$L$1:.$L$10000])" office:value-type="float" office:value="0">
            <text:p>0</text:p>
          </table:table-cell>
          <table:table-cell table:formula="of:=SUMIF([.$M$1:.$M$10000];CONCATENATE([.D$27];[.$A35];&quot; Gems.*&quot;);[.$L$1:.$L$10000])" office:value-type="float" office:value="11">
            <text:p>11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8H47M00S">
            <text:p>06:47:0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35];[.J35];[.K35])" office:value-type="string" office:string-value="Chemlab18 Gems last 1200 seconds">
            <text:p>Chemlab18 Gems last 1200 second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UMIF([.$M$1:.$M$10000];CONCATENATE([.B$27];[.$A36];&quot; Gems.*&quot;);[.$L$1:.$L$10000])" office:value-type="float" office:value="3">
            <text:p>3</text:p>
          </table:table-cell>
          <table:table-cell table:formula="of:=SUMIF([.$M$1:.$M$10000];CONCATENATE([.C$27];[.$A36];&quot; Gems.*&quot;);[.$L$1:.$L$10000])" office:value-type="float" office:value="0">
            <text:p>0</text:p>
          </table:table-cell>
          <table:table-cell table:formula="of:=SUMIF([.$M$1:.$M$10000];CONCATENATE([.D$27];[.$A36];&quot; Gems.*&quot;);[.$L$1:.$L$10000])" office:value-type="float" office:value="1">
            <text:p>1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8H47M27S">
            <text:p>06:47:27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36];[.J36];[.K36])" office:value-type="string" office:string-value="FishLures12 Gems last 1200 seconds">
            <text:p>FishLures12 Gems last 1200 second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UMIF([.$M$1:.$M$10000];CONCATENATE([.B$27];[.$A37];&quot; Gems.*&quot;);[.$L$1:.$L$10000])" office:value-type="float" office:value="4">
            <text:p>4</text:p>
          </table:table-cell>
          <table:table-cell table:formula="of:=SUMIF([.$M$1:.$M$10000];CONCATENATE([.C$27];[.$A37];&quot; Gems.*&quot;);[.$L$1:.$L$10000])" office:value-type="float" office:value="3">
            <text:p>3</text:p>
          </table:table-cell>
          <table:table-cell table:formula="of:=SUMIF([.$M$1:.$M$10000];CONCATENATE([.D$27];[.$A37];&quot; Gems.*&quot;);[.$L$1:.$L$10000])" office:value-type="float" office:value="1">
            <text:p>1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07M35S">
            <text:p>07:07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37];[.J37];[.K37])" office:value-type="string" office:string-value="Rocksaws19 Gems last 1200 seconds">
            <text:p>Rocksaws19 Gems last 1200 second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UMIF([.$M$1:.$M$10000];CONCATENATE([.B$27];[.$A38];&quot; Gems.*&quot;);[.$L$1:.$L$10000])" office:value-type="float" office:value="4">
            <text:p>4</text:p>
          </table:table-cell>
          <table:table-cell table:formula="of:=SUMIF([.$M$1:.$M$10000];CONCATENATE([.C$27];[.$A38];&quot; Gems.*&quot;);[.$L$1:.$L$10000])" office:value-type="float" office:value="0">
            <text:p>0</text:p>
          </table:table-cell>
          <table:table-cell table:formula="of:=SUMIF([.$M$1:.$M$10000];CONCATENATE([.D$27];[.$A38];&quot; Gems.*&quot;);[.$L$1:.$L$10000])" office:value-type="float" office:value="3">
            <text:p>3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07M54S">
            <text:p>07:07:54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38];[.J38];[.K38])" office:value-type="string" office:string-value="Chemlab19 Gems last 1200 seconds">
            <text:p>Chemlab19 Gems last 1200 second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UMIF([.$M$1:.$M$10000];CONCATENATE([.B$27];[.$A39];&quot; Gems.*&quot;);[.$L$1:.$L$10000])" office:value-type="float" office:value="2">
            <text:p>2</text:p>
          </table:table-cell>
          <table:table-cell table:formula="of:=SUMIF([.$M$1:.$M$10000];CONCATENATE([.C$27];[.$A39];&quot; Gems.*&quot;);[.$L$1:.$L$10000])" office:value-type="float" office:value="4">
            <text:p>4</text:p>
          </table:table-cell>
          <table:table-cell table:formula="of:=SUMIF([.$M$1:.$M$10000];CONCATENATE([.D$27];[.$A39];&quot; Gems.*&quot;);[.$L$1:.$L$10000])" office:value-type="float" office:value="1">
            <text:p>1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9H08M21S">
            <text:p>07:08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39];[.J39];[.K39])" office:value-type="string" office:string-value="FishLures13 Gems last 1200 seconds">
            <text:p>FishLures13 Gems last 1200 second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UMIF([.$M$1:.$M$10000];CONCATENATE([.B$27];[.$A40];&quot; Gems.*&quot;);[.$L$1:.$L$10000])" office:value-type="float" office:value="2">
            <text:p>2</text:p>
          </table:table-cell>
          <table:table-cell table:formula="of:=SUMIF([.$M$1:.$M$10000];CONCATENATE([.C$27];[.$A40];&quot; Gems.*&quot;);[.$L$1:.$L$10000])" office:value-type="float" office:value="1">
            <text:p>1</text:p>
          </table:table-cell>
          <table:table-cell table:formula="of:=SUMIF([.$M$1:.$M$10000];CONCATENATE([.D$27];[.$A40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28M28S">
            <text:p>07:28:2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40];[.J40];[.K40])" office:value-type="string" office:string-value="Rocksaws20 Gems last 1200 seconds">
            <text:p>Rocksaws20 Gems last 1200 second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UMIF([.$M$1:.$M$10000];CONCATENATE([.B$27];[.$A41];&quot; Gems.*&quot;);[.$L$1:.$L$10000])" office:value-type="float" office:value="2">
            <text:p>2</text:p>
          </table:table-cell>
          <table:table-cell table:formula="of:=SUMIF([.$M$1:.$M$10000];CONCATENATE([.C$27];[.$A41];&quot; Gems.*&quot;);[.$L$1:.$L$10000])" office:value-type="float" office:value="5">
            <text:p>5</text:p>
          </table:table-cell>
          <table:table-cell table:formula="of:=SUMIF([.$M$1:.$M$10000];CONCATENATE([.D$27];[.$A41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28M48S">
            <text:p>07:28:4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1];[.J41];[.K41])" office:value-type="string" office:string-value="Chemlab20 Gems last 1200 seconds">
            <text:p>Chemlab20 Gems last 1200 second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UMIF([.$M$1:.$M$10000];CONCATENATE([.B$27];[.$A42];&quot; Gems.*&quot;);[.$L$1:.$L$10000])" office:value-type="float" office:value="2">
            <text:p>2</text:p>
          </table:table-cell>
          <table:table-cell table:formula="of:=SUMIF([.$M$1:.$M$10000];CONCATENATE([.C$27];[.$A42];&quot; Gems.*&quot;);[.$L$1:.$L$10000])" office:value-type="float" office:value="2">
            <text:p>2</text:p>
          </table:table-cell>
          <table:table-cell table:formula="of:=SUMIF([.$M$1:.$M$10000];CONCATENATE([.D$27];[.$A42];&quot; Gems.*&quot;);[.$L$1:.$L$10000])" office:value-type="float" office:value="0">
            <text:p>0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9H29M15S">
            <text:p>07:29:15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42];[.J42];[.K42])" office:value-type="string" office:string-value="FishLures14 Gems last 1200 seconds">
            <text:p>FishLures14 Gems last 1200 second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UMIF([.$M$1:.$M$10000];CONCATENATE([.B$27];[.$A43];&quot; Gems.*&quot;);[.$L$1:.$L$10000])" office:value-type="float" office:value="0">
            <text:p>0</text:p>
          </table:table-cell>
          <table:table-cell table:formula="of:=SUMIF([.$M$1:.$M$10000];CONCATENATE([.C$27];[.$A43];&quot; Gems.*&quot;);[.$L$1:.$L$10000])" office:value-type="float" office:value="1">
            <text:p>1</text:p>
          </table:table-cell>
          <table:table-cell table:formula="of:=SUMIF([.$M$1:.$M$10000];CONCATENATE([.D$27];[.$A43];&quot; Gems.*&quot;);[.$L$1:.$L$10000]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49M23S">
            <text:p>07:49:23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43];[.J43];[.K43])" office:value-type="string" office:string-value="Rocksaws21 Gems last 1200 seconds">
            <text:p>Rocksaws21 Gems last 1200 second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UMIF([.$M$1:.$M$10000];CONCATENATE([.B$27];[.$A44];&quot; Gems.*&quot;);[.$L$1:.$L$10000])" office:value-type="float" office:value="3">
            <text:p>3</text:p>
          </table:table-cell>
          <table:table-cell table:formula="of:=SUMIF([.$M$1:.$M$10000];CONCATENATE([.C$27];[.$A44];&quot; Gems.*&quot;);[.$L$1:.$L$10000])" office:value-type="float" office:value="8">
            <text:p>8</text:p>
          </table:table-cell>
          <table:table-cell table:formula="of:=SUMIF([.$M$1:.$M$10000];CONCATENATE([.D$27];[.$A44];&quot; Gems.*&quot;);[.$L$1:.$L$10000])" office:value-type="float" office:value="4">
            <text:p>4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49M42S">
            <text:p>07:49:4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4];[.J44];[.K44])" office:value-type="string" office:string-value="Chemlab21 Gems last 1200 seconds">
            <text:p>Chemlab21 Gems last 1200 second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UMIF([.$M$1:.$M$10000];CONCATENATE([.B$27];[.$A45];&quot; Gems.*&quot;);[.$L$1:.$L$10000])" office:value-type="float" office:value="4">
            <text:p>4</text:p>
          </table:table-cell>
          <table:table-cell table:formula="of:=SUMIF([.$M$1:.$M$10000];CONCATENATE([.C$27];[.$A45];&quot; Gems.*&quot;);[.$L$1:.$L$10000])" office:value-type="float" office:value="0">
            <text:p>0</text:p>
          </table:table-cell>
          <table:table-cell table:formula="of:=SUMIF([.$M$1:.$M$10000];CONCATENATE([.D$27];[.$A45];&quot; Gems.*&quot;);[.$L$1:.$L$10000])" office:value-type="float" office:value="6">
            <text:p>6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9H50M10S">
            <text:p>07:50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5];[.J45];[.K45])" office:value-type="string" office:string-value="FishLures15 Gems last 1200 seconds">
            <text:p>FishLures15 Gems last 1200 second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UMIF([.$M$1:.$M$10000];CONCATENATE([.B$27];[.$A46];&quot; Gems.*&quot;);[.$L$1:.$L$10000])" office:value-type="float" office:value="6">
            <text:p>6</text:p>
          </table:table-cell>
          <table:table-cell table:formula="of:=SUMIF([.$M$1:.$M$10000];CONCATENATE([.C$27];[.$A46];&quot; Gems.*&quot;);[.$L$1:.$L$10000])" office:value-type="float" office:value="11">
            <text:p>11</text:p>
          </table:table-cell>
          <table:table-cell table:formula="of:=SUMIF([.$M$1:.$M$10000];CONCATENATE([.D$27];[.$A46];&quot; Gems.*&quot;);[.$L$1:.$L$10000])" office:value-type="float" office:value="1">
            <text:p>1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0H10M18S">
            <text:p>08:10:18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6];[.J46];[.K46])" office:value-type="string" office:string-value="Rocksaws22 Gems last 1200 seconds">
            <text:p>Rocksaws22 Gems last 1200 second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UMIF([.$M$1:.$M$10000];CONCATENATE([.B$27];[.$A47];&quot; Gems.*&quot;);[.$L$1:.$L$10000])" office:value-type="float" office:value="1">
            <text:p>1</text:p>
          </table:table-cell>
          <table:table-cell table:formula="of:=SUMIF([.$M$1:.$M$10000];CONCATENATE([.C$27];[.$A47];&quot; Gems.*&quot;);[.$L$1:.$L$10000])" office:value-type="float" office:value="1">
            <text:p>1</text:p>
          </table:table-cell>
          <table:table-cell table:formula="of:=SUMIF([.$M$1:.$M$10000];CONCATENATE([.D$27];[.$A47];&quot; Gems.*&quot;);[.$L$1:.$L$10000])" office:value-type="float" office:value="14">
            <text:p>14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0H10M37S">
            <text:p>08:10:3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7];[.J47];[.K47])" office:value-type="string" office:string-value="Chemlab22 Gems last 1200 seconds">
            <text:p>Chemlab22 Gems last 1200 second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IF([.$M$1:.$M$10000];CONCATENATE([.B$27];[.$A48];&quot; Gems.*&quot;);[.$L$1:.$L$10000])" office:value-type="float" office:value="0">
            <text:p>0</text:p>
          </table:table-cell>
          <table:table-cell table:formula="of:=SUMIF([.$M$1:.$M$10000];CONCATENATE([.C$27];[.$A48];&quot; Gems.*&quot;);[.$L$1:.$L$10000])" office:value-type="float" office:value="0">
            <text:p>0</text:p>
          </table:table-cell>
          <table:table-cell table:formula="of:=SUMIF([.$M$1:.$M$10000];CONCATENATE([.D$27];[.$A48];&quot; Gems.*&quot;);[.$L$1:.$L$10000])" office:value-type="float" office:value="3">
            <text:p>3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0H11M04S">
            <text:p>08:11:04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48];[.J48];[.K48])" office:value-type="string" office:string-value="FishLures16 Gems last 1200 seconds">
            <text:p>FishLures16 Gems last 1200 second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UMIF([.$M$1:.$M$4000];CONCATENATE([.B$27];[.$A49];&quot; Gems.*&quot;);[.$L$1:.$L$4000])" office:value-type="float" office:value="0">
            <text:p>0</text:p>
          </table:table-cell>
          <table:table-cell table:formula="of:=SUMIF([.$M$1:.$M$4000];CONCATENATE([.C$27];[.$A49];&quot; Gems.*&quot;);[.$L$1:.$L$4000])" office:value-type="float" office:value="0">
            <text:p>0</text:p>
          </table:table-cell>
          <table:table-cell table:formula="of:=SUMIF([.$M$1:.$M$4000];CONCATENATE([.D$27];[.$A49];&quot; Gems.*&quot;);[.$L$1:.$L$4000])" office:value-type="float" office:value="0">
            <text:p>0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0H35M23S">
            <text:p>08:35:2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49];[.J49];[.K49])" office:value-type="string" office:string-value="Rocksaws23 Gems last 1200 seconds">
            <text:p>Rocksaw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35M43S">
            <text:p>08:35:4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50];[.J50];[.K50])" office:value-type="string" office:string-value="Chemlab23 Gems last 1200 seconds">
            <text:p>Chemlab23 Gems last 1200 seconds</text:p>
          </table:table-cell>
        </table:table-row>
        <table:table-row table:style-name="ro1">
          <table:table-cell office:value-type="string">
            <text:p>Counts:</text:p>
          </table:table-cell>
          <table:table-cell table:style-name="ce2" office:value-type="string">
            <text:p>Number of intervals measures</text:p>
          </table:table-cell>
          <table:table-cell table:number-columns-repeated="5"/>
          <table:table-cell office:value-type="string">
            <text:p>FishLures</text:p>
          </table:table-cell>
          <table:table-cell table:style-name="ce4" office:value-type="time" office:time-value="PT20H36M10S">
            <text:p>08:36:10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5">
            <text:p>5</text:p>
          </table:table-cell>
          <table:table-cell table:formula="of:=CONCATENATE([.H51];[.J51];[.K51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office:value-type="string">
            <text:p>Pitch</text:p>
          </table:table-cell>
          <table:table-cell office:value-type="string">
            <text:p>Chemlab</text:p>
          </table:table-cell>
          <table:table-cell office:value-type="string">
            <text:p>Rocksaws</text:p>
          </table:table-cell>
          <table:table-cell office:value-type="string">
            <text:p>FishLures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0H56M17S">
            <text:p>08:56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52];[.J52];[.K52])" office:value-type="string" office:string-value="Rocksaws24 Gems last 1200 seconds">
            <text:p>Rocksaws24 Gems last 1200 second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OUNTIF([.$M$1:.$M$10000];CONCATENATE([.B$52];[.$A53];&quot; Gems.*&quot;))" office:value-type="float" office:value="2">
            <text:p>2</text:p>
          </table:table-cell>
          <table:table-cell table:formula="of:=COUNTIF([.$M$1:.$M$10000];CONCATENATE([.C$52];[.$A53];&quot; Gems.*&quot;))" office:value-type="float" office:value="6">
            <text:p>6</text:p>
          </table:table-cell>
          <table:table-cell table:formula="of:=COUNTIF([.$M$1:.$M$10000];CONCATENATE([.D$52];[.$A53];&quot; Gems.*&quot;)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0H56M37S">
            <text:p>08:56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53];[.J53];[.K53])" office:value-type="string" office:string-value="Chemlab24 Gems last 1200 seconds">
            <text:p>Chemlab24 Gems last 1200 second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OUNTIF([.$M$1:.$M$10000];CONCATENATE([.B$52];[.$A54];&quot; Gems.*&quot;))" office:value-type="float" office:value="4">
            <text:p>4</text:p>
          </table:table-cell>
          <table:table-cell table:formula="of:=COUNTIF([.$M$1:.$M$10000];CONCATENATE([.C$52];[.$A54];&quot; Gems.*&quot;))" office:value-type="float" office:value="2">
            <text:p>2</text:p>
          </table:table-cell>
          <table:table-cell table:formula="of:=COUNTIF([.$M$1:.$M$10000];CONCATENATE([.D$52];[.$A54];&quot; Gems.*&quot;))" office:value-type="float" office:value="2">
            <text:p>2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0H57M04S">
            <text:p>08:57:04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54];[.J54];[.K54])" office:value-type="string" office:string-value="FishLures18 Gems last 1200 seconds">
            <text:p>FishLures18 Gems last 1200 second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OUNTIF([.$M$1:.$M$10000];CONCATENATE([.B$52];[.$A55];&quot; Gems.*&quot;))" office:value-type="float" office:value="2">
            <text:p>2</text:p>
          </table:table-cell>
          <table:table-cell table:formula="of:=COUNTIF([.$M$1:.$M$10000];CONCATENATE([.C$52];[.$A55];&quot; Gems.*&quot;))" office:value-type="float" office:value="2">
            <text:p>2</text:p>
          </table:table-cell>
          <table:table-cell table:formula="of:=COUNTIF([.$M$1:.$M$10000];CONCATENATE([.D$52];[.$A55];&quot; Gems.*&quot;)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1H17M12S">
            <text:p>09:17:12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55];[.J55];[.K55])" office:value-type="string" office:string-value="Rocksaws25 Gems last 1200 seconds">
            <text:p>Rocksaws25 Gems last 1200 second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OUNTIF([.$M$1:.$M$10000];CONCATENATE([.B$52];[.$A56];&quot; Gems.*&quot;))" office:value-type="float" office:value="4">
            <text:p>4</text:p>
          </table:table-cell>
          <table:table-cell table:formula="of:=COUNTIF([.$M$1:.$M$10000];CONCATENATE([.C$52];[.$A56];&quot; Gems.*&quot;))" office:value-type="float" office:value="2">
            <text:p>2</text:p>
          </table:table-cell>
          <table:table-cell table:formula="of:=COUNTIF([.$M$1:.$M$10000];CONCATENATE([.D$52];[.$A56];&quot; Gems.*&quot;))" office:value-type="float" office:value="4">
            <text:p>4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1H17M31S">
            <text:p>09:17:3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56];[.J56];[.K56])" office:value-type="string" office:string-value="Chemlab25 Gems last 1200 seconds">
            <text:p>Chemlab25 Gems last 1200 secon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UNTIF([.$M$1:.$M$10000];CONCATENATE([.B$52];[.$A57];&quot; Gems.*&quot;))" office:value-type="float" office:value="4">
            <text:p>4</text:p>
          </table:table-cell>
          <table:table-cell table:formula="of:=COUNTIF([.$M$1:.$M$10000];CONCATENATE([.C$52];[.$A57];&quot; Gems.*&quot;))" office:value-type="float" office:value="2">
            <text:p>2</text:p>
          </table:table-cell>
          <table:table-cell table:formula="of:=COUNTIF([.$M$1:.$M$10000];CONCATENATE([.D$52];[.$A57];&quot; Gems.*&quot;))" office:value-type="float" office:value="4">
            <text:p>4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1H17M58S">
            <text:p>09:17:58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57];[.J57];[.K57])" office:value-type="string" office:string-value="FishLures19 Gems last 1200 seconds">
            <text:p>FishLures19 Gems last 1200 second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OUNTIF([.$M$1:.$M$10000];CONCATENATE([.B$52];[.$A58];&quot; Gems.*&quot;))" office:value-type="float" office:value="2">
            <text:p>2</text:p>
          </table:table-cell>
          <table:table-cell table:formula="of:=COUNTIF([.$M$1:.$M$10000];CONCATENATE([.C$52];[.$A58];&quot; Gems.*&quot;))" office:value-type="float" office:value="5">
            <text:p>5</text:p>
          </table:table-cell>
          <table:table-cell table:formula="of:=COUNTIF([.$M$1:.$M$10000];CONCATENATE([.D$52];[.$A58];&quot; Gems.*&quot;)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1H38M05S">
            <text:p>09:38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58];[.J58];[.K58])" office:value-type="string" office:string-value="Rocksaws26 Gems last 1200 seconds">
            <text:p>Rocksaws26 Gems last 1200 second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UNTIF([.$M$1:.$M$10000];CONCATENATE([.B$52];[.$A59];&quot; Gems.*&quot;))" office:value-type="float" office:value="4">
            <text:p>4</text:p>
          </table:table-cell>
          <table:table-cell table:formula="of:=COUNTIF([.$M$1:.$M$10000];CONCATENATE([.C$52];[.$A59];&quot; Gems.*&quot;))" office:value-type="float" office:value="2">
            <text:p>2</text:p>
          </table:table-cell>
          <table:table-cell table:formula="of:=COUNTIF([.$M$1:.$M$10000];CONCATENATE([.D$52];[.$A59];&quot; Gems.*&quot;)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1H38M25S">
            <text:p>09:38:2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59];[.J59];[.K59])" office:value-type="string" office:string-value="Chemlab26 Gems last 1200 seconds">
            <text:p>Chemlab26 Gems last 1200 second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UNTIF([.$M$1:.$M$10000];CONCATENATE([.B$52];[.$A60];&quot; Gems.*&quot;))" office:value-type="float" office:value="2">
            <text:p>2</text:p>
          </table:table-cell>
          <table:table-cell table:formula="of:=COUNTIF([.$M$1:.$M$10000];CONCATENATE([.C$52];[.$A60];&quot; Gems.*&quot;))" office:value-type="float" office:value="2">
            <text:p>2</text:p>
          </table:table-cell>
          <table:table-cell table:formula="of:=COUNTIF([.$M$1:.$M$10000];CONCATENATE([.D$52];[.$A60];&quot; Gems.*&quot;))" office:value-type="float" office:value="6">
            <text:p>6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1H38M52S">
            <text:p>09:38:5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0];[.J60];[.K60])" office:value-type="string" office:string-value="FishLures20 Gems last 1200 seconds">
            <text:p>FishLures20 Gems last 1200 second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UNTIF([.$M$1:.$M$10000];CONCATENATE([.B$52];[.$A61];&quot; Gems.*&quot;))" office:value-type="float" office:value="4">
            <text:p>4</text:p>
          </table:table-cell>
          <table:table-cell table:formula="of:=COUNTIF([.$M$1:.$M$10000];CONCATENATE([.C$52];[.$A61];&quot; Gems.*&quot;))" office:value-type="float" office:value="2">
            <text:p>2</text:p>
          </table:table-cell>
          <table:table-cell table:formula="of:=COUNTIF([.$M$1:.$M$10000];CONCATENATE([.D$52];[.$A61];&quot; Gems.*&quot;)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21H59M00S">
            <text:p>09:59:0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61];[.J61];[.K61])" office:value-type="string" office:string-value="Rocksaws27 Gems last 1200 seconds">
            <text:p>Rocksaws27 Gems last 1200 second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OUNTIF([.$M$1:.$M$10000];CONCATENATE([.B$52];[.$A62];&quot; Gems.*&quot;))" office:value-type="float" office:value="4">
            <text:p>4</text:p>
          </table:table-cell>
          <table:table-cell table:formula="of:=COUNTIF([.$M$1:.$M$10000];CONCATENATE([.C$52];[.$A62];&quot; Gems.*&quot;))" office:value-type="float" office:value="5">
            <text:p>5</text:p>
          </table:table-cell>
          <table:table-cell table:formula="of:=COUNTIF([.$M$1:.$M$10000];CONCATENATE([.D$52];[.$A62];&quot; Gems.*&quot;)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21H59M20S">
            <text:p>09:59:2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2];[.J62];[.K62])" office:value-type="string" office:string-value="Chemlab27 Gems last 1200 seconds">
            <text:p>Chemlab27 Gems last 1200 second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UNTIF([.$M$1:.$M$10000];CONCATENATE([.B$52];[.$A63];&quot; Gems.*&quot;))" office:value-type="float" office:value="4">
            <text:p>4</text:p>
          </table:table-cell>
          <table:table-cell table:formula="of:=COUNTIF([.$M$1:.$M$10000];CONCATENATE([.C$52];[.$A63];&quot; Gems.*&quot;))" office:value-type="float" office:value="2">
            <text:p>2</text:p>
          </table:table-cell>
          <table:table-cell table:formula="of:=COUNTIF([.$M$1:.$M$10000];CONCATENATE([.D$52];[.$A63];&quot; Gems.*&quot;))" office:value-type="float" office:value="4">
            <text:p>4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21H59M47S">
            <text:p>09:59:47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3];[.J63];[.K63])" office:value-type="string" office:string-value="FishLures21 Gems last 1200 seconds">
            <text:p>FishLures21 Gems last 1200 second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OUNTIF([.$M$1:.$M$10000];CONCATENATE([.B$52];[.$A64];&quot; Gems.*&quot;))" office:value-type="float" office:value="2">
            <text:p>2</text:p>
          </table:table-cell>
          <table:table-cell table:formula="of:=COUNTIF([.$M$1:.$M$10000];CONCATENATE([.C$52];[.$A64];&quot; Gems.*&quot;))" office:value-type="float" office:value="5">
            <text:p>5</text:p>
          </table:table-cell>
          <table:table-cell table:formula="of:=COUNTIF([.$M$1:.$M$10000];CONCATENATE([.D$52];[.$A64];&quot; Gems.*&quot;)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8H42M40S">
            <text:p>06:42:4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64];[.J64];[.K64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COUNTIF([.$M$1:.$M$10000];CONCATENATE([.B$52];[.$A65];&quot; Gems.*&quot;))" office:value-type="float" office:value="2">
            <text:p>2</text:p>
          </table:table-cell>
          <table:table-cell table:formula="of:=COUNTIF([.$M$1:.$M$10000];CONCATENATE([.C$52];[.$A65];&quot; Gems.*&quot;))" office:value-type="float" office:value="2">
            <text:p>2</text:p>
          </table:table-cell>
          <table:table-cell table:formula="of:=COUNTIF([.$M$1:.$M$10000];CONCATENATE([.D$52];[.$A65];&quot; Gems.*&quot;))" office:value-type="float" office:value="3">
            <text:p>3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8H43M00S">
            <text:p>06:43:0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5];[.J65];[.K65])" office:value-type="string" office:string-value="Chemlab28 Gems last 1200 seconds">
            <text:p>Chemlab28 Gems last 1200 second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OUNTIF([.$M$1:.$M$10000];CONCATENATE([.B$52];[.$A66];&quot; Gems.*&quot;))" office:value-type="float" office:value="2">
            <text:p>2</text:p>
          </table:table-cell>
          <table:table-cell table:formula="of:=COUNTIF([.$M$1:.$M$10000];CONCATENATE([.C$52];[.$A66];&quot; Gems.*&quot;))" office:value-type="float" office:value="5">
            <text:p>5</text:p>
          </table:table-cell>
          <table:table-cell table:formula="of:=COUNTIF([.$M$1:.$M$10000];CONCATENATE([.D$52];[.$A66];&quot; Gems.*&quot;))" office:value-type="float" office:value="3">
            <text:p>3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8H43M27S">
            <text:p>06:43:2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66];[.J66];[.K66])" office:value-type="string" office:string-value="FishLures22 Gems last 1200 seconds">
            <text:p>FishLures22 Gems last 1200 second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COUNTIF([.$M$1:.$M$10000];CONCATENATE([.B$52];[.$A67];&quot; Gems.*&quot;))" office:value-type="float" office:value="4">
            <text:p>4</text:p>
          </table:table-cell>
          <table:table-cell table:formula="of:=COUNTIF([.$M$1:.$M$10000];CONCATENATE([.C$52];[.$A67];&quot; Gems.*&quot;))" office:value-type="float" office:value="2">
            <text:p>2</text:p>
          </table:table-cell>
          <table:table-cell table:formula="of:=COUNTIF([.$M$1:.$M$10000];CONCATENATE([.D$52];[.$A67];&quot; Gems.*&quot;))" office:value-type="float" office:value="2">
            <text:p>2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03M37S">
            <text:p>07:03:3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67];[.J67];[.K67])" office:value-type="string" office:string-value="Rocksaws29 Gems last 1200 seconds">
            <text:p>Rocksaws29 Gems last 1200 second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OUNTIF([.$M$1:.$M$10000];CONCATENATE([.B$52];[.$A68];&quot; Gems.*&quot;))" office:value-type="float" office:value="2">
            <text:p>2</text:p>
          </table:table-cell>
          <table:table-cell table:formula="of:=COUNTIF([.$M$1:.$M$10000];CONCATENATE([.C$52];[.$A68];&quot; Gems.*&quot;))" office:value-type="float" office:value="2">
            <text:p>2</text:p>
          </table:table-cell>
          <table:table-cell table:formula="of:=COUNTIF([.$M$1:.$M$10000];CONCATENATE([.D$52];[.$A68];&quot; Gems.*&quot;)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03M57S">
            <text:p>07:03:5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68];[.J68];[.K68])" office:value-type="string" office:string-value="Chemlab29 Gems last 1200 seconds">
            <text:p>Chemlab29 Gems last 1200 second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OUNTIF([.$M$1:.$M$10000];CONCATENATE([.B$52];[.$A69];&quot; Gems.*&quot;))" office:value-type="float" office:value="4">
            <text:p>4</text:p>
          </table:table-cell>
          <table:table-cell table:formula="of:=COUNTIF([.$M$1:.$M$10000];CONCATENATE([.C$52];[.$A69];&quot; Gems.*&quot;))" office:value-type="float" office:value="5">
            <text:p>5</text:p>
          </table:table-cell>
          <table:table-cell table:formula="of:=COUNTIF([.$M$1:.$M$10000];CONCATENATE([.D$52];[.$A69];&quot; Gems.*&quot;))" office:value-type="float" office:value="4">
            <text:p>4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9H04M24S">
            <text:p>07:04:24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69];[.J69];[.K69])" office:value-type="string" office:string-value="FishLures23 Gems last 1200 seconds">
            <text:p>FishLures23 Gems last 1200 second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OUNTIF([.$M$1:.$M$10000];CONCATENATE([.B$52];[.$A70];&quot; Gems.*&quot;))" office:value-type="float" office:value="2">
            <text:p>2</text:p>
          </table:table-cell>
          <table:table-cell table:formula="of:=COUNTIF([.$M$1:.$M$10000];CONCATENATE([.C$52];[.$A70];&quot; Gems.*&quot;))" office:value-type="float" office:value="2">
            <text:p>2</text:p>
          </table:table-cell>
          <table:table-cell table:formula="of:=COUNTIF([.$M$1:.$M$10000];CONCATENATE([.D$52];[.$A70];&quot; Gems.*&quot;))" office:value-type="float" office:value="5">
            <text:p>5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24M30S">
            <text:p>07:24:3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0];[.J70];[.K70])" office:value-type="string" office:string-value="Rocksaws30 Gems last 1200 seconds">
            <text:p>Rocksaws30 Gems last 1200 second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OUNTIF([.$M$1:.$M$10000];CONCATENATE([.B$52];[.$A71];&quot; Gems.*&quot;))" office:value-type="float" office:value="5">
            <text:p>5</text:p>
          </table:table-cell>
          <table:table-cell table:formula="of:=COUNTIF([.$M$1:.$M$10000];CONCATENATE([.C$52];[.$A71];&quot; Gems.*&quot;))" office:value-type="float" office:value="7">
            <text:p>7</text:p>
          </table:table-cell>
          <table:table-cell table:formula="of:=COUNTIF([.$M$1:.$M$10000];CONCATENATE([.D$52];[.$A71];&quot; Gems.*&quot;))" office:value-type="float" office:value="2">
            <text:p>2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24M50S">
            <text:p>07:24:5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1];[.J71];[.K71])" office:value-type="string" office:string-value="Chemlab30 Gems last 1200 seconds">
            <text:p>Chemlab30 Gems last 1200 second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UNTIF([.$M$1:.$M$10000];CONCATENATE([.B$52];[.$A72];&quot; Gems.*&quot;))" office:value-type="float" office:value="5">
            <text:p>5</text:p>
          </table:table-cell>
          <table:table-cell table:formula="of:=COUNTIF([.$M$1:.$M$10000];CONCATENATE([.C$52];[.$A72];&quot; Gems.*&quot;))" office:value-type="float" office:value="3">
            <text:p>3</text:p>
          </table:table-cell>
          <table:table-cell table:formula="of:=COUNTIF([.$M$1:.$M$10000];CONCATENATE([.D$52];[.$A72];&quot; Gems.*&quot;))" office:value-type="float" office:value="7">
            <text:p>7</text:p>
          </table:table-cell>
          <table:table-cell table:number-columns-repeated="3"/>
          <table:table-cell office:value-type="string">
            <text:p>FishLures</text:p>
          </table:table-cell>
          <table:table-cell table:style-name="ce4" office:value-type="time" office:time-value="PT19H25M17S">
            <text:p>07:25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2];[.J72];[.K72])" office:value-type="string" office:string-value="FishLures24 Gems last 1200 seconds">
            <text:p>FishLures24 Gems last 1200 second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COUNTIF([.$M$1:.$M$10000];CONCATENATE([.B$52];[.$A73];&quot; Gems.*&quot;))" office:value-type="float" office:value="2">
            <text:p>2</text:p>
          </table:table-cell>
          <table:table-cell table:formula="of:=COUNTIF([.$M$1:.$M$10000];CONCATENATE([.C$52];[.$A73];&quot; Gems.*&quot;))" office:value-type="float" office:value="2">
            <text:p>2</text:p>
          </table:table-cell>
          <table:table-cell table:formula="of:=COUNTIF([.$M$1:.$M$10000];CONCATENATE([.D$52];[.$A73];&quot; Gems.*&quot;))" office:value-type="float" office:value="4">
            <text:p>4</text:p>
          </table:table-cell>
          <table:table-cell table:number-columns-repeated="3"/>
          <table:table-cell office:value-type="string">
            <text:p>Rocksaws</text:p>
          </table:table-cell>
          <table:table-cell table:style-name="ce4" office:value-type="time" office:time-value="PT19H45M24S">
            <text:p>07:45:2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73];[.J73];[.K73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OUNTIF([.$M$1:.$M$10000];CONCATENATE([.B$52];[.$A74];&quot; Gems.*&quot;))" office:value-type="float" office:value="0">
            <text:p>0</text:p>
          </table:table-cell>
          <table:table-cell table:formula="of:=COUNTIF([.$M$1:.$M$10000];CONCATENATE([.C$52];[.$A74];&quot; Gems.*&quot;))" office:value-type="float" office:value="0">
            <text:p>0</text:p>
          </table:table-cell>
          <table:table-cell table:formula="of:=COUNTIF([.$M$1:.$M$10000];CONCATENATE([.D$52];[.$A74];&quot; Gems.*&quot;))" office:value-type="float" office:value="0">
            <text:p>0</text:p>
          </table:table-cell>
          <table:table-cell table:number-columns-repeated="3"/>
          <table:table-cell office:value-type="string">
            <text:p>Chemlab</text:p>
          </table:table-cell>
          <table:table-cell table:style-name="ce4" office:value-type="time" office:time-value="PT19H45M44S">
            <text:p>07:45:4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74];[.J74];[.K74])" office:value-type="string" office:string-value="Chemlab10 Gems last 1200 seconds">
            <text:p>Chemlab1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9H46M11S">
            <text:p>07:46:1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5];[.J75];[.K75])" office:value-type="string" office:string-value="FishLures25 Gems last 1200 seconds">
            <text:p>FishLures2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06M18S">
            <text:p>08:06:18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6];[.J76];[.K76])" office:value-type="string" office:string-value="Rocksaws11 Gems last 1200 seconds">
            <text:p>Rocksaws1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06M37S">
            <text:p>08:06:37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77];[.J77];[.K77])" office:value-type="string" office:string-value="Chemlab11 Gems last 1200 seconds">
            <text:p>Chemlab1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07M05S">
            <text:p>08:07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78];[.J78];[.K78])" office:value-type="string" office:string-value="FishLures26 Gems last 1200 seconds">
            <text:p>FishLure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31M24S">
            <text:p>08:31:2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79];[.J79];[.K79])" office:value-type="string" office:string-value="Rocksaws12 Gems last 1200 seconds">
            <text:p>Rocksaws1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31M44S">
            <text:p>08:31:4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80];[.J80];[.K80])" office:value-type="string" office:string-value="Chemlab12 Gems last 1200 seconds">
            <text:p>Chemlab1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32M11S">
            <text:p>08:32:11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81];[.J81];[.K81])" office:value-type="string" office:string-value="FishLures27 Gems last 1200 seconds">
            <text:p>FishLures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52M18S">
            <text:p>08:52:1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82];[.J82];[.K82])" office:value-type="string" office:string-value="Rocksaws13 Gems last 1200 seconds">
            <text:p>Rocksaws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52M38S">
            <text:p>08:52:3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83];[.J83];[.K83])" office:value-type="string" office:string-value="Chemlab13 Gems last 1200 seconds">
            <text:p>Chemlab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53M05S">
            <text:p>08:5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84];[.J84];[.K84])" office:value-type="string" office:string-value="FishLures28 Gems last 1200 seconds">
            <text:p>FishLure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1H13M13S">
            <text:p>09:13:1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85];[.J85];[.K85])" office:value-type="string" office:string-value="Rocksaws14 Gems last 1200 seconds">
            <text:p>Rocksaws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1H13M33S">
            <text:p>09:13:3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86];[.J86];[.K86])" office:value-type="string" office:string-value="Chemlab14 Gems last 1200 seconds">
            <text:p>Chemlab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1H14M00S">
            <text:p>09:1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87];[.J87];[.K87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1H34M08S">
            <text:p>09:34:08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88];[.J88];[.K88])" office:value-type="string" office:string-value="Rocksaws15 Gems last 1200 seconds">
            <text:p>Rocksaws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1H34M27S">
            <text:p>09:34:27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89];[.J89];[.K89])" office:value-type="string" office:string-value="Chemlab15 Gems last 1200 seconds">
            <text:p>Chemlab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1H34M54S">
            <text:p>09:34:54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90];[.J90];[.K90])" office:value-type="string" office:string-value="FishLures30 Gems last 1200 seconds">
            <text:p>FishLures3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1H55M01S">
            <text:p>09:55:0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1];[.J91];[.K91])" office:value-type="string" office:string-value="Rocksaws16 Gems last 1200 seconds">
            <text:p>Rocksaws1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1H55M21S">
            <text:p>09:55:2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92];[.J92];[.K92])" office:value-type="string" office:string-value="Chemlab16 Gems last 1200 seconds">
            <text:p>Chemlab1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1H55M48S">
            <text:p>09:55:4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3];[.J93];[.K93])" office:value-type="string" office:string-value="FishLures10 Gems last 1200 seconds">
            <text:p>FishLures1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08H14M48S">
            <text:p>08:14:4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4];[.J94];[.K94])" office:value-type="string" office:string-value="Rocksaws17 Gems last 1200 seconds">
            <text:p>Rocksaw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08H15M08S">
            <text:p>08:15:0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5];[.J95];[.K95])" office:value-type="string" office:string-value="Chemlab17 Gems last 1200 seconds">
            <text:p>Chemlab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08H15M35S">
            <text:p>08:15:35 A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96];[.J96];[.K96])" office:value-type="string" office:string-value="FishLures11 Gems last 1200 seconds">
            <text:p>FishLures1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08H35M40S">
            <text:p>08:35:4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97];[.J97];[.K97])" office:value-type="string" office:string-value="Rocksaws18 Gems last 1200 seconds">
            <text:p>Rocksaws1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08H36M00S">
            <text:p>08:36:0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98];[.J98];[.K98])" office:value-type="string" office:string-value="Chemlab18 Gems last 1200 seconds">
            <text:p>Chemlab1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08H36M27S">
            <text:p>08:36:27 A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99];[.J99];[.K99])" office:value-type="string" office:string-value="FishLures12 Gems last 1200 seconds">
            <text:p>FishLures1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08H56M33S">
            <text:p>08:56:3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00];[.J100];[.K100])" office:value-type="string" office:string-value="Rocksaws19 Gems last 1200 seconds">
            <text:p>Rocksaws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08H56M53S">
            <text:p>08:56:5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01];[.J101];[.K101])" office:value-type="string" office:string-value="Chemlab19 Gems last 1200 seconds">
            <text:p>Chemlab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08H57M20S">
            <text:p>08:57:20 A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02];[.J102];[.K102])" office:value-type="string" office:string-value="FishLures13 Gems last 1200 seconds">
            <text:p>FishLures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09H17M27S">
            <text:p>09:17:2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03];[.J103];[.K103])" office:value-type="string" office:string-value="Rocksaws20 Gems last 1200 seconds">
            <text:p>Rocksaws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09H17M47S">
            <text:p>09:17:4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04];[.J104];[.K104])" office:value-type="string" office:string-value="Chemlab20 Gems last 1200 seconds">
            <text:p>Chemlab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09H18M14S">
            <text:p>09:18:14 A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05];[.J105];[.K105])" office:value-type="string" office:string-value="FishLures14 Gems last 1200 seconds">
            <text:p>FishLures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09H38M20S">
            <text:p>09:38:2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06];[.J106];[.K106])" office:value-type="string" office:string-value="Rocksaws21 Gems last 1200 seconds">
            <text:p>Rocksaws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09H38M40S">
            <text:p>09:38:4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07];[.J107];[.K107])" office:value-type="string" office:string-value="Chemlab21 Gems last 1200 seconds">
            <text:p>Chemlab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09H39M07S">
            <text:p>09:39:07 A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08];[.J108];[.K108])" office:value-type="string" office:string-value="FishLures15 Gems last 1200 seconds">
            <text:p>FishLures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0H03M25S">
            <text:p>10:03:2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09];[.J109];[.K109])" office:value-type="string" office:string-value="Rocksaws22 Gems last 1200 seconds">
            <text:p>Rocksaws2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0H03M45S">
            <text:p>10:03:4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10];[.J110];[.K110])" office:value-type="string" office:string-value="Chemlab22 Gems last 1200 seconds">
            <text:p>Chemlab2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0H04M12S">
            <text:p>10:04:12 A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11];[.J111];[.K111])" office:value-type="string" office:string-value="FishLures16 Gems last 1200 seconds">
            <text:p>FishLures1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0H24M20S">
            <text:p>10:24:2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12];[.J112];[.K112])" office:value-type="string" office:string-value="Rocksaws23 Gems last 1200 seconds">
            <text:p>Rocksaw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0H24M40S">
            <text:p>10:24:4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13];[.J113];[.K113])" office:value-type="string" office:string-value="Chemlab23 Gems last 1200 seconds">
            <text:p>Chemlab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0H25M07S">
            <text:p>10:25:07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14];[.J114];[.K114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0H45M15S">
            <text:p>10:45:15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15];[.J115];[.K115])" office:value-type="string" office:string-value="Rocksaws24 Gems last 1200 seconds">
            <text:p>Rocksaws2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0H45M34S">
            <text:p>10:45:34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16];[.J116];[.K116])" office:value-type="string" office:string-value="Chemlab24 Gems last 1200 seconds">
            <text:p>Chemlab2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0H46M01S">
            <text:p>10:46:01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17];[.J117];[.K117])" office:value-type="string" office:string-value="FishLures18 Gems last 1200 seconds">
            <text:p>FishLures1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1H06M09S">
            <text:p>11:06:0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18];[.J118];[.K118])" office:value-type="string" office:string-value="Rocksaws25 Gems last 1200 seconds">
            <text:p>Rocksaws2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1H06M29S">
            <text:p>11:06:2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19];[.J119];[.K119])" office:value-type="string" office:string-value="Chemlab25 Gems last 1200 seconds">
            <text:p>Chemlab2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1H06M56S">
            <text:p>11:06:56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20];[.J120];[.K120])" office:value-type="string" office:string-value="FishLures19 Gems last 1200 seconds">
            <text:p>FishLures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1H27M04S">
            <text:p>11:27:0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21];[.J121];[.K121])" office:value-type="string" office:string-value="Rocksaws26 Gems last 1200 seconds">
            <text:p>Rocksaw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1H27M24S">
            <text:p>11:27:2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22];[.J122];[.K122])" office:value-type="string" office:string-value="Chemlab26 Gems last 1200 seconds">
            <text:p>Chemlab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1H27M51S">
            <text:p>11:27:51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23];[.J123];[.K123])" office:value-type="string" office:string-value="FishLures20 Gems last 1200 seconds">
            <text:p>FishLures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1H52M11S">
            <text:p>11:52:11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24];[.J124];[.K124])" office:value-type="string" office:string-value="Rocksaws27 Gems last 1200 seconds">
            <text:p>Rocksaws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1H52M30S">
            <text:p>11:52:30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25];[.J125];[.K125])" office:value-type="string" office:string-value="Chemlab27 Gems last 1200 seconds">
            <text:p>Chemlab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1H52M58S">
            <text:p>11:52:58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26];[.J126];[.K126])" office:value-type="string" office:string-value="FishLures21 Gems last 1200 seconds">
            <text:p>FishLures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2H13M05S">
            <text:p>12:1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27];[.J127];[.K127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2H13M25S">
            <text:p>12:13:2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28];[.J128];[.K128])" office:value-type="string" office:string-value="Chemlab28 Gems last 1200 seconds">
            <text:p>Chemlab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2H13M52S">
            <text:p>12:13:52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29];[.J129];[.K129])" office:value-type="string" office:string-value="FishLures22 Gems last 1200 seconds">
            <text:p>FishLures22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2H34M00S">
            <text:p>12:3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0];[.J130];[.K130])" office:value-type="string" office:string-value="Rocksaws29 Gems last 1200 seconds">
            <text:p>Rocksaw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2H34M20S">
            <text:p>12:34:2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1];[.J131];[.K131])" office:value-type="string" office:string-value="Chemlab29 Gems last 1200 seconds">
            <text:p>Chemlab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2H34M47S">
            <text:p>12:34:47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2];[.J132];[.K132])" office:value-type="string" office:string-value="FishLures23 Gems last 1200 seconds">
            <text:p>FishLure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3H36M37S">
            <text:p>01:36:37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33];[.J133];[.K133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3H36M57S">
            <text:p>01:36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4];[.J134];[.K134])" office:value-type="string" office:string-value="Chemlab26 Gems last 1200 seconds">
            <text:p>Chemlab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3H37M24S">
            <text:p>01:37:2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35];[.J135];[.K135])" office:value-type="string" office:string-value="FishLures27 Gems last 1200 seconds">
            <text:p>FishLures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3H57M34S">
            <text:p>01:57:3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36];[.J136];[.K136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3H57M53S">
            <text:p>01:57:5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37];[.J137];[.K137])" office:value-type="string" office:string-value="Chemlab28 Gems last 1200 seconds">
            <text:p>Chemlab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3H58M21S">
            <text:p>01:58:2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38];[.J138];[.K138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4H18M30S">
            <text:p>02:18:3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39];[.J139];[.K139])" office:value-type="string" office:string-value="Rocksaws15 Gems last 1200 seconds">
            <text:p>Rocksaws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4H18M50S">
            <text:p>02:18:5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0];[.J140];[.K140])" office:value-type="string" office:string-value="Chemlab29 Gems last 1200 seconds">
            <text:p>Chemlab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4H19M17S">
            <text:p>02:19:1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1];[.J141];[.K141])" office:value-type="string" office:string-value="FishLures30 Gems last 1200 seconds">
            <text:p>FishLures3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4H39M26S">
            <text:p>02:39:26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2];[.J142];[.K142])" office:value-type="string" office:string-value="Rocksaws19 Gems last 1200 seconds">
            <text:p>Rocksaws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4H39M45S">
            <text:p>02:39:45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43];[.J143];[.K143])" office:value-type="string" office:string-value="Chemlab11 Gems last 1200 seconds">
            <text:p>Chemlab1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4H40M13S">
            <text:p>02:40:13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44];[.J144];[.K144])" office:value-type="string" office:string-value="FishLures13 Gems last 1200 seconds">
            <text:p>FishLures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5H00M21S">
            <text:p>03:00:21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5];[.J145];[.K145])" office:value-type="string" office:string-value="Rocksaws21 Gems last 1200 seconds">
            <text:p>Rocksaws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5H00M41S">
            <text:p>03:00:4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46];[.J146];[.K146])" office:value-type="string" office:string-value="Chemlab13 Gems last 1200 seconds">
            <text:p>Chemlab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5H01M08S">
            <text:p>03:01:08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47];[.J147];[.K147])" office:value-type="string" office:string-value="FishLures14 Gems last 1200 seconds">
            <text:p>FishLures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5H25M29S">
            <text:p>03:25:29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48];[.J148];[.K148])" office:value-type="string" office:string-value="Rocksaws23 Gems last 1200 seconds">
            <text:p>Rocksaw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5H25M49S">
            <text:p>03:25:49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49];[.J149];[.K149])" office:value-type="string" office:string-value="Chemlab14 Gems last 1200 seconds">
            <text:p>Chemlab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5H26M16S">
            <text:p>03:26:16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50];[.J150];[.K150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5H46M26S">
            <text:p>03:46:26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51];[.J151];[.K151])" office:value-type="string" office:string-value="Rocksaws26 Gems last 1200 seconds">
            <text:p>Rocksaw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5H46M45S">
            <text:p>03:46:45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52];[.J152];[.K152])" office:value-type="string" office:string-value="Chemlab16 Gems last 1200 seconds">
            <text:p>Chemlab1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5H47M12S">
            <text:p>03:47:1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53];[.J153];[.K153])" office:value-type="string" office:string-value="FishLures20 Gems last 1200 seconds">
            <text:p>FishLures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6H07M20S">
            <text:p>04:07:2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54];[.J154];[.K154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6H07M40S">
            <text:p>04:07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55];[.J155];[.K155])" office:value-type="string" office:string-value="Chemlab18 Gems last 1200 seconds">
            <text:p>Chemlab1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6H08M07S">
            <text:p>04:08:07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56];[.J156];[.K156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6H28M15S">
            <text:p>04:28:15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57];[.J157];[.K157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6H28M35S">
            <text:p>04:28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58];[.J158];[.K158])" office:value-type="string" office:string-value="Chemlab19 Gems last 1200 seconds">
            <text:p>Chemlab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6H29M02S">
            <text:p>04:29:02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59];[.J159];[.K159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6H49M10S">
            <text:p>04:49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0];[.J160];[.K160])" office:value-type="string" office:string-value="Rocksaws15 Gems last 1200 seconds">
            <text:p>Rocksaws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6H49M30S">
            <text:p>04:49:30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61];[.J161];[.K161])" office:value-type="string" office:string-value="Chemlab20 Gems last 1200 seconds">
            <text:p>Chemlab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6H49M57S">
            <text:p>04:49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2];[.J162];[.K162])" office:value-type="string" office:string-value="FishLures26 Gems last 1200 seconds">
            <text:p>FishLure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7H14M17S">
            <text:p>05:14:17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63];[.J163];[.K163])" office:value-type="string" office:string-value="Rocksaws19 Gems last 1200 seconds">
            <text:p>Rocksaws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7H14M37S">
            <text:p>05:14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4];[.J164];[.K164])" office:value-type="string" office:string-value="Chemlab24 Gems last 1200 seconds">
            <text:p>Chemlab2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7H15M04S">
            <text:p>05:15:0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5];[.J165];[.K165])" office:value-type="string" office:string-value="FishLures27 Gems last 1200 seconds">
            <text:p>FishLures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7H35M12S">
            <text:p>05:35:1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6];[.J166];[.K166])" office:value-type="string" office:string-value="Rocksaws21 Gems last 1200 seconds">
            <text:p>Rocksaws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7H35M32S">
            <text:p>05:35:32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67];[.J167];[.K167])" office:value-type="string" office:string-value="Chemlab26 Gems last 1200 seconds">
            <text:p>Chemlab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7H36M00S">
            <text:p>05:36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68];[.J168];[.K168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7H56M08S">
            <text:p>05:56:0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69];[.J169];[.K169])" office:value-type="string" office:string-value="Rocksaws23 Gems last 1200 seconds">
            <text:p>Rocksaw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7H56M28S">
            <text:p>05:56:2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0];[.J170];[.K170])" office:value-type="string" office:string-value="Chemlab28 Gems last 1200 seconds">
            <text:p>Chemlab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7H56M55S">
            <text:p>05:56:55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1];[.J171];[.K171])" office:value-type="string" office:string-value="FishLures30 Gems last 1200 seconds">
            <text:p>FishLures3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8H17M04S">
            <text:p>06:17:04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72];[.J172];[.K172])" office:value-type="string" office:string-value="Rocksaws26 Gems last 1200 seconds">
            <text:p>Rocksaw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8H17M23S">
            <text:p>06:17:2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3];[.J173];[.K173])" office:value-type="string" office:string-value="Chemlab29 Gems last 1200 seconds">
            <text:p>Chemlab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8H17M51S">
            <text:p>06:17:5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74];[.J174];[.K174])" office:value-type="string" office:string-value="FishLures13 Gems last 1200 seconds">
            <text:p>FishLures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8H37M59S">
            <text:p>06:37:59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75];[.J175];[.K175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8H38M19S">
            <text:p>06:38:1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6];[.J176];[.K176])" office:value-type="string" office:string-value="Chemlab11 Gems last 1200 seconds">
            <text:p>Chemlab1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8H38M46S">
            <text:p>06:38:4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7];[.J177];[.K177])" office:value-type="string" office:string-value="FishLures14 Gems last 1200 seconds">
            <text:p>FishLures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8H58M03S">
            <text:p>06:58:03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78];[.J178];[.K178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8H58M23S">
            <text:p>06:58:23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79];[.J179];[.K179])" office:value-type="string" office:string-value="Chemlab13 Gems last 1200 seconds">
            <text:p>Chemlab1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8H58M50S">
            <text:p>06:58:50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80];[.J180];[.K180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9H23M36S">
            <text:p>07:23:36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81];[.J181];[.K181])" office:value-type="string" office:string-value="Rocksaws15 Gems last 1200 seconds">
            <text:p>Rocksaws15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9H23M56S">
            <text:p>07:23:5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  <table:table-cell table:formula="of:=CONCATENATE([.H182];[.J182];[.K182])" office:value-type="string" office:string-value="Chemlab14 Gems last 1200 seconds">
            <text:p>Chemlab1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9H24M23S">
            <text:p>07:24:23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83];[.J183];[.K183])" office:value-type="string" office:string-value="FishLures20 Gems last 1200 seconds">
            <text:p>FishLures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19H44M32S">
            <text:p>07:44:32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84];[.J184];[.K184])" office:value-type="string" office:string-value="Rocksaws19 Gems last 1200 seconds">
            <text:p>Rocksaws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19H44M52S">
            <text:p>07:44:52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85];[.J185];[.K185])" office:value-type="string" office:string-value="Chemlab16 Gems last 1200 seconds">
            <text:p>Chemlab1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19H45M19S">
            <text:p>07:45:19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86];[.J186];[.K186])" office:value-type="string" office:string-value="FishLures17 Gems last 1200 seconds">
            <text:p>FishLures1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04M55S">
            <text:p>08:04:55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87];[.J187];[.K187])" office:value-type="string" office:string-value="Rocksaws21 Gems last 1200 seconds">
            <text:p>Rocksaws21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05M15S">
            <text:p>08:05:15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88];[.J188];[.K188])" office:value-type="string" office:string-value="Chemlab18 Gems last 1200 seconds">
            <text:p>Chemlab1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05M42S">
            <text:p>08:05:42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89];[.J189];[.K189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25M50S">
            <text:p>08:25:50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  <table:table-cell table:formula="of:=CONCATENATE([.H190];[.J190];[.K190])" office:value-type="string" office:string-value="Rocksaws23 Gems last 1200 seconds">
            <text:p>Rocksaws23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26M10S">
            <text:p>08:26:10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1];[.J191];[.K191])" office:value-type="string" office:string-value="Chemlab19 Gems last 1200 seconds">
            <text:p>Chemlab1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26M37S">
            <text:p>08:26:3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2];[.J192];[.K192])" office:value-type="string" office:string-value="FishLures26 Gems last 1200 seconds">
            <text:p>FishLure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0H46M44S">
            <text:p>08:46:44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3];[.J193];[.K193])" office:value-type="string" office:string-value="Rocksaws26 Gems last 1200 seconds">
            <text:p>Rocksaws26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0H47M04S">
            <text:p>08:47:04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94];[.J194];[.K194])" office:value-type="string" office:string-value="Chemlab20 Gems last 1200 seconds">
            <text:p>Chemlab20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0H47M31S">
            <text:p>08:47:31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5];[.J195];[.K195])" office:value-type="string" office:string-value="FishLures27 Gems last 1200 seconds">
            <text:p>FishLures27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1H11M51S">
            <text:p>09:11:51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6];[.J196];[.K196])" office:value-type="string" office:string-value="Rocksaws28 Gems last 1200 seconds">
            <text:p>Rocksaws28 Gems last 1200 seconds</text:p>
          </table:table-cell>
        </table:table-row>
        <table:table-row table:style-name="ro1">
          <table:table-cell table:number-columns-repeated="7"/>
          <table:table-cell office:value-type="string">
            <text:p>Chemlab</text:p>
          </table:table-cell>
          <table:table-cell table:style-name="ce4" office:value-type="time" office:time-value="PT21H12M11S">
            <text:p>09:12:11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97];[.J197];[.K197])" office:value-type="string" office:string-value="Chemlab24 Gems last 1200 seconds">
            <text:p>Chemlab24 Gems last 1200 seconds</text:p>
          </table:table-cell>
        </table:table-row>
        <table:table-row table:style-name="ro1">
          <table:table-cell table:number-columns-repeated="7"/>
          <table:table-cell office:value-type="string">
            <text:p>FishLures</text:p>
          </table:table-cell>
          <table:table-cell table:style-name="ce4" office:value-type="time" office:time-value="PT21H12M39S">
            <text:p>09:12:39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  <table:table-cell table:formula="of:=CONCATENATE([.H198];[.J198];[.K198])" office:value-type="string" office:string-value="FishLures29 Gems last 1200 seconds">
            <text:p>FishLures29 Gems last 1200 seconds</text:p>
          </table:table-cell>
        </table:table-row>
        <table:table-row table:style-name="ro1">
          <table:table-cell table:number-columns-repeated="7"/>
          <table:table-cell office:value-type="string">
            <text:p>Rocksaws</text:p>
          </table:table-cell>
          <table:table-cell table:style-name="ce4" office:value-type="time" office:time-value="PT21H32M47S">
            <text:p>09:32:47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  <table:table-cell table:formula="of:=CONCATENATE([.H199];[.J199];[.K199])" office:value-type="string" office:string-value="Rocksaws10 Gems last 1200 seconds">
            <text:p>Rocksaws10 Gems last 1200 seconds</text:p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];[.J200];[.K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];[.J201];[.K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];[.J202];[.K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];[.J203];[.K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];[.J204];[.K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];[.J205];[.K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];[.J206];[.K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];[.J207];[.K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];[.J208];[.K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];[.J209];[.K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];[.J210];[.K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];[.J211];[.K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];[.J212];[.K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];[.J213];[.K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];[.J214];[.K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];[.J215];[.K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];[.J216];[.K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];[.J217];[.K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];[.J218];[.K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];[.J219];[.K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];[.J220];[.K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];[.J221];[.K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];[.J222];[.K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];[.J223];[.K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];[.J224];[.K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];[.J225];[.K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];[.J226];[.K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];[.J227];[.K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];[.J228];[.K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];[.J229];[.K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];[.J230];[.K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];[.J231];[.K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];[.J232];[.K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];[.J233];[.K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];[.J234];[.K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];[.J235];[.K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];[.J236];[.K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];[.J237];[.K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];[.J238];[.K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];[.J239];[.K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];[.J240];[.K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];[.J241];[.K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];[.J242];[.K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];[.J243];[.K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];[.J244];[.K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];[.J245];[.K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];[.J246];[.K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];[.J247];[.K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];[.J248];[.K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];[.J249];[.K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];[.J250];[.K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];[.J251];[.K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];[.J252];[.K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];[.J253];[.K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];[.J254];[.K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];[.J255];[.K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];[.J256];[.K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];[.J257];[.K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];[.J258];[.K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];[.J259];[.K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];[.J260];[.K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];[.J261];[.K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];[.J262];[.K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];[.J263];[.K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];[.J264];[.K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];[.J265];[.K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];[.J266];[.K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];[.J267];[.K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];[.J268];[.K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];[.J269];[.K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];[.J270];[.K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];[.J271];[.K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];[.J272];[.K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];[.J273];[.K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];[.J274];[.K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];[.J275];[.K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];[.J276];[.K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];[.J277];[.K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];[.J278];[.K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];[.J279];[.K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];[.J280];[.K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];[.J281];[.K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];[.J282];[.K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];[.J283];[.K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];[.J284];[.K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];[.J285];[.K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];[.J286];[.K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];[.J287];[.K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];[.J288];[.K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];[.J289];[.K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];[.J290];[.K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];[.J291];[.K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];[.J292];[.K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];[.J293];[.K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];[.J294];[.K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];[.J295];[.K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];[.J296];[.K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];[.J297];[.K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];[.J298];[.K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];[.J299];[.K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];[.J300];[.K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];[.J301];[.K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];[.J302];[.K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];[.J303];[.K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];[.J304];[.K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];[.J305];[.K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];[.J306];[.K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];[.J307];[.K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];[.J308];[.K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];[.J309];[.K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];[.J310];[.K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];[.J311];[.K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];[.J312];[.K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];[.J313];[.K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];[.J314];[.K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];[.J315];[.K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];[.J316];[.K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];[.J317];[.K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];[.J318];[.K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];[.J319];[.K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];[.J320];[.K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];[.J321];[.K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];[.J322];[.K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];[.J323];[.K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];[.J324];[.K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];[.J325];[.K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];[.J326];[.K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];[.J327];[.K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];[.J328];[.K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];[.J329];[.K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];[.J330];[.K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];[.J331];[.K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];[.J332];[.K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];[.J333];[.K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];[.J334];[.K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];[.J335];[.K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];[.J336];[.K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];[.J337];[.K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];[.J338];[.K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];[.J339];[.K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];[.J340];[.K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];[.J341];[.K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];[.J342];[.K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];[.J343];[.K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];[.J344];[.K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];[.J345];[.K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];[.J346];[.K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];[.J347];[.K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];[.J348];[.K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];[.J349];[.K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];[.J350];[.K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];[.J351];[.K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];[.J352];[.K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];[.J353];[.K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];[.J354];[.K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];[.J355];[.K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];[.J356];[.K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];[.J357];[.K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];[.J358];[.K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];[.J359];[.K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];[.J360];[.K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];[.J361];[.K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];[.J362];[.K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];[.J363];[.K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];[.J364];[.K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];[.J365];[.K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];[.J366];[.K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];[.J367];[.K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];[.J368];[.K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];[.J369];[.K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];[.J370];[.K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];[.J371];[.K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];[.J372];[.K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];[.J373];[.K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];[.J374];[.K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];[.J375];[.K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];[.J376];[.K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];[.J377];[.K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];[.J378];[.K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];[.J379];[.K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];[.J380];[.K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];[.J381];[.K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];[.J382];[.K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];[.J383];[.K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];[.J384];[.K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];[.J385];[.K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];[.J386];[.K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];[.J387];[.K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];[.J388];[.K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];[.J389];[.K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];[.J390];[.K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];[.J391];[.K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];[.J392];[.K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];[.J393];[.K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];[.J394];[.K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];[.J395];[.K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];[.J396];[.K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];[.J397];[.K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];[.J398];[.K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];[.J399];[.K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];[.J400];[.K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];[.J401];[.K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];[.J402];[.K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];[.J403];[.K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];[.J404];[.K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];[.J405];[.K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];[.J406];[.K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];[.J407];[.K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];[.J408];[.K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];[.J409];[.K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];[.J410];[.K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];[.J411];[.K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];[.J412];[.K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];[.J413];[.K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];[.J414];[.K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];[.J415];[.K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];[.J416];[.K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];[.J417];[.K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];[.J418];[.K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];[.J419];[.K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];[.J420];[.K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];[.J421];[.K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];[.J422];[.K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];[.J423];[.K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];[.J424];[.K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];[.J425];[.K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];[.J426];[.K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];[.J427];[.K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];[.J428];[.K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];[.J429];[.K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];[.J430];[.K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];[.J431];[.K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];[.J432];[.K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];[.J433];[.K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];[.J434];[.K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];[.J435];[.K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];[.J436];[.K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];[.J437];[.K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];[.J438];[.K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];[.J439];[.K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];[.J440];[.K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];[.J441];[.K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];[.J442];[.K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];[.J443];[.K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];[.J444];[.K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];[.J445];[.K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];[.J446];[.K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];[.J447];[.K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];[.J448];[.K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];[.J449];[.K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];[.J450];[.K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];[.J451];[.K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];[.J452];[.K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];[.J453];[.K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];[.J454];[.K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];[.J455];[.K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];[.J456];[.K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];[.J457];[.K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];[.J458];[.K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];[.J459];[.K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];[.J460];[.K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];[.J461];[.K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];[.J462];[.K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];[.J463];[.K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];[.J464];[.K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];[.J465];[.K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];[.J466];[.K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];[.J467];[.K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];[.J468];[.K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];[.J469];[.K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];[.J470];[.K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];[.J471];[.K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];[.J472];[.K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];[.J473];[.K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];[.J474];[.K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];[.J475];[.K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];[.J476];[.K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];[.J477];[.K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];[.J478];[.K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];[.J479];[.K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];[.J480];[.K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];[.J481];[.K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];[.J482];[.K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];[.J483];[.K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];[.J484];[.K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];[.J485];[.K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];[.J486];[.K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];[.J487];[.K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];[.J488];[.K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];[.J489];[.K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];[.J490];[.K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];[.J491];[.K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];[.J492];[.K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];[.J493];[.K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];[.J494];[.K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];[.J495];[.K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];[.J496];[.K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];[.J497];[.K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];[.J498];[.K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];[.J499];[.K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];[.J500];[.K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];[.J501];[.K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];[.J502];[.K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];[.J503];[.K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];[.J504];[.K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];[.J505];[.K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];[.J506];[.K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];[.J507];[.K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];[.J508];[.K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];[.J509];[.K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];[.J510];[.K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];[.J511];[.K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];[.J512];[.K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];[.J513];[.K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];[.J514];[.K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];[.J515];[.K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];[.J516];[.K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];[.J517];[.K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];[.J518];[.K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];[.J519];[.K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];[.J520];[.K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];[.J521];[.K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];[.J522];[.K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];[.J523];[.K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];[.J524];[.K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];[.J525];[.K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];[.J526];[.K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];[.J527];[.K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];[.J528];[.K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];[.J529];[.K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];[.J530];[.K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];[.J531];[.K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];[.J532];[.K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];[.J533];[.K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];[.J534];[.K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];[.J535];[.K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];[.J536];[.K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];[.J537];[.K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];[.J538];[.K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];[.J539];[.K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];[.J540];[.K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];[.J541];[.K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];[.J542];[.K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];[.J543];[.K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];[.J544];[.K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];[.J545];[.K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];[.J546];[.K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];[.J547];[.K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];[.J548];[.K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];[.J549];[.K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];[.J550];[.K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];[.J551];[.K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];[.J552];[.K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];[.J553];[.K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];[.J554];[.K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];[.J555];[.K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];[.J556];[.K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];[.J557];[.K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];[.J558];[.K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];[.J559];[.K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];[.J560];[.K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];[.J561];[.K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];[.J562];[.K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];[.J563];[.K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];[.J564];[.K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];[.J565];[.K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];[.J566];[.K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];[.J567];[.K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];[.J568];[.K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];[.J569];[.K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];[.J570];[.K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];[.J571];[.K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];[.J572];[.K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];[.J573];[.K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];[.J574];[.K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];[.J575];[.K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];[.J576];[.K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];[.J577];[.K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];[.J578];[.K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];[.J579];[.K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];[.J580];[.K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];[.J581];[.K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];[.J582];[.K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];[.J583];[.K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];[.J584];[.K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];[.J585];[.K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];[.J586];[.K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];[.J587];[.K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];[.J588];[.K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];[.J589];[.K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];[.J590];[.K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];[.J591];[.K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];[.J592];[.K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];[.J593];[.K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];[.J594];[.K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];[.J595];[.K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];[.J596];[.K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];[.J597];[.K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];[.J598];[.K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];[.J599];[.K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];[.J600];[.K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];[.J601];[.K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];[.J602];[.K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];[.J603];[.K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];[.J604];[.K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];[.J605];[.K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];[.J606];[.K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];[.J607];[.K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];[.J608];[.K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];[.J609];[.K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];[.J610];[.K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];[.J611];[.K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];[.J612];[.K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];[.J613];[.K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];[.J614];[.K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];[.J615];[.K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];[.J616];[.K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];[.J617];[.K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];[.J618];[.K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];[.J619];[.K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];[.J620];[.K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];[.J621];[.K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];[.J622];[.K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];[.J623];[.K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];[.J624];[.K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];[.J625];[.K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];[.J626];[.K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];[.J627];[.K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];[.J628];[.K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];[.J629];[.K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];[.J630];[.K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];[.J631];[.K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];[.J632];[.K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];[.J633];[.K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];[.J634];[.K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];[.J635];[.K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];[.J636];[.K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];[.J637];[.K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];[.J638];[.K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];[.J639];[.K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];[.J640];[.K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];[.J641];[.K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];[.J642];[.K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];[.J643];[.K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];[.J644];[.K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];[.J645];[.K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];[.J646];[.K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];[.J647];[.K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];[.J648];[.K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];[.J649];[.K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];[.J650];[.K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1];[.J651];[.K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2];[.J652];[.K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3];[.J653];[.K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4];[.J654];[.K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5];[.J655];[.K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6];[.J656];[.K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7];[.J657];[.K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8];[.J658];[.K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9];[.J659];[.K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0];[.J660];[.K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1];[.J661];[.K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2];[.J662];[.K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3];[.J663];[.K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4];[.J664];[.K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5];[.J665];[.K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6];[.J666];[.K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7];[.J667];[.K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8];[.J668];[.K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69];[.J669];[.K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0];[.J670];[.K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1];[.J671];[.K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2];[.J672];[.K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3];[.J673];[.K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4];[.J674];[.K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5];[.J675];[.K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6];[.J676];[.K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7];[.J677];[.K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8];[.J678];[.K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79];[.J679];[.K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0];[.J680];[.K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1];[.J681];[.K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2];[.J682];[.K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3];[.J683];[.K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4];[.J684];[.K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5];[.J685];[.K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6];[.J686];[.K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7];[.J687];[.K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8];[.J688];[.K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89];[.J689];[.K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0];[.J690];[.K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1];[.J691];[.K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2];[.J692];[.K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3];[.J693];[.K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4];[.J694];[.K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5];[.J695];[.K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6];[.J696];[.K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7];[.J697];[.K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8];[.J698];[.K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99];[.J699];[.K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0];[.J700];[.K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1];[.J701];[.K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2];[.J702];[.K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3];[.J703];[.K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4];[.J704];[.K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5];[.J705];[.K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6];[.J706];[.K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7];[.J707];[.K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8];[.J708];[.K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09];[.J709];[.K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0];[.J710];[.K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1];[.J711];[.K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2];[.J712];[.K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3];[.J713];[.K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4];[.J714];[.K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5];[.J715];[.K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6];[.J716];[.K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7];[.J717];[.K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8];[.J718];[.K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19];[.J719];[.K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0];[.J720];[.K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1];[.J721];[.K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2];[.J722];[.K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3];[.J723];[.K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4];[.J724];[.K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5];[.J725];[.K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6];[.J726];[.K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7];[.J727];[.K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8];[.J728];[.K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29];[.J729];[.K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0];[.J730];[.K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1];[.J731];[.K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2];[.J732];[.K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3];[.J733];[.K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4];[.J734];[.K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5];[.J735];[.K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6];[.J736];[.K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7];[.J737];[.K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8];[.J738];[.K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39];[.J739];[.K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0];[.J740];[.K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1];[.J741];[.K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2];[.J742];[.K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3];[.J743];[.K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4];[.J744];[.K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5];[.J745];[.K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6];[.J746];[.K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7];[.J747];[.K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8];[.J748];[.K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49];[.J749];[.K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0];[.J750];[.K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1];[.J751];[.K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2];[.J752];[.K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3];[.J753];[.K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4];[.J754];[.K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5];[.J755];[.K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6];[.J756];[.K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7];[.J757];[.K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8];[.J758];[.K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59];[.J759];[.K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0];[.J760];[.K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1];[.J761];[.K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2];[.J762];[.K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3];[.J763];[.K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4];[.J764];[.K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5];[.J765];[.K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6];[.J766];[.K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7];[.J767];[.K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8];[.J768];[.K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69];[.J769];[.K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0];[.J770];[.K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1];[.J771];[.K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2];[.J772];[.K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3];[.J773];[.K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4];[.J774];[.K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5];[.J775];[.K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6];[.J776];[.K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7];[.J777];[.K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8];[.J778];[.K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79];[.J779];[.K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0];[.J780];[.K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1];[.J781];[.K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2];[.J782];[.K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3];[.J783];[.K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4];[.J784];[.K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5];[.J785];[.K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6];[.J786];[.K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7];[.J787];[.K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8];[.J788];[.K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89];[.J789];[.K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0];[.J790];[.K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1];[.J791];[.K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2];[.J792];[.K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3];[.J793];[.K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4];[.J794];[.K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5];[.J795];[.K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6];[.J796];[.K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7];[.J797];[.K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8];[.J798];[.K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799];[.J799];[.K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0];[.J800];[.K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1];[.J801];[.K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2];[.J802];[.K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3];[.J803];[.K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4];[.J804];[.K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5];[.J805];[.K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6];[.J806];[.K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7];[.J807];[.K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8];[.J808];[.K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09];[.J809];[.K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0];[.J810];[.K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1];[.J811];[.K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2];[.J812];[.K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3];[.J813];[.K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4];[.J814];[.K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5];[.J815];[.K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6];[.J816];[.K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7];[.J817];[.K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8];[.J818];[.K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19];[.J819];[.K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0];[.J820];[.K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1];[.J821];[.K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2];[.J822];[.K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3];[.J823];[.K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4];[.J824];[.K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5];[.J825];[.K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6];[.J826];[.K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7];[.J827];[.K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8];[.J828];[.K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29];[.J829];[.K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0];[.J830];[.K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1];[.J831];[.K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2];[.J832];[.K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3];[.J833];[.K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4];[.J834];[.K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5];[.J835];[.K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6];[.J836];[.K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7];[.J837];[.K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8];[.J838];[.K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39];[.J839];[.K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0];[.J840];[.K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1];[.J841];[.K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2];[.J842];[.K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3];[.J843];[.K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4];[.J844];[.K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5];[.J845];[.K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6];[.J846];[.K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7];[.J847];[.K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8];[.J848];[.K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49];[.J849];[.K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0];[.J850];[.K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1];[.J851];[.K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2];[.J852];[.K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3];[.J853];[.K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4];[.J854];[.K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5];[.J855];[.K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6];[.J856];[.K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7];[.J857];[.K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8];[.J858];[.K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59];[.J859];[.K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0];[.J860];[.K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1];[.J861];[.K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2];[.J862];[.K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3];[.J863];[.K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4];[.J864];[.K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5];[.J865];[.K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6];[.J866];[.K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7];[.J867];[.K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8];[.J868];[.K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69];[.J869];[.K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0];[.J870];[.K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1];[.J871];[.K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2];[.J872];[.K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3];[.J873];[.K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4];[.J874];[.K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5];[.J875];[.K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6];[.J876];[.K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7];[.J877];[.K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8];[.J878];[.K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79];[.J879];[.K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0];[.J880];[.K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1];[.J881];[.K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2];[.J882];[.K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3];[.J883];[.K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4];[.J884];[.K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5];[.J885];[.K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6];[.J886];[.K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7];[.J887];[.K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8];[.J888];[.K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89];[.J889];[.K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0];[.J890];[.K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1];[.J891];[.K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2];[.J892];[.K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3];[.J893];[.K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4];[.J894];[.K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5];[.J895];[.K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6];[.J896];[.K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7];[.J897];[.K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8];[.J898];[.K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899];[.J899];[.K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0];[.J900];[.K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1];[.J901];[.K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2];[.J902];[.K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3];[.J903];[.K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4];[.J904];[.K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5];[.J905];[.K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6];[.J906];[.K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7];[.J907];[.K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8];[.J908];[.K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09];[.J909];[.K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0];[.J910];[.K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1];[.J911];[.K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2];[.J912];[.K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3];[.J913];[.K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4];[.J914];[.K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5];[.J915];[.K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6];[.J916];[.K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7];[.J917];[.K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8];[.J918];[.K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19];[.J919];[.K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0];[.J920];[.K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1];[.J921];[.K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2];[.J922];[.K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3];[.J923];[.K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4];[.J924];[.K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5];[.J925];[.K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6];[.J926];[.K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7];[.J927];[.K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8];[.J928];[.K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29];[.J929];[.K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0];[.J930];[.K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1];[.J931];[.K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2];[.J932];[.K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3];[.J933];[.K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4];[.J934];[.K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5];[.J935];[.K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6];[.J936];[.K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7];[.J937];[.K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8];[.J938];[.K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39];[.J939];[.K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0];[.J940];[.K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1];[.J941];[.K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2];[.J942];[.K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3];[.J943];[.K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4];[.J944];[.K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5];[.J945];[.K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6];[.J946];[.K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7];[.J947];[.K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8];[.J948];[.K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49];[.J949];[.K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0];[.J950];[.K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1];[.J951];[.K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2];[.J952];[.K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3];[.J953];[.K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4];[.J954];[.K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5];[.J955];[.K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6];[.J956];[.K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7];[.J957];[.K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8];[.J958];[.K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59];[.J959];[.K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0];[.J960];[.K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1];[.J961];[.K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2];[.J962];[.K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3];[.J963];[.K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4];[.J964];[.K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5];[.J965];[.K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6];[.J966];[.K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7];[.J967];[.K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8];[.J968];[.K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69];[.J969];[.K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0];[.J970];[.K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1];[.J971];[.K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2];[.J972];[.K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3];[.J973];[.K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4];[.J974];[.K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5];[.J975];[.K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6];[.J976];[.K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7];[.J977];[.K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8];[.J978];[.K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79];[.J979];[.K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0];[.J980];[.K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1];[.J981];[.K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2];[.J982];[.K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3];[.J983];[.K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4];[.J984];[.K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5];[.J985];[.K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6];[.J986];[.K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7];[.J987];[.K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8];[.J988];[.K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89];[.J989];[.K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0];[.J990];[.K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1];[.J991];[.K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2];[.J992];[.K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3];[.J993];[.K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4];[.J994];[.K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5];[.J995];[.K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6];[.J996];[.K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7];[.J997];[.K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8];[.J998];[.K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999];[.J999];[.K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0];[.J1000];[.K1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1];[.J1001];[.K1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2];[.J1002];[.K1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3];[.J1003];[.K1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4];[.J1004];[.K1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5];[.J1005];[.K1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6];[.J1006];[.K1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7];[.J1007];[.K1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8];[.J1008];[.K1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09];[.J1009];[.K1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0];[.J1010];[.K1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1];[.J1011];[.K1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2];[.J1012];[.K1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3];[.J1013];[.K1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4];[.J1014];[.K1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5];[.J1015];[.K1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6];[.J1016];[.K1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7];[.J1017];[.K1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8];[.J1018];[.K1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19];[.J1019];[.K1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0];[.J1020];[.K1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1];[.J1021];[.K1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2];[.J1022];[.K1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3];[.J1023];[.K1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4];[.J1024];[.K1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5];[.J1025];[.K1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6];[.J1026];[.K1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7];[.J1027];[.K1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8];[.J1028];[.K1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29];[.J1029];[.K1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0];[.J1030];[.K1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1];[.J1031];[.K1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2];[.J1032];[.K1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3];[.J1033];[.K1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4];[.J1034];[.K1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5];[.J1035];[.K1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6];[.J1036];[.K1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7];[.J1037];[.K1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8];[.J1038];[.K1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39];[.J1039];[.K1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0];[.J1040];[.K1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1];[.J1041];[.K1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2];[.J1042];[.K1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3];[.J1043];[.K1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4];[.J1044];[.K1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5];[.J1045];[.K1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6];[.J1046];[.K1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7];[.J1047];[.K1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8];[.J1048];[.K1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49];[.J1049];[.K1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0];[.J1050];[.K1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1];[.J1051];[.K1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2];[.J1052];[.K1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3];[.J1053];[.K1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4];[.J1054];[.K1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5];[.J1055];[.K1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6];[.J1056];[.K1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7];[.J1057];[.K1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8];[.J1058];[.K1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59];[.J1059];[.K1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0];[.J1060];[.K1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1];[.J1061];[.K1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2];[.J1062];[.K1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3];[.J1063];[.K1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4];[.J1064];[.K1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5];[.J1065];[.K1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6];[.J1066];[.K1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7];[.J1067];[.K1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8];[.J1068];[.K1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69];[.J1069];[.K1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0];[.J1070];[.K1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1];[.J1071];[.K1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2];[.J1072];[.K1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3];[.J1073];[.K1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4];[.J1074];[.K1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5];[.J1075];[.K1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6];[.J1076];[.K1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7];[.J1077];[.K1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8];[.J1078];[.K1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79];[.J1079];[.K1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0];[.J1080];[.K1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1];[.J1081];[.K1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2];[.J1082];[.K1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3];[.J1083];[.K1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4];[.J1084];[.K1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5];[.J1085];[.K1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6];[.J1086];[.K1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7];[.J1087];[.K1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8];[.J1088];[.K1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89];[.J1089];[.K1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0];[.J1090];[.K1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1];[.J1091];[.K1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2];[.J1092];[.K1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3];[.J1093];[.K1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4];[.J1094];[.K1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5];[.J1095];[.K1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6];[.J1096];[.K1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7];[.J1097];[.K1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8];[.J1098];[.K1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099];[.J1099];[.K1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0];[.J1100];[.K1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1];[.J1101];[.K1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2];[.J1102];[.K1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3];[.J1103];[.K1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4];[.J1104];[.K1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5];[.J1105];[.K1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6];[.J1106];[.K1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7];[.J1107];[.K1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8];[.J1108];[.K1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09];[.J1109];[.K1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0];[.J1110];[.K1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1];[.J1111];[.K1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2];[.J1112];[.K1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3];[.J1113];[.K1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4];[.J1114];[.K1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5];[.J1115];[.K1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6];[.J1116];[.K1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7];[.J1117];[.K1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8];[.J1118];[.K1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19];[.J1119];[.K1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0];[.J1120];[.K1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1];[.J1121];[.K1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2];[.J1122];[.K1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3];[.J1123];[.K1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4];[.J1124];[.K1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5];[.J1125];[.K1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6];[.J1126];[.K1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7];[.J1127];[.K1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8];[.J1128];[.K1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29];[.J1129];[.K1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0];[.J1130];[.K1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1];[.J1131];[.K1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2];[.J1132];[.K1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3];[.J1133];[.K1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4];[.J1134];[.K1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5];[.J1135];[.K1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6];[.J1136];[.K1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7];[.J1137];[.K1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8];[.J1138];[.K1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39];[.J1139];[.K1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0];[.J1140];[.K1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1];[.J1141];[.K1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2];[.J1142];[.K1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3];[.J1143];[.K1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4];[.J1144];[.K1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5];[.J1145];[.K1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6];[.J1146];[.K1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7];[.J1147];[.K1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8];[.J1148];[.K1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49];[.J1149];[.K1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0];[.J1150];[.K1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1];[.J1151];[.K1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2];[.J1152];[.K1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3];[.J1153];[.K1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4];[.J1154];[.K1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5];[.J1155];[.K1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6];[.J1156];[.K1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7];[.J1157];[.K1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8];[.J1158];[.K1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59];[.J1159];[.K1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0];[.J1160];[.K1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1];[.J1161];[.K1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2];[.J1162];[.K1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3];[.J1163];[.K1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4];[.J1164];[.K1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5];[.J1165];[.K1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6];[.J1166];[.K1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7];[.J1167];[.K1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8];[.J1168];[.K1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69];[.J1169];[.K1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0];[.J1170];[.K1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1];[.J1171];[.K1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2];[.J1172];[.K1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3];[.J1173];[.K1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4];[.J1174];[.K1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5];[.J1175];[.K1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6];[.J1176];[.K1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7];[.J1177];[.K1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8];[.J1178];[.K1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79];[.J1179];[.K1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0];[.J1180];[.K1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1];[.J1181];[.K1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2];[.J1182];[.K1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3];[.J1183];[.K1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4];[.J1184];[.K1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5];[.J1185];[.K1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6];[.J1186];[.K1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7];[.J1187];[.K1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8];[.J1188];[.K1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89];[.J1189];[.K1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0];[.J1190];[.K1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1];[.J1191];[.K1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2];[.J1192];[.K1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3];[.J1193];[.K1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4];[.J1194];[.K1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5];[.J1195];[.K1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6];[.J1196];[.K1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7];[.J1197];[.K1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8];[.J1198];[.K1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199];[.J1199];[.K1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0];[.J1200];[.K1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1];[.J1201];[.K1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2];[.J1202];[.K1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3];[.J1203];[.K1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4];[.J1204];[.K1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5];[.J1205];[.K1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6];[.J1206];[.K1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7];[.J1207];[.K1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8];[.J1208];[.K1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09];[.J1209];[.K1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0];[.J1210];[.K1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1];[.J1211];[.K1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2];[.J1212];[.K1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3];[.J1213];[.K1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4];[.J1214];[.K1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5];[.J1215];[.K1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6];[.J1216];[.K1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7];[.J1217];[.K1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8];[.J1218];[.K1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19];[.J1219];[.K1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0];[.J1220];[.K1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1];[.J1221];[.K1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2];[.J1222];[.K1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3];[.J1223];[.K1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4];[.J1224];[.K1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5];[.J1225];[.K1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6];[.J1226];[.K1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7];[.J1227];[.K1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8];[.J1228];[.K1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29];[.J1229];[.K1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0];[.J1230];[.K1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1];[.J1231];[.K1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2];[.J1232];[.K1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3];[.J1233];[.K1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4];[.J1234];[.K1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5];[.J1235];[.K1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6];[.J1236];[.K1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7];[.J1237];[.K1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8];[.J1238];[.K1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39];[.J1239];[.K1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0];[.J1240];[.K1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1];[.J1241];[.K1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2];[.J1242];[.K1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3];[.J1243];[.K1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4];[.J1244];[.K1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5];[.J1245];[.K1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6];[.J1246];[.K1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7];[.J1247];[.K1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8];[.J1248];[.K1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49];[.J1249];[.K1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0];[.J1250];[.K1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1];[.J1251];[.K1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2];[.J1252];[.K1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3];[.J1253];[.K1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4];[.J1254];[.K1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5];[.J1255];[.K1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6];[.J1256];[.K1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7];[.J1257];[.K1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8];[.J1258];[.K1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59];[.J1259];[.K1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0];[.J1260];[.K1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1];[.J1261];[.K1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2];[.J1262];[.K1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3];[.J1263];[.K1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4];[.J1264];[.K1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5];[.J1265];[.K1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6];[.J1266];[.K1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7];[.J1267];[.K1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8];[.J1268];[.K1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69];[.J1269];[.K1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0];[.J1270];[.K1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1];[.J1271];[.K1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2];[.J1272];[.K1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3];[.J1273];[.K1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4];[.J1274];[.K1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5];[.J1275];[.K1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6];[.J1276];[.K1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7];[.J1277];[.K1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8];[.J1278];[.K1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79];[.J1279];[.K1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0];[.J1280];[.K1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1];[.J1281];[.K1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2];[.J1282];[.K1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3];[.J1283];[.K1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4];[.J1284];[.K1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5];[.J1285];[.K1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6];[.J1286];[.K1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7];[.J1287];[.K1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8];[.J1288];[.K1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89];[.J1289];[.K1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0];[.J1290];[.K1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1];[.J1291];[.K1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2];[.J1292];[.K1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3];[.J1293];[.K1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4];[.J1294];[.K1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5];[.J1295];[.K1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6];[.J1296];[.K1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7];[.J1297];[.K1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8];[.J1298];[.K1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299];[.J1299];[.K1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0];[.J1300];[.K1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1];[.J1301];[.K1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2];[.J1302];[.K1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3];[.J1303];[.K1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4];[.J1304];[.K1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5];[.J1305];[.K1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6];[.J1306];[.K1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7];[.J1307];[.K1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8];[.J1308];[.K1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09];[.J1309];[.K1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0];[.J1310];[.K1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1];[.J1311];[.K1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2];[.J1312];[.K1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3];[.J1313];[.K1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4];[.J1314];[.K1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5];[.J1315];[.K1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6];[.J1316];[.K1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7];[.J1317];[.K1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8];[.J1318];[.K1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19];[.J1319];[.K1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0];[.J1320];[.K1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1];[.J1321];[.K1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2];[.J1322];[.K1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3];[.J1323];[.K1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4];[.J1324];[.K1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5];[.J1325];[.K1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6];[.J1326];[.K1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7];[.J1327];[.K1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8];[.J1328];[.K1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29];[.J1329];[.K1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0];[.J1330];[.K1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1];[.J1331];[.K1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2];[.J1332];[.K1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3];[.J1333];[.K1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4];[.J1334];[.K1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5];[.J1335];[.K1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6];[.J1336];[.K1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7];[.J1337];[.K1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8];[.J1338];[.K1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39];[.J1339];[.K1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0];[.J1340];[.K1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1];[.J1341];[.K1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2];[.J1342];[.K1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3];[.J1343];[.K1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4];[.J1344];[.K1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5];[.J1345];[.K1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6];[.J1346];[.K1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7];[.J1347];[.K1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8];[.J1348];[.K1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49];[.J1349];[.K1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0];[.J1350];[.K1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1];[.J1351];[.K1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2];[.J1352];[.K1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3];[.J1353];[.K1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4];[.J1354];[.K1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5];[.J1355];[.K1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6];[.J1356];[.K1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7];[.J1357];[.K1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8];[.J1358];[.K1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59];[.J1359];[.K1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0];[.J1360];[.K1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1];[.J1361];[.K1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2];[.J1362];[.K1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3];[.J1363];[.K1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4];[.J1364];[.K1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5];[.J1365];[.K1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6];[.J1366];[.K1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7];[.J1367];[.K1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8];[.J1368];[.K1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69];[.J1369];[.K1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0];[.J1370];[.K1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1];[.J1371];[.K1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2];[.J1372];[.K1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3];[.J1373];[.K1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4];[.J1374];[.K1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5];[.J1375];[.K1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6];[.J1376];[.K1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7];[.J1377];[.K1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8];[.J1378];[.K1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79];[.J1379];[.K1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0];[.J1380];[.K1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1];[.J1381];[.K1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2];[.J1382];[.K1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3];[.J1383];[.K1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4];[.J1384];[.K1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5];[.J1385];[.K1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6];[.J1386];[.K1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7];[.J1387];[.K1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8];[.J1388];[.K1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89];[.J1389];[.K1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0];[.J1390];[.K1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1];[.J1391];[.K1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2];[.J1392];[.K1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3];[.J1393];[.K1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4];[.J1394];[.K1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5];[.J1395];[.K1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6];[.J1396];[.K1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7];[.J1397];[.K1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8];[.J1398];[.K1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399];[.J1399];[.K1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0];[.J1400];[.K1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1];[.J1401];[.K1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2];[.J1402];[.K1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3];[.J1403];[.K1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4];[.J1404];[.K1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5];[.J1405];[.K1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6];[.J1406];[.K1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7];[.J1407];[.K1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8];[.J1408];[.K1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09];[.J1409];[.K1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0];[.J1410];[.K1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1];[.J1411];[.K1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2];[.J1412];[.K1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3];[.J1413];[.K1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4];[.J1414];[.K1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5];[.J1415];[.K1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6];[.J1416];[.K1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7];[.J1417];[.K1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8];[.J1418];[.K1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19];[.J1419];[.K1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0];[.J1420];[.K1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1];[.J1421];[.K1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2];[.J1422];[.K1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3];[.J1423];[.K1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4];[.J1424];[.K1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5];[.J1425];[.K1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6];[.J1426];[.K1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7];[.J1427];[.K1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8];[.J1428];[.K1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29];[.J1429];[.K1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0];[.J1430];[.K1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1];[.J1431];[.K1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2];[.J1432];[.K1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3];[.J1433];[.K1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4];[.J1434];[.K1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5];[.J1435];[.K1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6];[.J1436];[.K1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7];[.J1437];[.K1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8];[.J1438];[.K1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39];[.J1439];[.K1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0];[.J1440];[.K1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1];[.J1441];[.K1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2];[.J1442];[.K1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3];[.J1443];[.K1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4];[.J1444];[.K1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5];[.J1445];[.K1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6];[.J1446];[.K1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7];[.J1447];[.K1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8];[.J1448];[.K1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49];[.J1449];[.K1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0];[.J1450];[.K1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1];[.J1451];[.K1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2];[.J1452];[.K1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3];[.J1453];[.K1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4];[.J1454];[.K1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5];[.J1455];[.K1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6];[.J1456];[.K1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7];[.J1457];[.K1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8];[.J1458];[.K1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59];[.J1459];[.K1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0];[.J1460];[.K1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1];[.J1461];[.K1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2];[.J1462];[.K1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3];[.J1463];[.K1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4];[.J1464];[.K1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5];[.J1465];[.K1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6];[.J1466];[.K1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7];[.J1467];[.K1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8];[.J1468];[.K1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69];[.J1469];[.K1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0];[.J1470];[.K1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1];[.J1471];[.K1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2];[.J1472];[.K1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3];[.J1473];[.K1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4];[.J1474];[.K1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5];[.J1475];[.K1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6];[.J1476];[.K1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7];[.J1477];[.K1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8];[.J1478];[.K1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79];[.J1479];[.K1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0];[.J1480];[.K1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1];[.J1481];[.K1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2];[.J1482];[.K1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3];[.J1483];[.K1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4];[.J1484];[.K1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5];[.J1485];[.K1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6];[.J1486];[.K1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7];[.J1487];[.K1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8];[.J1488];[.K1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89];[.J1489];[.K1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0];[.J1490];[.K1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1];[.J1491];[.K1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2];[.J1492];[.K1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3];[.J1493];[.K1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4];[.J1494];[.K1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5];[.J1495];[.K1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6];[.J1496];[.K1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7];[.J1497];[.K1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8];[.J1498];[.K1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499];[.J1499];[.K1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0];[.J1500];[.K1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1];[.J1501];[.K1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2];[.J1502];[.K1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3];[.J1503];[.K1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4];[.J1504];[.K1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5];[.J1505];[.K1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6];[.J1506];[.K1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7];[.J1507];[.K1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8];[.J1508];[.K1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09];[.J1509];[.K1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0];[.J1510];[.K1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1];[.J1511];[.K1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2];[.J1512];[.K1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3];[.J1513];[.K1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4];[.J1514];[.K1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5];[.J1515];[.K1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6];[.J1516];[.K1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7];[.J1517];[.K1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8];[.J1518];[.K1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19];[.J1519];[.K1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0];[.J1520];[.K1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1];[.J1521];[.K1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2];[.J1522];[.K1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3];[.J1523];[.K1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4];[.J1524];[.K1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5];[.J1525];[.K1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6];[.J1526];[.K1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7];[.J1527];[.K1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8];[.J1528];[.K1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29];[.J1529];[.K1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0];[.J1530];[.K1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1];[.J1531];[.K1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2];[.J1532];[.K1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3];[.J1533];[.K1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4];[.J1534];[.K1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5];[.J1535];[.K1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6];[.J1536];[.K1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7];[.J1537];[.K1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8];[.J1538];[.K1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39];[.J1539];[.K1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0];[.J1540];[.K1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1];[.J1541];[.K1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2];[.J1542];[.K1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3];[.J1543];[.K1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4];[.J1544];[.K1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5];[.J1545];[.K1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6];[.J1546];[.K1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7];[.J1547];[.K1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8];[.J1548];[.K1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49];[.J1549];[.K1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0];[.J1550];[.K1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1];[.J1551];[.K1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2];[.J1552];[.K1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3];[.J1553];[.K1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4];[.J1554];[.K1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5];[.J1555];[.K1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6];[.J1556];[.K1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7];[.J1557];[.K1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8];[.J1558];[.K1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59];[.J1559];[.K1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0];[.J1560];[.K1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1];[.J1561];[.K1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2];[.J1562];[.K1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3];[.J1563];[.K1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4];[.J1564];[.K1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5];[.J1565];[.K1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6];[.J1566];[.K1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7];[.J1567];[.K1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8];[.J1568];[.K1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69];[.J1569];[.K1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0];[.J1570];[.K1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1];[.J1571];[.K1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2];[.J1572];[.K1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3];[.J1573];[.K1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4];[.J1574];[.K1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5];[.J1575];[.K1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6];[.J1576];[.K1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7];[.J1577];[.K1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8];[.J1578];[.K1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79];[.J1579];[.K1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0];[.J1580];[.K1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1];[.J1581];[.K1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2];[.J1582];[.K1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3];[.J1583];[.K1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4];[.J1584];[.K1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5];[.J1585];[.K1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6];[.J1586];[.K1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7];[.J1587];[.K1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8];[.J1588];[.K1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89];[.J1589];[.K1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0];[.J1590];[.K1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1];[.J1591];[.K1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2];[.J1592];[.K1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3];[.J1593];[.K1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4];[.J1594];[.K1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5];[.J1595];[.K1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6];[.J1596];[.K1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7];[.J1597];[.K1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8];[.J1598];[.K1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599];[.J1599];[.K1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0];[.J1600];[.K1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1];[.J1601];[.K1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2];[.J1602];[.K1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3];[.J1603];[.K1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4];[.J1604];[.K1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5];[.J1605];[.K1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6];[.J1606];[.K1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7];[.J1607];[.K1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8];[.J1608];[.K1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09];[.J1609];[.K1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0];[.J1610];[.K1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1];[.J1611];[.K1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2];[.J1612];[.K1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3];[.J1613];[.K1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4];[.J1614];[.K1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5];[.J1615];[.K1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6];[.J1616];[.K1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7];[.J1617];[.K1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8];[.J1618];[.K1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19];[.J1619];[.K1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0];[.J1620];[.K1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1];[.J1621];[.K1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2];[.J1622];[.K1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3];[.J1623];[.K1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4];[.J1624];[.K1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5];[.J1625];[.K1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6];[.J1626];[.K1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7];[.J1627];[.K1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8];[.J1628];[.K1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29];[.J1629];[.K1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0];[.J1630];[.K1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1];[.J1631];[.K1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2];[.J1632];[.K1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3];[.J1633];[.K1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4];[.J1634];[.K1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5];[.J1635];[.K1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6];[.J1636];[.K1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7];[.J1637];[.K1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8];[.J1638];[.K1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39];[.J1639];[.K1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0];[.J1640];[.K1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1];[.J1641];[.K1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2];[.J1642];[.K1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3];[.J1643];[.K1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4];[.J1644];[.K1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5];[.J1645];[.K1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6];[.J1646];[.K1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7];[.J1647];[.K1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8];[.J1648];[.K1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49];[.J1649];[.K1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0];[.J1650];[.K1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1];[.J1651];[.K1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2];[.J1652];[.K1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3];[.J1653];[.K1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4];[.J1654];[.K1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5];[.J1655];[.K1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6];[.J1656];[.K1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7];[.J1657];[.K1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8];[.J1658];[.K1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59];[.J1659];[.K1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0];[.J1660];[.K1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1];[.J1661];[.K1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2];[.J1662];[.K1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3];[.J1663];[.K1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4];[.J1664];[.K1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5];[.J1665];[.K1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6];[.J1666];[.K1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7];[.J1667];[.K1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8];[.J1668];[.K1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69];[.J1669];[.K1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0];[.J1670];[.K1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1];[.J1671];[.K1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2];[.J1672];[.K1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3];[.J1673];[.K1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4];[.J1674];[.K1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5];[.J1675];[.K1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6];[.J1676];[.K1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7];[.J1677];[.K1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8];[.J1678];[.K1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79];[.J1679];[.K1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0];[.J1680];[.K1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1];[.J1681];[.K1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2];[.J1682];[.K1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3];[.J1683];[.K1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4];[.J1684];[.K1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5];[.J1685];[.K1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6];[.J1686];[.K1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7];[.J1687];[.K1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8];[.J1688];[.K1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89];[.J1689];[.K1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0];[.J1690];[.K1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1];[.J1691];[.K1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2];[.J1692];[.K1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3];[.J1693];[.K1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4];[.J1694];[.K1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5];[.J1695];[.K1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6];[.J1696];[.K1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7];[.J1697];[.K1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8];[.J1698];[.K1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699];[.J1699];[.K1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0];[.J1700];[.K1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1];[.J1701];[.K1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2];[.J1702];[.K1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3];[.J1703];[.K1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4];[.J1704];[.K1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5];[.J1705];[.K1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6];[.J1706];[.K1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7];[.J1707];[.K1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8];[.J1708];[.K1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09];[.J1709];[.K1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0];[.J1710];[.K1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1];[.J1711];[.K1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2];[.J1712];[.K1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3];[.J1713];[.K1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4];[.J1714];[.K1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5];[.J1715];[.K1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6];[.J1716];[.K1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7];[.J1717];[.K1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8];[.J1718];[.K1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19];[.J1719];[.K1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0];[.J1720];[.K1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1];[.J1721];[.K1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2];[.J1722];[.K1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3];[.J1723];[.K1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4];[.J1724];[.K1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5];[.J1725];[.K1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6];[.J1726];[.K1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7];[.J1727];[.K1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8];[.J1728];[.K1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29];[.J1729];[.K1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0];[.J1730];[.K1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1];[.J1731];[.K1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2];[.J1732];[.K1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3];[.J1733];[.K1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4];[.J1734];[.K1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5];[.J1735];[.K1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6];[.J1736];[.K1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7];[.J1737];[.K1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8];[.J1738];[.K1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39];[.J1739];[.K1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0];[.J1740];[.K1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1];[.J1741];[.K1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2];[.J1742];[.K1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3];[.J1743];[.K1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4];[.J1744];[.K1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5];[.J1745];[.K1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6];[.J1746];[.K1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7];[.J1747];[.K1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8];[.J1748];[.K1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49];[.J1749];[.K1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0];[.J1750];[.K1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1];[.J1751];[.K1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2];[.J1752];[.K1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3];[.J1753];[.K1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4];[.J1754];[.K1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5];[.J1755];[.K1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6];[.J1756];[.K1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7];[.J1757];[.K1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8];[.J1758];[.K1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59];[.J1759];[.K1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0];[.J1760];[.K1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1];[.J1761];[.K1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2];[.J1762];[.K1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3];[.J1763];[.K1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4];[.J1764];[.K1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5];[.J1765];[.K1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6];[.J1766];[.K1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7];[.J1767];[.K1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8];[.J1768];[.K1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69];[.J1769];[.K1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0];[.J1770];[.K1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1];[.J1771];[.K1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2];[.J1772];[.K1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3];[.J1773];[.K1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4];[.J1774];[.K1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5];[.J1775];[.K1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6];[.J1776];[.K1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7];[.J1777];[.K1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8];[.J1778];[.K1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79];[.J1779];[.K1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0];[.J1780];[.K1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1];[.J1781];[.K1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2];[.J1782];[.K1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3];[.J1783];[.K1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4];[.J1784];[.K1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5];[.J1785];[.K1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6];[.J1786];[.K1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7];[.J1787];[.K1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8];[.J1788];[.K1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89];[.J1789];[.K1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0];[.J1790];[.K1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1];[.J1791];[.K1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2];[.J1792];[.K1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3];[.J1793];[.K1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4];[.J1794];[.K1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5];[.J1795];[.K1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6];[.J1796];[.K1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7];[.J1797];[.K1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8];[.J1798];[.K1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799];[.J1799];[.K1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0];[.J1800];[.K1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1];[.J1801];[.K1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2];[.J1802];[.K1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3];[.J1803];[.K1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4];[.J1804];[.K1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5];[.J1805];[.K1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6];[.J1806];[.K1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7];[.J1807];[.K1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8];[.J1808];[.K1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09];[.J1809];[.K1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0];[.J1810];[.K1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1];[.J1811];[.K1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2];[.J1812];[.K1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3];[.J1813];[.K1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4];[.J1814];[.K1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5];[.J1815];[.K1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6];[.J1816];[.K1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7];[.J1817];[.K1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8];[.J1818];[.K1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19];[.J1819];[.K1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0];[.J1820];[.K1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1];[.J1821];[.K1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2];[.J1822];[.K1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3];[.J1823];[.K1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4];[.J1824];[.K1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5];[.J1825];[.K1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6];[.J1826];[.K1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7];[.J1827];[.K1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8];[.J1828];[.K1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29];[.J1829];[.K1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0];[.J1830];[.K1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1];[.J1831];[.K1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2];[.J1832];[.K1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3];[.J1833];[.K1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4];[.J1834];[.K1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5];[.J1835];[.K1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6];[.J1836];[.K1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7];[.J1837];[.K1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8];[.J1838];[.K1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39];[.J1839];[.K1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0];[.J1840];[.K1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1];[.J1841];[.K1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2];[.J1842];[.K1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3];[.J1843];[.K1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4];[.J1844];[.K1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5];[.J1845];[.K1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6];[.J1846];[.K1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7];[.J1847];[.K1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8];[.J1848];[.K1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49];[.J1849];[.K1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0];[.J1850];[.K1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1];[.J1851];[.K1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2];[.J1852];[.K1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3];[.J1853];[.K1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4];[.J1854];[.K1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5];[.J1855];[.K1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6];[.J1856];[.K1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7];[.J1857];[.K1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8];[.J1858];[.K1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59];[.J1859];[.K1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0];[.J1860];[.K1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1];[.J1861];[.K1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2];[.J1862];[.K1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3];[.J1863];[.K1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4];[.J1864];[.K1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5];[.J1865];[.K1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6];[.J1866];[.K1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7];[.J1867];[.K1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8];[.J1868];[.K1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69];[.J1869];[.K1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0];[.J1870];[.K1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1];[.J1871];[.K1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2];[.J1872];[.K1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3];[.J1873];[.K1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4];[.J1874];[.K1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5];[.J1875];[.K1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6];[.J1876];[.K1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7];[.J1877];[.K1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8];[.J1878];[.K1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79];[.J1879];[.K1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0];[.J1880];[.K1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1];[.J1881];[.K1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2];[.J1882];[.K1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3];[.J1883];[.K1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4];[.J1884];[.K1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5];[.J1885];[.K1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6];[.J1886];[.K1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7];[.J1887];[.K1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8];[.J1888];[.K1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89];[.J1889];[.K1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0];[.J1890];[.K1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1];[.J1891];[.K1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2];[.J1892];[.K1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3];[.J1893];[.K1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4];[.J1894];[.K1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5];[.J1895];[.K1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6];[.J1896];[.K1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7];[.J1897];[.K1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8];[.J1898];[.K1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899];[.J1899];[.K1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0];[.J1900];[.K1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1];[.J1901];[.K1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2];[.J1902];[.K1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3];[.J1903];[.K1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4];[.J1904];[.K1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5];[.J1905];[.K1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6];[.J1906];[.K1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7];[.J1907];[.K1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8];[.J1908];[.K1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09];[.J1909];[.K1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0];[.J1910];[.K1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1];[.J1911];[.K1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2];[.J1912];[.K1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3];[.J1913];[.K1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4];[.J1914];[.K1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5];[.J1915];[.K1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6];[.J1916];[.K1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7];[.J1917];[.K1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8];[.J1918];[.K1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19];[.J1919];[.K1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0];[.J1920];[.K1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1];[.J1921];[.K1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2];[.J1922];[.K1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3];[.J1923];[.K1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4];[.J1924];[.K1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5];[.J1925];[.K1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6];[.J1926];[.K1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7];[.J1927];[.K1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8];[.J1928];[.K1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29];[.J1929];[.K1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0];[.J1930];[.K1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1];[.J1931];[.K1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2];[.J1932];[.K1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3];[.J1933];[.K1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4];[.J1934];[.K1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5];[.J1935];[.K1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6];[.J1936];[.K1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7];[.J1937];[.K1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8];[.J1938];[.K1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39];[.J1939];[.K1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0];[.J1940];[.K1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1];[.J1941];[.K1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2];[.J1942];[.K1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3];[.J1943];[.K1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4];[.J1944];[.K1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5];[.J1945];[.K1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6];[.J1946];[.K1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7];[.J1947];[.K1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8];[.J1948];[.K1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49];[.J1949];[.K1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0];[.J1950];[.K1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1];[.J1951];[.K1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2];[.J1952];[.K1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3];[.J1953];[.K1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4];[.J1954];[.K1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5];[.J1955];[.K1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6];[.J1956];[.K1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7];[.J1957];[.K1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8];[.J1958];[.K1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59];[.J1959];[.K1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0];[.J1960];[.K1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1];[.J1961];[.K1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2];[.J1962];[.K1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3];[.J1963];[.K1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4];[.J1964];[.K1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5];[.J1965];[.K1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6];[.J1966];[.K1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7];[.J1967];[.K1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8];[.J1968];[.K1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69];[.J1969];[.K1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0];[.J1970];[.K1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1];[.J1971];[.K1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2];[.J1972];[.K1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3];[.J1973];[.K1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4];[.J1974];[.K1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5];[.J1975];[.K1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6];[.J1976];[.K1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7];[.J1977];[.K1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8];[.J1978];[.K1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79];[.J1979];[.K1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0];[.J1980];[.K1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1];[.J1981];[.K1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2];[.J1982];[.K1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3];[.J1983];[.K1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4];[.J1984];[.K1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5];[.J1985];[.K1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6];[.J1986];[.K1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7];[.J1987];[.K1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8];[.J1988];[.K1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89];[.J1989];[.K1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0];[.J1990];[.K1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1];[.J1991];[.K1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2];[.J1992];[.K1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3];[.J1993];[.K1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4];[.J1994];[.K1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5];[.J1995];[.K1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6];[.J1996];[.K1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7];[.J1997];[.K1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8];[.J1998];[.K1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1999];[.J1999];[.K1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0];[.J2000];[.K2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1];[.J2001];[.K2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2];[.J2002];[.K2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3];[.J2003];[.K2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4];[.J2004];[.K2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5];[.J2005];[.K2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6];[.J2006];[.K2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7];[.J2007];[.K2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8];[.J2008];[.K2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09];[.J2009];[.K2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0];[.J2010];[.K2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1];[.J2011];[.K2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2];[.J2012];[.K2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3];[.J2013];[.K2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4];[.J2014];[.K2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5];[.J2015];[.K2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6];[.J2016];[.K2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7];[.J2017];[.K2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8];[.J2018];[.K2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19];[.J2019];[.K2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0];[.J2020];[.K2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1];[.J2021];[.K2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2];[.J2022];[.K2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3];[.J2023];[.K2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4];[.J2024];[.K2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5];[.J2025];[.K2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6];[.J2026];[.K2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7];[.J2027];[.K2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8];[.J2028];[.K2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29];[.J2029];[.K2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0];[.J2030];[.K2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1];[.J2031];[.K2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2];[.J2032];[.K2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3];[.J2033];[.K2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4];[.J2034];[.K2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5];[.J2035];[.K2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6];[.J2036];[.K2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7];[.J2037];[.K2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8];[.J2038];[.K2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39];[.J2039];[.K2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0];[.J2040];[.K2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1];[.J2041];[.K2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2];[.J2042];[.K2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3];[.J2043];[.K2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4];[.J2044];[.K2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5];[.J2045];[.K2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6];[.J2046];[.K2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7];[.J2047];[.K2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8];[.J2048];[.K2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49];[.J2049];[.K2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0];[.J2050];[.K2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1];[.J2051];[.K2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2];[.J2052];[.K2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3];[.J2053];[.K2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4];[.J2054];[.K2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5];[.J2055];[.K2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6];[.J2056];[.K2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7];[.J2057];[.K2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8];[.J2058];[.K2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59];[.J2059];[.K2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0];[.J2060];[.K2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1];[.J2061];[.K2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2];[.J2062];[.K2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3];[.J2063];[.K2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4];[.J2064];[.K2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5];[.J2065];[.K2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6];[.J2066];[.K2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7];[.J2067];[.K2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8];[.J2068];[.K2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69];[.J2069];[.K2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0];[.J2070];[.K2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1];[.J2071];[.K2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2];[.J2072];[.K2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3];[.J2073];[.K2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4];[.J2074];[.K2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5];[.J2075];[.K2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6];[.J2076];[.K2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7];[.J2077];[.K2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8];[.J2078];[.K2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79];[.J2079];[.K2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0];[.J2080];[.K2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1];[.J2081];[.K2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2];[.J2082];[.K2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3];[.J2083];[.K2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4];[.J2084];[.K2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5];[.J2085];[.K2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6];[.J2086];[.K2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7];[.J2087];[.K2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8];[.J2088];[.K2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89];[.J2089];[.K2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0];[.J2090];[.K2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1];[.J2091];[.K2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2];[.J2092];[.K2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3];[.J2093];[.K2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4];[.J2094];[.K2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5];[.J2095];[.K2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6];[.J2096];[.K2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7];[.J2097];[.K2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8];[.J2098];[.K2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099];[.J2099];[.K2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0];[.J2100];[.K2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1];[.J2101];[.K2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2];[.J2102];[.K2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3];[.J2103];[.K2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4];[.J2104];[.K2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5];[.J2105];[.K2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6];[.J2106];[.K2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7];[.J2107];[.K2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8];[.J2108];[.K2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09];[.J2109];[.K2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0];[.J2110];[.K2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1];[.J2111];[.K2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2];[.J2112];[.K2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3];[.J2113];[.K2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4];[.J2114];[.K2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5];[.J2115];[.K2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6];[.J2116];[.K2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7];[.J2117];[.K2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8];[.J2118];[.K2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19];[.J2119];[.K2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0];[.J2120];[.K2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1];[.J2121];[.K2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2];[.J2122];[.K2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3];[.J2123];[.K2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4];[.J2124];[.K2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5];[.J2125];[.K2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6];[.J2126];[.K2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7];[.J2127];[.K2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8];[.J2128];[.K2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29];[.J2129];[.K2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0];[.J2130];[.K2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1];[.J2131];[.K2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2];[.J2132];[.K2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3];[.J2133];[.K2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4];[.J2134];[.K2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5];[.J2135];[.K2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6];[.J2136];[.K2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7];[.J2137];[.K2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8];[.J2138];[.K2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39];[.J2139];[.K2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0];[.J2140];[.K2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1];[.J2141];[.K2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2];[.J2142];[.K2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3];[.J2143];[.K2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4];[.J2144];[.K2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5];[.J2145];[.K2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6];[.J2146];[.K2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7];[.J2147];[.K2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8];[.J2148];[.K2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49];[.J2149];[.K2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0];[.J2150];[.K2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1];[.J2151];[.K2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2];[.J2152];[.K2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3];[.J2153];[.K2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4];[.J2154];[.K2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5];[.J2155];[.K2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6];[.J2156];[.K2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7];[.J2157];[.K2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8];[.J2158];[.K2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59];[.J2159];[.K2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0];[.J2160];[.K2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1];[.J2161];[.K2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2];[.J2162];[.K2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3];[.J2163];[.K2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4];[.J2164];[.K2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5];[.J2165];[.K2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6];[.J2166];[.K2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7];[.J2167];[.K2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8];[.J2168];[.K2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69];[.J2169];[.K2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0];[.J2170];[.K2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1];[.J2171];[.K2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2];[.J2172];[.K2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3];[.J2173];[.K2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4];[.J2174];[.K2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5];[.J2175];[.K2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6];[.J2176];[.K2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7];[.J2177];[.K2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8];[.J2178];[.K2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79];[.J2179];[.K2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0];[.J2180];[.K2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1];[.J2181];[.K2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2];[.J2182];[.K2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3];[.J2183];[.K2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4];[.J2184];[.K2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5];[.J2185];[.K2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6];[.J2186];[.K2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7];[.J2187];[.K2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8];[.J2188];[.K2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89];[.J2189];[.K2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0];[.J2190];[.K2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1];[.J2191];[.K2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2];[.J2192];[.K2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3];[.J2193];[.K2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4];[.J2194];[.K2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5];[.J2195];[.K2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6];[.J2196];[.K2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7];[.J2197];[.K2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8];[.J2198];[.K2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199];[.J2199];[.K2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0];[.J2200];[.K2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1];[.J2201];[.K2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2];[.J2202];[.K2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3];[.J2203];[.K2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4];[.J2204];[.K2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5];[.J2205];[.K2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6];[.J2206];[.K2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7];[.J2207];[.K2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8];[.J2208];[.K2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09];[.J2209];[.K2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0];[.J2210];[.K2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1];[.J2211];[.K2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2];[.J2212];[.K2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3];[.J2213];[.K2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4];[.J2214];[.K2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5];[.J2215];[.K2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6];[.J2216];[.K2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7];[.J2217];[.K2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8];[.J2218];[.K2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19];[.J2219];[.K2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0];[.J2220];[.K2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1];[.J2221];[.K2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2];[.J2222];[.K2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3];[.J2223];[.K2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4];[.J2224];[.K2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5];[.J2225];[.K2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6];[.J2226];[.K2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7];[.J2227];[.K2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8];[.J2228];[.K2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29];[.J2229];[.K2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0];[.J2230];[.K2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1];[.J2231];[.K2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2];[.J2232];[.K2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3];[.J2233];[.K2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4];[.J2234];[.K2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5];[.J2235];[.K2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6];[.J2236];[.K2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7];[.J2237];[.K2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8];[.J2238];[.K2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39];[.J2239];[.K2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0];[.J2240];[.K2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1];[.J2241];[.K2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2];[.J2242];[.K2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3];[.J2243];[.K2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4];[.J2244];[.K2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5];[.J2245];[.K2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6];[.J2246];[.K2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7];[.J2247];[.K2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8];[.J2248];[.K2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49];[.J2249];[.K2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0];[.J2250];[.K2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1];[.J2251];[.K2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2];[.J2252];[.K2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3];[.J2253];[.K2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4];[.J2254];[.K2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5];[.J2255];[.K2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6];[.J2256];[.K2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7];[.J2257];[.K2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8];[.J2258];[.K2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59];[.J2259];[.K2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0];[.J2260];[.K2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1];[.J2261];[.K2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2];[.J2262];[.K2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3];[.J2263];[.K2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4];[.J2264];[.K2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5];[.J2265];[.K2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6];[.J2266];[.K2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7];[.J2267];[.K2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8];[.J2268];[.K2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69];[.J2269];[.K2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0];[.J2270];[.K2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1];[.J2271];[.K2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2];[.J2272];[.K2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3];[.J2273];[.K2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4];[.J2274];[.K2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5];[.J2275];[.K2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6];[.J2276];[.K2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7];[.J2277];[.K2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8];[.J2278];[.K2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79];[.J2279];[.K2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0];[.J2280];[.K2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1];[.J2281];[.K2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2];[.J2282];[.K2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3];[.J2283];[.K2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4];[.J2284];[.K2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5];[.J2285];[.K2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6];[.J2286];[.K2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7];[.J2287];[.K2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8];[.J2288];[.K2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89];[.J2289];[.K2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0];[.J2290];[.K2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1];[.J2291];[.K2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2];[.J2292];[.K2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3];[.J2293];[.K2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4];[.J2294];[.K2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5];[.J2295];[.K2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6];[.J2296];[.K2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7];[.J2297];[.K2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8];[.J2298];[.K2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299];[.J2299];[.K2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0];[.J2300];[.K2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1];[.J2301];[.K2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2];[.J2302];[.K2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3];[.J2303];[.K2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4];[.J2304];[.K2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5];[.J2305];[.K2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6];[.J2306];[.K2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7];[.J2307];[.K2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8];[.J2308];[.K2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09];[.J2309];[.K2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0];[.J2310];[.K2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1];[.J2311];[.K2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2];[.J2312];[.K2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3];[.J2313];[.K2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4];[.J2314];[.K2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5];[.J2315];[.K2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6];[.J2316];[.K2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7];[.J2317];[.K2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8];[.J2318];[.K2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19];[.J2319];[.K2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0];[.J2320];[.K2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1];[.J2321];[.K2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2];[.J2322];[.K2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3];[.J2323];[.K2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4];[.J2324];[.K2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5];[.J2325];[.K2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6];[.J2326];[.K2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7];[.J2327];[.K2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8];[.J2328];[.K2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29];[.J2329];[.K2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0];[.J2330];[.K2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1];[.J2331];[.K2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2];[.J2332];[.K2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3];[.J2333];[.K2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4];[.J2334];[.K2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5];[.J2335];[.K2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6];[.J2336];[.K2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7];[.J2337];[.K2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8];[.J2338];[.K2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39];[.J2339];[.K2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0];[.J2340];[.K2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1];[.J2341];[.K2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2];[.J2342];[.K2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3];[.J2343];[.K2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4];[.J2344];[.K2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5];[.J2345];[.K2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6];[.J2346];[.K2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7];[.J2347];[.K2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8];[.J2348];[.K2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49];[.J2349];[.K2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0];[.J2350];[.K2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1];[.J2351];[.K2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2];[.J2352];[.K2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3];[.J2353];[.K2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4];[.J2354];[.K2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5];[.J2355];[.K2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6];[.J2356];[.K2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7];[.J2357];[.K2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8];[.J2358];[.K2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59];[.J2359];[.K2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0];[.J2360];[.K2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1];[.J2361];[.K2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2];[.J2362];[.K2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3];[.J2363];[.K2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4];[.J2364];[.K2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5];[.J2365];[.K2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6];[.J2366];[.K2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7];[.J2367];[.K2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8];[.J2368];[.K2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69];[.J2369];[.K2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0];[.J2370];[.K2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1];[.J2371];[.K2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2];[.J2372];[.K2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3];[.J2373];[.K2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4];[.J2374];[.K2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5];[.J2375];[.K2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6];[.J2376];[.K2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7];[.J2377];[.K2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8];[.J2378];[.K2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79];[.J2379];[.K2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0];[.J2380];[.K2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1];[.J2381];[.K2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2];[.J2382];[.K2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3];[.J2383];[.K2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4];[.J2384];[.K2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5];[.J2385];[.K2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6];[.J2386];[.K2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7];[.J2387];[.K2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8];[.J2388];[.K2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89];[.J2389];[.K2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0];[.J2390];[.K2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1];[.J2391];[.K2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2];[.J2392];[.K2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3];[.J2393];[.K2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4];[.J2394];[.K2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5];[.J2395];[.K2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6];[.J2396];[.K2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7];[.J2397];[.K2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8];[.J2398];[.K2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399];[.J2399];[.K2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0];[.J2400];[.K2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1];[.J2401];[.K2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2];[.J2402];[.K2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3];[.J2403];[.K2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4];[.J2404];[.K2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5];[.J2405];[.K2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6];[.J2406];[.K2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7];[.J2407];[.K2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8];[.J2408];[.K2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09];[.J2409];[.K2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0];[.J2410];[.K2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1];[.J2411];[.K2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2];[.J2412];[.K2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3];[.J2413];[.K2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4];[.J2414];[.K2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5];[.J2415];[.K2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6];[.J2416];[.K2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7];[.J2417];[.K2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8];[.J2418];[.K2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19];[.J2419];[.K2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0];[.J2420];[.K2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1];[.J2421];[.K2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2];[.J2422];[.K2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3];[.J2423];[.K2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4];[.J2424];[.K2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5];[.J2425];[.K2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6];[.J2426];[.K2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7];[.J2427];[.K2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8];[.J2428];[.K2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29];[.J2429];[.K2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0];[.J2430];[.K2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1];[.J2431];[.K2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2];[.J2432];[.K2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3];[.J2433];[.K2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4];[.J2434];[.K2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5];[.J2435];[.K2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6];[.J2436];[.K2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7];[.J2437];[.K2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8];[.J2438];[.K2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39];[.J2439];[.K2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0];[.J2440];[.K2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1];[.J2441];[.K2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2];[.J2442];[.K2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3];[.J2443];[.K2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4];[.J2444];[.K2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5];[.J2445];[.K2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6];[.J2446];[.K2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7];[.J2447];[.K2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8];[.J2448];[.K2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49];[.J2449];[.K2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0];[.J2450];[.K2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1];[.J2451];[.K2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2];[.J2452];[.K2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3];[.J2453];[.K2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4];[.J2454];[.K2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5];[.J2455];[.K2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6];[.J2456];[.K2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7];[.J2457];[.K2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8];[.J2458];[.K2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59];[.J2459];[.K2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0];[.J2460];[.K2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1];[.J2461];[.K2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2];[.J2462];[.K2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3];[.J2463];[.K2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4];[.J2464];[.K2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5];[.J2465];[.K2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6];[.J2466];[.K2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7];[.J2467];[.K2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8];[.J2468];[.K2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69];[.J2469];[.K2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0];[.J2470];[.K2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1];[.J2471];[.K2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2];[.J2472];[.K2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3];[.J2473];[.K2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4];[.J2474];[.K2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5];[.J2475];[.K2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6];[.J2476];[.K2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7];[.J2477];[.K2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8];[.J2478];[.K2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79];[.J2479];[.K2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0];[.J2480];[.K2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1];[.J2481];[.K2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2];[.J2482];[.K2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3];[.J2483];[.K2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4];[.J2484];[.K2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5];[.J2485];[.K2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6];[.J2486];[.K2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7];[.J2487];[.K2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8];[.J2488];[.K2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89];[.J2489];[.K2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0];[.J2490];[.K2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1];[.J2491];[.K2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2];[.J2492];[.K2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3];[.J2493];[.K2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4];[.J2494];[.K2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5];[.J2495];[.K2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6];[.J2496];[.K2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7];[.J2497];[.K2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8];[.J2498];[.K2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499];[.J2499];[.K2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0];[.J2500];[.K2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1];[.J2501];[.K2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2];[.J2502];[.K2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3];[.J2503];[.K2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4];[.J2504];[.K2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5];[.J2505];[.K2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6];[.J2506];[.K2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7];[.J2507];[.K2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8];[.J2508];[.K2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09];[.J2509];[.K2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0];[.J2510];[.K2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1];[.J2511];[.K2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2];[.J2512];[.K2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3];[.J2513];[.K2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4];[.J2514];[.K2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5];[.J2515];[.K2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6];[.J2516];[.K2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7];[.J2517];[.K2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8];[.J2518];[.K2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19];[.J2519];[.K2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0];[.J2520];[.K2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1];[.J2521];[.K2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2];[.J2522];[.K2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3];[.J2523];[.K2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4];[.J2524];[.K2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5];[.J2525];[.K2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6];[.J2526];[.K2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7];[.J2527];[.K2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8];[.J2528];[.K2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29];[.J2529];[.K2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0];[.J2530];[.K2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1];[.J2531];[.K2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2];[.J2532];[.K2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3];[.J2533];[.K2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4];[.J2534];[.K2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5];[.J2535];[.K2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6];[.J2536];[.K2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7];[.J2537];[.K2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8];[.J2538];[.K2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39];[.J2539];[.K2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0];[.J2540];[.K2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1];[.J2541];[.K2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2];[.J2542];[.K2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3];[.J2543];[.K2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4];[.J2544];[.K2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5];[.J2545];[.K2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6];[.J2546];[.K2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7];[.J2547];[.K2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8];[.J2548];[.K2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49];[.J2549];[.K2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0];[.J2550];[.K2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1];[.J2551];[.K2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2];[.J2552];[.K2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3];[.J2553];[.K2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4];[.J2554];[.K2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5];[.J2555];[.K2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6];[.J2556];[.K2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7];[.J2557];[.K2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8];[.J2558];[.K2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59];[.J2559];[.K2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0];[.J2560];[.K2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1];[.J2561];[.K2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2];[.J2562];[.K2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3];[.J2563];[.K2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4];[.J2564];[.K2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5];[.J2565];[.K2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6];[.J2566];[.K2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7];[.J2567];[.K2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8];[.J2568];[.K2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69];[.J2569];[.K2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0];[.J2570];[.K2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1];[.J2571];[.K2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2];[.J2572];[.K2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3];[.J2573];[.K2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4];[.J2574];[.K2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5];[.J2575];[.K2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6];[.J2576];[.K2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7];[.J2577];[.K2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8];[.J2578];[.K2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79];[.J2579];[.K2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0];[.J2580];[.K2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1];[.J2581];[.K2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2];[.J2582];[.K2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3];[.J2583];[.K2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4];[.J2584];[.K2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5];[.J2585];[.K2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6];[.J2586];[.K2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7];[.J2587];[.K2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8];[.J2588];[.K2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89];[.J2589];[.K2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0];[.J2590];[.K2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1];[.J2591];[.K2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2];[.J2592];[.K2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3];[.J2593];[.K2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4];[.J2594];[.K2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5];[.J2595];[.K2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6];[.J2596];[.K2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7];[.J2597];[.K2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8];[.J2598];[.K2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599];[.J2599];[.K2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0];[.J2600];[.K2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1];[.J2601];[.K2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2];[.J2602];[.K2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3];[.J2603];[.K2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4];[.J2604];[.K2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5];[.J2605];[.K2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6];[.J2606];[.K2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7];[.J2607];[.K2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8];[.J2608];[.K2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09];[.J2609];[.K2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0];[.J2610];[.K2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1];[.J2611];[.K2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2];[.J2612];[.K2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3];[.J2613];[.K2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4];[.J2614];[.K2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5];[.J2615];[.K2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6];[.J2616];[.K2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7];[.J2617];[.K2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8];[.J2618];[.K2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19];[.J2619];[.K2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0];[.J2620];[.K2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1];[.J2621];[.K2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2];[.J2622];[.K2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3];[.J2623];[.K2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4];[.J2624];[.K2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5];[.J2625];[.K2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6];[.J2626];[.K2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7];[.J2627];[.K2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8];[.J2628];[.K2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29];[.J2629];[.K2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0];[.J2630];[.K2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1];[.J2631];[.K2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2];[.J2632];[.K2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3];[.J2633];[.K2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4];[.J2634];[.K2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5];[.J2635];[.K2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6];[.J2636];[.K2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7];[.J2637];[.K2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8];[.J2638];[.K2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39];[.J2639];[.K2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0];[.J2640];[.K2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1];[.J2641];[.K2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2];[.J2642];[.K2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3];[.J2643];[.K2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4];[.J2644];[.K2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5];[.J2645];[.K2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6];[.J2646];[.K2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7];[.J2647];[.K2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8];[.J2648];[.K2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49];[.J2649];[.K2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0];[.J2650];[.K2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1];[.J2651];[.K2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2];[.J2652];[.K2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3];[.J2653];[.K2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4];[.J2654];[.K2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5];[.J2655];[.K2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6];[.J2656];[.K2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7];[.J2657];[.K2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8];[.J2658];[.K2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59];[.J2659];[.K2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0];[.J2660];[.K2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1];[.J2661];[.K2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2];[.J2662];[.K2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3];[.J2663];[.K2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4];[.J2664];[.K2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5];[.J2665];[.K2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6];[.J2666];[.K2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7];[.J2667];[.K2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8];[.J2668];[.K2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69];[.J2669];[.K2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0];[.J2670];[.K2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1];[.J2671];[.K2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2];[.J2672];[.K2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3];[.J2673];[.K2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4];[.J2674];[.K2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5];[.J2675];[.K2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6];[.J2676];[.K2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7];[.J2677];[.K2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8];[.J2678];[.K2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79];[.J2679];[.K2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0];[.J2680];[.K2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1];[.J2681];[.K2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2];[.J2682];[.K2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3];[.J2683];[.K2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4];[.J2684];[.K2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5];[.J2685];[.K2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6];[.J2686];[.K2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7];[.J2687];[.K2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8];[.J2688];[.K2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89];[.J2689];[.K2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0];[.J2690];[.K2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1];[.J2691];[.K2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2];[.J2692];[.K2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3];[.J2693];[.K2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4];[.J2694];[.K2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5];[.J2695];[.K2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6];[.J2696];[.K2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7];[.J2697];[.K2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8];[.J2698];[.K2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699];[.J2699];[.K2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0];[.J2700];[.K2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1];[.J2701];[.K2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2];[.J2702];[.K2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3];[.J2703];[.K2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4];[.J2704];[.K2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5];[.J2705];[.K2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6];[.J2706];[.K2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7];[.J2707];[.K2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8];[.J2708];[.K2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09];[.J2709];[.K2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0];[.J2710];[.K2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1];[.J2711];[.K2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2];[.J2712];[.K2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3];[.J2713];[.K2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4];[.J2714];[.K2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5];[.J2715];[.K2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6];[.J2716];[.K2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7];[.J2717];[.K2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8];[.J2718];[.K2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19];[.J2719];[.K2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0];[.J2720];[.K2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1];[.J2721];[.K2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2];[.J2722];[.K2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3];[.J2723];[.K2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4];[.J2724];[.K2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5];[.J2725];[.K2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6];[.J2726];[.K2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7];[.J2727];[.K2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8];[.J2728];[.K2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29];[.J2729];[.K2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0];[.J2730];[.K2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1];[.J2731];[.K2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2];[.J2732];[.K2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3];[.J2733];[.K2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4];[.J2734];[.K2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5];[.J2735];[.K2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6];[.J2736];[.K2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7];[.J2737];[.K2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8];[.J2738];[.K2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39];[.J2739];[.K2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0];[.J2740];[.K2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1];[.J2741];[.K2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2];[.J2742];[.K2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3];[.J2743];[.K2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4];[.J2744];[.K2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5];[.J2745];[.K2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6];[.J2746];[.K2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7];[.J2747];[.K2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8];[.J2748];[.K2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49];[.J2749];[.K2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0];[.J2750];[.K2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1];[.J2751];[.K2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2];[.J2752];[.K2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3];[.J2753];[.K2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4];[.J2754];[.K2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5];[.J2755];[.K2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6];[.J2756];[.K2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7];[.J2757];[.K2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8];[.J2758];[.K2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59];[.J2759];[.K2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0];[.J2760];[.K2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1];[.J2761];[.K2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2];[.J2762];[.K2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3];[.J2763];[.K2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4];[.J2764];[.K2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5];[.J2765];[.K2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6];[.J2766];[.K2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7];[.J2767];[.K2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8];[.J2768];[.K2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69];[.J2769];[.K2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0];[.J2770];[.K2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1];[.J2771];[.K2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2];[.J2772];[.K2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3];[.J2773];[.K2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4];[.J2774];[.K2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5];[.J2775];[.K2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6];[.J2776];[.K2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7];[.J2777];[.K2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8];[.J2778];[.K2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79];[.J2779];[.K2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0];[.J2780];[.K2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1];[.J2781];[.K2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2];[.J2782];[.K2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3];[.J2783];[.K2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4];[.J2784];[.K2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5];[.J2785];[.K2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6];[.J2786];[.K2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7];[.J2787];[.K2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8];[.J2788];[.K2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89];[.J2789];[.K2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0];[.J2790];[.K2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1];[.J2791];[.K2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2];[.J2792];[.K2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3];[.J2793];[.K2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4];[.J2794];[.K2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5];[.J2795];[.K2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6];[.J2796];[.K2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7];[.J2797];[.K2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8];[.J2798];[.K2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799];[.J2799];[.K2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0];[.J2800];[.K2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1];[.J2801];[.K2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2];[.J2802];[.K2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3];[.J2803];[.K2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4];[.J2804];[.K2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5];[.J2805];[.K2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6];[.J2806];[.K2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7];[.J2807];[.K2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8];[.J2808];[.K2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09];[.J2809];[.K2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0];[.J2810];[.K2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1];[.J2811];[.K2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2];[.J2812];[.K2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3];[.J2813];[.K2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4];[.J2814];[.K2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5];[.J2815];[.K2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6];[.J2816];[.K2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7];[.J2817];[.K2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8];[.J2818];[.K2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19];[.J2819];[.K2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0];[.J2820];[.K2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1];[.J2821];[.K2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2];[.J2822];[.K2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3];[.J2823];[.K2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4];[.J2824];[.K2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5];[.J2825];[.K2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6];[.J2826];[.K2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7];[.J2827];[.K2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8];[.J2828];[.K2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29];[.J2829];[.K2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0];[.J2830];[.K2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1];[.J2831];[.K2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2];[.J2832];[.K2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3];[.J2833];[.K2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4];[.J2834];[.K2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5];[.J2835];[.K2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6];[.J2836];[.K2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7];[.J2837];[.K2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8];[.J2838];[.K2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39];[.J2839];[.K2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0];[.J2840];[.K2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1];[.J2841];[.K2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2];[.J2842];[.K2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3];[.J2843];[.K2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4];[.J2844];[.K2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5];[.J2845];[.K2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6];[.J2846];[.K2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7];[.J2847];[.K2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8];[.J2848];[.K2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49];[.J2849];[.K2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0];[.J2850];[.K2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1];[.J2851];[.K2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2];[.J2852];[.K2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3];[.J2853];[.K2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4];[.J2854];[.K2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5];[.J2855];[.K2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6];[.J2856];[.K2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7];[.J2857];[.K2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8];[.J2858];[.K2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59];[.J2859];[.K2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0];[.J2860];[.K2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1];[.J2861];[.K2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2];[.J2862];[.K2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3];[.J2863];[.K2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4];[.J2864];[.K2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5];[.J2865];[.K2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6];[.J2866];[.K2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7];[.J2867];[.K2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8];[.J2868];[.K2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69];[.J2869];[.K2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0];[.J2870];[.K2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1];[.J2871];[.K2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2];[.J2872];[.K2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3];[.J2873];[.K2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4];[.J2874];[.K2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5];[.J2875];[.K2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6];[.J2876];[.K2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7];[.J2877];[.K2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8];[.J2878];[.K2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79];[.J2879];[.K2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0];[.J2880];[.K2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1];[.J2881];[.K2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2];[.J2882];[.K2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3];[.J2883];[.K2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4];[.J2884];[.K2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5];[.J2885];[.K2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6];[.J2886];[.K2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7];[.J2887];[.K2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8];[.J2888];[.K2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89];[.J2889];[.K2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0];[.J2890];[.K2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1];[.J2891];[.K2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2];[.J2892];[.K2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3];[.J2893];[.K2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4];[.J2894];[.K2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5];[.J2895];[.K2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6];[.J2896];[.K2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7];[.J2897];[.K2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8];[.J2898];[.K2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899];[.J2899];[.K2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0];[.J2900];[.K2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1];[.J2901];[.K2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2];[.J2902];[.K2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3];[.J2903];[.K2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4];[.J2904];[.K2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5];[.J2905];[.K2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6];[.J2906];[.K2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7];[.J2907];[.K2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8];[.J2908];[.K2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09];[.J2909];[.K2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0];[.J2910];[.K2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1];[.J2911];[.K2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2];[.J2912];[.K2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3];[.J2913];[.K2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4];[.J2914];[.K2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5];[.J2915];[.K2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6];[.J2916];[.K2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7];[.J2917];[.K2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8];[.J2918];[.K2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19];[.J2919];[.K2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0];[.J2920];[.K2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1];[.J2921];[.K2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2];[.J2922];[.K2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3];[.J2923];[.K2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4];[.J2924];[.K2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5];[.J2925];[.K2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6];[.J2926];[.K2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7];[.J2927];[.K2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8];[.J2928];[.K2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29];[.J2929];[.K2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0];[.J2930];[.K2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1];[.J2931];[.K2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2];[.J2932];[.K2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3];[.J2933];[.K2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4];[.J2934];[.K2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5];[.J2935];[.K2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6];[.J2936];[.K2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7];[.J2937];[.K2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8];[.J2938];[.K2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39];[.J2939];[.K2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0];[.J2940];[.K2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1];[.J2941];[.K2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2];[.J2942];[.K2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3];[.J2943];[.K2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4];[.J2944];[.K2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5];[.J2945];[.K2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6];[.J2946];[.K2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7];[.J2947];[.K2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8];[.J2948];[.K2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49];[.J2949];[.K2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0];[.J2950];[.K2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1];[.J2951];[.K2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2];[.J2952];[.K2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3];[.J2953];[.K2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4];[.J2954];[.K2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5];[.J2955];[.K2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6];[.J2956];[.K2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7];[.J2957];[.K2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8];[.J2958];[.K2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59];[.J2959];[.K2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0];[.J2960];[.K2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1];[.J2961];[.K2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2];[.J2962];[.K2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3];[.J2963];[.K2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4];[.J2964];[.K2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5];[.J2965];[.K2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6];[.J2966];[.K2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7];[.J2967];[.K2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8];[.J2968];[.K2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69];[.J2969];[.K2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0];[.J2970];[.K2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1];[.J2971];[.K2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2];[.J2972];[.K2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3];[.J2973];[.K2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4];[.J2974];[.K2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5];[.J2975];[.K2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6];[.J2976];[.K2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7];[.J2977];[.K2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8];[.J2978];[.K2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79];[.J2979];[.K2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0];[.J2980];[.K2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1];[.J2981];[.K2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2];[.J2982];[.K2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3];[.J2983];[.K2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4];[.J2984];[.K2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5];[.J2985];[.K2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6];[.J2986];[.K2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7];[.J2987];[.K2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8];[.J2988];[.K2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89];[.J2989];[.K2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0];[.J2990];[.K2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1];[.J2991];[.K2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2];[.J2992];[.K2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3];[.J2993];[.K2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4];[.J2994];[.K2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5];[.J2995];[.K2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6];[.J2996];[.K2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7];[.J2997];[.K2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8];[.J2998];[.K2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2999];[.J2999];[.K2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0];[.J3000];[.K3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1];[.J3001];[.K3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2];[.J3002];[.K3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3];[.J3003];[.K3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4];[.J3004];[.K3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5];[.J3005];[.K3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6];[.J3006];[.K3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7];[.J3007];[.K3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8];[.J3008];[.K3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09];[.J3009];[.K3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0];[.J3010];[.K3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1];[.J3011];[.K3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2];[.J3012];[.K3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3];[.J3013];[.K3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4];[.J3014];[.K3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5];[.J3015];[.K3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6];[.J3016];[.K3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7];[.J3017];[.K3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8];[.J3018];[.K3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19];[.J3019];[.K3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0];[.J3020];[.K3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1];[.J3021];[.K3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2];[.J3022];[.K3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3];[.J3023];[.K3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4];[.J3024];[.K3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5];[.J3025];[.K3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6];[.J3026];[.K3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7];[.J3027];[.K3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8];[.J3028];[.K3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29];[.J3029];[.K3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0];[.J3030];[.K3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1];[.J3031];[.K3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2];[.J3032];[.K3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3];[.J3033];[.K3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4];[.J3034];[.K3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5];[.J3035];[.K3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6];[.J3036];[.K3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7];[.J3037];[.K3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8];[.J3038];[.K3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39];[.J3039];[.K3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0];[.J3040];[.K3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1];[.J3041];[.K3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2];[.J3042];[.K3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3];[.J3043];[.K3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4];[.J3044];[.K3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5];[.J3045];[.K3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6];[.J3046];[.K3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7];[.J3047];[.K3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8];[.J3048];[.K3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49];[.J3049];[.K3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0];[.J3050];[.K3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1];[.J3051];[.K3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2];[.J3052];[.K3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3];[.J3053];[.K3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4];[.J3054];[.K3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5];[.J3055];[.K3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6];[.J3056];[.K3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7];[.J3057];[.K3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8];[.J3058];[.K3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59];[.J3059];[.K3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0];[.J3060];[.K3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1];[.J3061];[.K3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2];[.J3062];[.K3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3];[.J3063];[.K3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4];[.J3064];[.K3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5];[.J3065];[.K3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6];[.J3066];[.K3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7];[.J3067];[.K3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8];[.J3068];[.K3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69];[.J3069];[.K3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0];[.J3070];[.K3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1];[.J3071];[.K3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2];[.J3072];[.K3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3];[.J3073];[.K3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4];[.J3074];[.K3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5];[.J3075];[.K3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6];[.J3076];[.K3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7];[.J3077];[.K3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8];[.J3078];[.K3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79];[.J3079];[.K3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0];[.J3080];[.K3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1];[.J3081];[.K3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2];[.J3082];[.K3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3];[.J3083];[.K3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4];[.J3084];[.K3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5];[.J3085];[.K3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6];[.J3086];[.K3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7];[.J3087];[.K3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8];[.J3088];[.K3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89];[.J3089];[.K3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0];[.J3090];[.K3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1];[.J3091];[.K3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2];[.J3092];[.K3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3];[.J3093];[.K3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4];[.J3094];[.K3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5];[.J3095];[.K3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6];[.J3096];[.K3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7];[.J3097];[.K3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8];[.J3098];[.K3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099];[.J3099];[.K3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0];[.J3100];[.K3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1];[.J3101];[.K3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2];[.J3102];[.K3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3];[.J3103];[.K3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4];[.J3104];[.K3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5];[.J3105];[.K3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6];[.J3106];[.K3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7];[.J3107];[.K3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8];[.J3108];[.K3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09];[.J3109];[.K3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0];[.J3110];[.K3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1];[.J3111];[.K3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2];[.J3112];[.K3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3];[.J3113];[.K3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4];[.J3114];[.K3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5];[.J3115];[.K3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6];[.J3116];[.K3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7];[.J3117];[.K3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8];[.J3118];[.K3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19];[.J3119];[.K3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0];[.J3120];[.K3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1];[.J3121];[.K3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2];[.J3122];[.K3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3];[.J3123];[.K3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4];[.J3124];[.K3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5];[.J3125];[.K3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6];[.J3126];[.K3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7];[.J3127];[.K3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8];[.J3128];[.K3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29];[.J3129];[.K3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0];[.J3130];[.K3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1];[.J3131];[.K3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2];[.J3132];[.K3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3];[.J3133];[.K3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4];[.J3134];[.K3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5];[.J3135];[.K3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6];[.J3136];[.K3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7];[.J3137];[.K3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8];[.J3138];[.K3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39];[.J3139];[.K3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0];[.J3140];[.K3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1];[.J3141];[.K3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2];[.J3142];[.K3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3];[.J3143];[.K3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4];[.J3144];[.K3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5];[.J3145];[.K3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6];[.J3146];[.K3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7];[.J3147];[.K3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8];[.J3148];[.K3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49];[.J3149];[.K3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0];[.J3150];[.K3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1];[.J3151];[.K3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2];[.J3152];[.K3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3];[.J3153];[.K3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4];[.J3154];[.K3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5];[.J3155];[.K3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6];[.J3156];[.K3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7];[.J3157];[.K3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8];[.J3158];[.K3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59];[.J3159];[.K3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0];[.J3160];[.K3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1];[.J3161];[.K3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2];[.J3162];[.K3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3];[.J3163];[.K3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4];[.J3164];[.K3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5];[.J3165];[.K3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6];[.J3166];[.K3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7];[.J3167];[.K3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8];[.J3168];[.K3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69];[.J3169];[.K3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0];[.J3170];[.K3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1];[.J3171];[.K3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2];[.J3172];[.K3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3];[.J3173];[.K3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4];[.J3174];[.K3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5];[.J3175];[.K3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6];[.J3176];[.K3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7];[.J3177];[.K3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8];[.J3178];[.K3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79];[.J3179];[.K3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0];[.J3180];[.K3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1];[.J3181];[.K3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2];[.J3182];[.K3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3];[.J3183];[.K3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4];[.J3184];[.K3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5];[.J3185];[.K3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6];[.J3186];[.K3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7];[.J3187];[.K3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8];[.J3188];[.K3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89];[.J3189];[.K3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0];[.J3190];[.K3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1];[.J3191];[.K3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2];[.J3192];[.K3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3];[.J3193];[.K3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4];[.J3194];[.K3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5];[.J3195];[.K3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6];[.J3196];[.K3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7];[.J3197];[.K3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8];[.J3198];[.K3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199];[.J3199];[.K3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0];[.J3200];[.K3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1];[.J3201];[.K3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2];[.J3202];[.K3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3];[.J3203];[.K3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4];[.J3204];[.K3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5];[.J3205];[.K3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6];[.J3206];[.K3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7];[.J3207];[.K3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8];[.J3208];[.K3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09];[.J3209];[.K3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0];[.J3210];[.K3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1];[.J3211];[.K3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2];[.J3212];[.K3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3];[.J3213];[.K3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4];[.J3214];[.K3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5];[.J3215];[.K3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6];[.J3216];[.K3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7];[.J3217];[.K3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8];[.J3218];[.K3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19];[.J3219];[.K3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0];[.J3220];[.K3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1];[.J3221];[.K3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2];[.J3222];[.K3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3];[.J3223];[.K3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4];[.J3224];[.K3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5];[.J3225];[.K3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6];[.J3226];[.K3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7];[.J3227];[.K3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8];[.J3228];[.K3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29];[.J3229];[.K3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0];[.J3230];[.K3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1];[.J3231];[.K3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2];[.J3232];[.K3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3];[.J3233];[.K3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4];[.J3234];[.K3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5];[.J3235];[.K3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6];[.J3236];[.K3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7];[.J3237];[.K3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8];[.J3238];[.K3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39];[.J3239];[.K3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0];[.J3240];[.K3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1];[.J3241];[.K3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2];[.J3242];[.K3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3];[.J3243];[.K3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4];[.J3244];[.K3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5];[.J3245];[.K3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6];[.J3246];[.K3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7];[.J3247];[.K3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8];[.J3248];[.K3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49];[.J3249];[.K3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0];[.J3250];[.K3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1];[.J3251];[.K3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2];[.J3252];[.K3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3];[.J3253];[.K3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4];[.J3254];[.K3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5];[.J3255];[.K3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6];[.J3256];[.K3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7];[.J3257];[.K3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8];[.J3258];[.K3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59];[.J3259];[.K3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0];[.J3260];[.K3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1];[.J3261];[.K3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2];[.J3262];[.K3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3];[.J3263];[.K3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4];[.J3264];[.K3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5];[.J3265];[.K3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6];[.J3266];[.K3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7];[.J3267];[.K3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8];[.J3268];[.K3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69];[.J3269];[.K3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0];[.J3270];[.K3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1];[.J3271];[.K3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2];[.J3272];[.K3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3];[.J3273];[.K3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4];[.J3274];[.K3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5];[.J3275];[.K3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6];[.J3276];[.K3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7];[.J3277];[.K3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8];[.J3278];[.K3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79];[.J3279];[.K3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0];[.J3280];[.K3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1];[.J3281];[.K3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2];[.J3282];[.K3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3];[.J3283];[.K3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4];[.J3284];[.K3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5];[.J3285];[.K3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6];[.J3286];[.K3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7];[.J3287];[.K3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8];[.J3288];[.K3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89];[.J3289];[.K3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0];[.J3290];[.K3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1];[.J3291];[.K3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2];[.J3292];[.K3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3];[.J3293];[.K3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4];[.J3294];[.K3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5];[.J3295];[.K3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6];[.J3296];[.K3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7];[.J3297];[.K3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8];[.J3298];[.K3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299];[.J3299];[.K3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0];[.J3300];[.K3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1];[.J3301];[.K3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2];[.J3302];[.K3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3];[.J3303];[.K3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4];[.J3304];[.K3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5];[.J3305];[.K3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6];[.J3306];[.K3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7];[.J3307];[.K3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8];[.J3308];[.K3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09];[.J3309];[.K3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0];[.J3310];[.K3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1];[.J3311];[.K3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2];[.J3312];[.K3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3];[.J3313];[.K3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4];[.J3314];[.K3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5];[.J3315];[.K3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6];[.J3316];[.K3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7];[.J3317];[.K3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8];[.J3318];[.K3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19];[.J3319];[.K3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0];[.J3320];[.K3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1];[.J3321];[.K3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2];[.J3322];[.K3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3];[.J3323];[.K3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4];[.J3324];[.K3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5];[.J3325];[.K3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6];[.J3326];[.K3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7];[.J3327];[.K3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8];[.J3328];[.K3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29];[.J3329];[.K3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0];[.J3330];[.K3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1];[.J3331];[.K3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2];[.J3332];[.K3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3];[.J3333];[.K3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4];[.J3334];[.K3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5];[.J3335];[.K3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6];[.J3336];[.K3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7];[.J3337];[.K3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8];[.J3338];[.K3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39];[.J3339];[.K3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0];[.J3340];[.K3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1];[.J3341];[.K3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2];[.J3342];[.K3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3];[.J3343];[.K3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4];[.J3344];[.K3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5];[.J3345];[.K3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6];[.J3346];[.K3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7];[.J3347];[.K3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8];[.J3348];[.K3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49];[.J3349];[.K3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0];[.J3350];[.K3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1];[.J3351];[.K3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2];[.J3352];[.K3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3];[.J3353];[.K3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4];[.J3354];[.K3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5];[.J3355];[.K3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6];[.J3356];[.K3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7];[.J3357];[.K3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8];[.J3358];[.K3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59];[.J3359];[.K3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0];[.J3360];[.K3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1];[.J3361];[.K3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2];[.J3362];[.K3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3];[.J3363];[.K3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4];[.J3364];[.K3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5];[.J3365];[.K3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6];[.J3366];[.K3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7];[.J3367];[.K3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8];[.J3368];[.K3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69];[.J3369];[.K3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0];[.J3370];[.K3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1];[.J3371];[.K3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2];[.J3372];[.K3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3];[.J3373];[.K3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4];[.J3374];[.K3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5];[.J3375];[.K3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6];[.J3376];[.K3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7];[.J3377];[.K3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8];[.J3378];[.K3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79];[.J3379];[.K3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0];[.J3380];[.K3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1];[.J3381];[.K3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2];[.J3382];[.K3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3];[.J3383];[.K3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4];[.J3384];[.K3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5];[.J3385];[.K3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6];[.J3386];[.K3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7];[.J3387];[.K3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8];[.J3388];[.K3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89];[.J3389];[.K3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0];[.J3390];[.K3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1];[.J3391];[.K3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2];[.J3392];[.K3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3];[.J3393];[.K3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4];[.J3394];[.K3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5];[.J3395];[.K3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6];[.J3396];[.K3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7];[.J3397];[.K3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8];[.J3398];[.K3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399];[.J3399];[.K3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0];[.J3400];[.K3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1];[.J3401];[.K3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2];[.J3402];[.K3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3];[.J3403];[.K3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4];[.J3404];[.K3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5];[.J3405];[.K3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6];[.J3406];[.K3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7];[.J3407];[.K3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8];[.J3408];[.K3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09];[.J3409];[.K3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0];[.J3410];[.K3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1];[.J3411];[.K3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2];[.J3412];[.K3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3];[.J3413];[.K3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4];[.J3414];[.K3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5];[.J3415];[.K3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6];[.J3416];[.K3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7];[.J3417];[.K3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8];[.J3418];[.K3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19];[.J3419];[.K3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0];[.J3420];[.K3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1];[.J3421];[.K3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2];[.J3422];[.K3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3];[.J3423];[.K3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4];[.J3424];[.K3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5];[.J3425];[.K3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6];[.J3426];[.K3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7];[.J3427];[.K3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8];[.J3428];[.K3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29];[.J3429];[.K3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0];[.J3430];[.K3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1];[.J3431];[.K3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2];[.J3432];[.K3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3];[.J3433];[.K3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4];[.J3434];[.K3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5];[.J3435];[.K3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6];[.J3436];[.K3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7];[.J3437];[.K3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8];[.J3438];[.K3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39];[.J3439];[.K3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0];[.J3440];[.K3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1];[.J3441];[.K3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2];[.J3442];[.K3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3];[.J3443];[.K3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4];[.J3444];[.K3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5];[.J3445];[.K3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6];[.J3446];[.K3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7];[.J3447];[.K3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8];[.J3448];[.K3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49];[.J3449];[.K3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0];[.J3450];[.K3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1];[.J3451];[.K3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2];[.J3452];[.K3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3];[.J3453];[.K3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4];[.J3454];[.K3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5];[.J3455];[.K3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6];[.J3456];[.K3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7];[.J3457];[.K3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8];[.J3458];[.K3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59];[.J3459];[.K3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0];[.J3460];[.K3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1];[.J3461];[.K3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2];[.J3462];[.K3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3];[.J3463];[.K3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4];[.J3464];[.K3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5];[.J3465];[.K3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6];[.J3466];[.K3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7];[.J3467];[.K3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8];[.J3468];[.K3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69];[.J3469];[.K3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0];[.J3470];[.K3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1];[.J3471];[.K3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2];[.J3472];[.K3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3];[.J3473];[.K3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4];[.J3474];[.K3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5];[.J3475];[.K3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6];[.J3476];[.K3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7];[.J3477];[.K3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8];[.J3478];[.K3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79];[.J3479];[.K3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0];[.J3480];[.K3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1];[.J3481];[.K3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2];[.J3482];[.K3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3];[.J3483];[.K3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4];[.J3484];[.K3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5];[.J3485];[.K3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6];[.J3486];[.K3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7];[.J3487];[.K3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8];[.J3488];[.K3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89];[.J3489];[.K3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0];[.J3490];[.K3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1];[.J3491];[.K3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2];[.J3492];[.K3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3];[.J3493];[.K3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4];[.J3494];[.K3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5];[.J3495];[.K3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6];[.J3496];[.K3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7];[.J3497];[.K3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8];[.J3498];[.K3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499];[.J3499];[.K3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0];[.J3500];[.K3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1];[.J3501];[.K3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2];[.J3502];[.K3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3];[.J3503];[.K3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4];[.J3504];[.K3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5];[.J3505];[.K3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6];[.J3506];[.K3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7];[.J3507];[.K3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8];[.J3508];[.K3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09];[.J3509];[.K3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0];[.J3510];[.K3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1];[.J3511];[.K3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2];[.J3512];[.K3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3];[.J3513];[.K3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4];[.J3514];[.K3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5];[.J3515];[.K3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6];[.J3516];[.K3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7];[.J3517];[.K3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8];[.J3518];[.K3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19];[.J3519];[.K3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0];[.J3520];[.K3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1];[.J3521];[.K3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2];[.J3522];[.K3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3];[.J3523];[.K3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4];[.J3524];[.K3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5];[.J3525];[.K3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6];[.J3526];[.K3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7];[.J3527];[.K3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8];[.J3528];[.K3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29];[.J3529];[.K3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0];[.J3530];[.K3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1];[.J3531];[.K3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2];[.J3532];[.K3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3];[.J3533];[.K3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4];[.J3534];[.K3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5];[.J3535];[.K3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6];[.J3536];[.K3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7];[.J3537];[.K3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8];[.J3538];[.K3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39];[.J3539];[.K3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0];[.J3540];[.K3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1];[.J3541];[.K3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2];[.J3542];[.K3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3];[.J3543];[.K3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4];[.J3544];[.K3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5];[.J3545];[.K3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6];[.J3546];[.K3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7];[.J3547];[.K3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8];[.J3548];[.K3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49];[.J3549];[.K3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0];[.J3550];[.K3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1];[.J3551];[.K3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2];[.J3552];[.K3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3];[.J3553];[.K3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4];[.J3554];[.K3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5];[.J3555];[.K3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6];[.J3556];[.K3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7];[.J3557];[.K3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8];[.J3558];[.K3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59];[.J3559];[.K3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0];[.J3560];[.K3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1];[.J3561];[.K3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2];[.J3562];[.K3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3];[.J3563];[.K3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4];[.J3564];[.K3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5];[.J3565];[.K3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6];[.J3566];[.K3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7];[.J3567];[.K3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8];[.J3568];[.K3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69];[.J3569];[.K3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0];[.J3570];[.K3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1];[.J3571];[.K3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2];[.J3572];[.K3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3];[.J3573];[.K3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4];[.J3574];[.K3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5];[.J3575];[.K3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6];[.J3576];[.K3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7];[.J3577];[.K3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8];[.J3578];[.K3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79];[.J3579];[.K3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0];[.J3580];[.K3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1];[.J3581];[.K3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2];[.J3582];[.K3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3];[.J3583];[.K3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4];[.J3584];[.K3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5];[.J3585];[.K3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6];[.J3586];[.K3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7];[.J3587];[.K3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8];[.J3588];[.K3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89];[.J3589];[.K3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0];[.J3590];[.K3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1];[.J3591];[.K3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2];[.J3592];[.K3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3];[.J3593];[.K3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4];[.J3594];[.K3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5];[.J3595];[.K3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6];[.J3596];[.K3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7];[.J3597];[.K3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8];[.J3598];[.K3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599];[.J3599];[.K3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0];[.J3600];[.K3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1];[.J3601];[.K3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2];[.J3602];[.K3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3];[.J3603];[.K3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4];[.J3604];[.K3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5];[.J3605];[.K3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6];[.J3606];[.K3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7];[.J3607];[.K3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8];[.J3608];[.K3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09];[.J3609];[.K3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0];[.J3610];[.K3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1];[.J3611];[.K3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2];[.J3612];[.K3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3];[.J3613];[.K3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4];[.J3614];[.K3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5];[.J3615];[.K3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6];[.J3616];[.K3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7];[.J3617];[.K3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8];[.J3618];[.K3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19];[.J3619];[.K3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0];[.J3620];[.K3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1];[.J3621];[.K3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2];[.J3622];[.K3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3];[.J3623];[.K3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4];[.J3624];[.K3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5];[.J3625];[.K3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6];[.J3626];[.K3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7];[.J3627];[.K3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8];[.J3628];[.K3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29];[.J3629];[.K3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0];[.J3630];[.K3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1];[.J3631];[.K3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2];[.J3632];[.K3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3];[.J3633];[.K3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4];[.J3634];[.K3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5];[.J3635];[.K3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6];[.J3636];[.K3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7];[.J3637];[.K3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8];[.J3638];[.K3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39];[.J3639];[.K3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0];[.J3640];[.K3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1];[.J3641];[.K3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2];[.J3642];[.K3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3];[.J3643];[.K3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4];[.J3644];[.K3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5];[.J3645];[.K3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6];[.J3646];[.K3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7];[.J3647];[.K3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8];[.J3648];[.K3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49];[.J3649];[.K3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0];[.J3650];[.K3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1];[.J3651];[.K3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2];[.J3652];[.K3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3];[.J3653];[.K3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4];[.J3654];[.K3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5];[.J3655];[.K3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6];[.J3656];[.K3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7];[.J3657];[.K3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8];[.J3658];[.K3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59];[.J3659];[.K3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0];[.J3660];[.K3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1];[.J3661];[.K3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2];[.J3662];[.K3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3];[.J3663];[.K3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4];[.J3664];[.K3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5];[.J3665];[.K3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6];[.J3666];[.K3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7];[.J3667];[.K3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8];[.J3668];[.K3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69];[.J3669];[.K3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0];[.J3670];[.K3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1];[.J3671];[.K3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2];[.J3672];[.K3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3];[.J3673];[.K3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4];[.J3674];[.K3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5];[.J3675];[.K3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6];[.J3676];[.K3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7];[.J3677];[.K3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8];[.J3678];[.K3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79];[.J3679];[.K3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0];[.J3680];[.K3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1];[.J3681];[.K3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2];[.J3682];[.K3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3];[.J3683];[.K3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4];[.J3684];[.K3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5];[.J3685];[.K3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6];[.J3686];[.K3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7];[.J3687];[.K3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8];[.J3688];[.K3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89];[.J3689];[.K3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0];[.J3690];[.K3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1];[.J3691];[.K3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2];[.J3692];[.K3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3];[.J3693];[.K3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4];[.J3694];[.K3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5];[.J3695];[.K3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6];[.J3696];[.K3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7];[.J3697];[.K3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8];[.J3698];[.K3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699];[.J3699];[.K3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0];[.J3700];[.K3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1];[.J3701];[.K3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2];[.J3702];[.K3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3];[.J3703];[.K3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4];[.J3704];[.K3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5];[.J3705];[.K3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6];[.J3706];[.K3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7];[.J3707];[.K3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8];[.J3708];[.K3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09];[.J3709];[.K3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0];[.J3710];[.K3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1];[.J3711];[.K3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2];[.J3712];[.K3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3];[.J3713];[.K3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4];[.J3714];[.K3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5];[.J3715];[.K3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6];[.J3716];[.K3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7];[.J3717];[.K3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8];[.J3718];[.K3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19];[.J3719];[.K3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0];[.J3720];[.K3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1];[.J3721];[.K3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2];[.J3722];[.K3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3];[.J3723];[.K3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4];[.J3724];[.K3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5];[.J3725];[.K3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6];[.J3726];[.K3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7];[.J3727];[.K3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8];[.J3728];[.K3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29];[.J3729];[.K3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0];[.J3730];[.K3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1];[.J3731];[.K3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2];[.J3732];[.K3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3];[.J3733];[.K3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4];[.J3734];[.K3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5];[.J3735];[.K3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6];[.J3736];[.K3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7];[.J3737];[.K3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8];[.J3738];[.K3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39];[.J3739];[.K3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0];[.J3740];[.K3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1];[.J3741];[.K3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2];[.J3742];[.K3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3];[.J3743];[.K3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4];[.J3744];[.K3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5];[.J3745];[.K3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6];[.J3746];[.K3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7];[.J3747];[.K3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8];[.J3748];[.K3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49];[.J3749];[.K3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0];[.J3750];[.K3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1];[.J3751];[.K3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2];[.J3752];[.K3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3];[.J3753];[.K3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4];[.J3754];[.K3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5];[.J3755];[.K3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6];[.J3756];[.K3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7];[.J3757];[.K3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8];[.J3758];[.K3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59];[.J3759];[.K3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0];[.J3760];[.K3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1];[.J3761];[.K3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2];[.J3762];[.K3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3];[.J3763];[.K3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4];[.J3764];[.K3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5];[.J3765];[.K3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6];[.J3766];[.K3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7];[.J3767];[.K3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8];[.J3768];[.K3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69];[.J3769];[.K3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0];[.J3770];[.K3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1];[.J3771];[.K3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2];[.J3772];[.K3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3];[.J3773];[.K3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4];[.J3774];[.K3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5];[.J3775];[.K3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6];[.J3776];[.K3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7];[.J3777];[.K3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8];[.J3778];[.K3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79];[.J3779];[.K3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0];[.J3780];[.K3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1];[.J3781];[.K3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2];[.J3782];[.K3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3];[.J3783];[.K3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4];[.J3784];[.K3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5];[.J3785];[.K3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6];[.J3786];[.K3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7];[.J3787];[.K3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8];[.J3788];[.K3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89];[.J3789];[.K3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0];[.J3790];[.K3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1];[.J3791];[.K3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2];[.J3792];[.K3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3];[.J3793];[.K3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4];[.J3794];[.K3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5];[.J3795];[.K3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6];[.J3796];[.K3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7];[.J3797];[.K3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8];[.J3798];[.K3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799];[.J3799];[.K3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0];[.J3800];[.K3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1];[.J3801];[.K3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2];[.J3802];[.K3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3];[.J3803];[.K3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4];[.J3804];[.K3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5];[.J3805];[.K3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6];[.J3806];[.K3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7];[.J3807];[.K3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8];[.J3808];[.K3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09];[.J3809];[.K3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0];[.J3810];[.K3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1];[.J3811];[.K3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2];[.J3812];[.K3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3];[.J3813];[.K3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4];[.J3814];[.K3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5];[.J3815];[.K3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6];[.J3816];[.K3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7];[.J3817];[.K3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8];[.J3818];[.K3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19];[.J3819];[.K3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0];[.J3820];[.K3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1];[.J3821];[.K3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2];[.J3822];[.K3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3];[.J3823];[.K3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4];[.J3824];[.K3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5];[.J3825];[.K3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6];[.J3826];[.K3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7];[.J3827];[.K3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8];[.J3828];[.K3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29];[.J3829];[.K3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0];[.J3830];[.K3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1];[.J3831];[.K3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2];[.J3832];[.K3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3];[.J3833];[.K3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4];[.J3834];[.K3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5];[.J3835];[.K3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6];[.J3836];[.K3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7];[.J3837];[.K3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8];[.J3838];[.K3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39];[.J3839];[.K3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0];[.J3840];[.K3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1];[.J3841];[.K3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2];[.J3842];[.K3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3];[.J3843];[.K3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4];[.J3844];[.K3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5];[.J3845];[.K3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6];[.J3846];[.K3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7];[.J3847];[.K3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8];[.J3848];[.K3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49];[.J3849];[.K3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0];[.J3850];[.K3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1];[.J3851];[.K3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2];[.J3852];[.K3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3];[.J3853];[.K3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4];[.J3854];[.K3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5];[.J3855];[.K3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6];[.J3856];[.K3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7];[.J3857];[.K3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8];[.J3858];[.K3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59];[.J3859];[.K3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0];[.J3860];[.K3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1];[.J3861];[.K3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2];[.J3862];[.K3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3];[.J3863];[.K3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4];[.J3864];[.K3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5];[.J3865];[.K3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6];[.J3866];[.K3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7];[.J3867];[.K3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8];[.J3868];[.K3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69];[.J3869];[.K3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0];[.J3870];[.K3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1];[.J3871];[.K3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2];[.J3872];[.K3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3];[.J3873];[.K3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4];[.J3874];[.K3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5];[.J3875];[.K3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6];[.J3876];[.K3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7];[.J3877];[.K3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8];[.J3878];[.K3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79];[.J3879];[.K3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0];[.J3880];[.K3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1];[.J3881];[.K3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2];[.J3882];[.K3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3];[.J3883];[.K3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4];[.J3884];[.K3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5];[.J3885];[.K3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6];[.J3886];[.K3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7];[.J3887];[.K3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8];[.J3888];[.K3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89];[.J3889];[.K3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0];[.J3890];[.K3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1];[.J3891];[.K3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2];[.J3892];[.K3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3];[.J3893];[.K3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4];[.J3894];[.K3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5];[.J3895];[.K3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6];[.J3896];[.K3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7];[.J3897];[.K3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8];[.J3898];[.K3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899];[.J3899];[.K3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0];[.J3900];[.K3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1];[.J3901];[.K3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2];[.J3902];[.K3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3];[.J3903];[.K3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4];[.J3904];[.K3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5];[.J3905];[.K3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6];[.J3906];[.K3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7];[.J3907];[.K3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8];[.J3908];[.K3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09];[.J3909];[.K3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0];[.J3910];[.K3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1];[.J3911];[.K3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2];[.J3912];[.K3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3];[.J3913];[.K3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4];[.J3914];[.K3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5];[.J3915];[.K3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6];[.J3916];[.K3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7];[.J3917];[.K3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8];[.J3918];[.K3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19];[.J3919];[.K3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0];[.J3920];[.K3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1];[.J3921];[.K3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2];[.J3922];[.K3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3];[.J3923];[.K3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4];[.J3924];[.K3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5];[.J3925];[.K3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6];[.J3926];[.K3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7];[.J3927];[.K3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8];[.J3928];[.K3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29];[.J3929];[.K3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0];[.J3930];[.K3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1];[.J3931];[.K3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2];[.J3932];[.K3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3];[.J3933];[.K3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4];[.J3934];[.K3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5];[.J3935];[.K3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6];[.J3936];[.K3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7];[.J3937];[.K3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8];[.J3938];[.K3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39];[.J3939];[.K3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0];[.J3940];[.K3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1];[.J3941];[.K3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2];[.J3942];[.K3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3];[.J3943];[.K3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4];[.J3944];[.K3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5];[.J3945];[.K3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6];[.J3946];[.K3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7];[.J3947];[.K3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8];[.J3948];[.K3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49];[.J3949];[.K3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0];[.J3950];[.K3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1];[.J3951];[.K3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2];[.J3952];[.K3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3];[.J3953];[.K3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4];[.J3954];[.K3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5];[.J3955];[.K3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6];[.J3956];[.K3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7];[.J3957];[.K3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8];[.J3958];[.K3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59];[.J3959];[.K3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0];[.J3960];[.K3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1];[.J3961];[.K3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2];[.J3962];[.K3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3];[.J3963];[.K3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4];[.J3964];[.K3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5];[.J3965];[.K3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6];[.J3966];[.K3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7];[.J3967];[.K3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8];[.J3968];[.K3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69];[.J3969];[.K3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0];[.J3970];[.K3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1];[.J3971];[.K3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2];[.J3972];[.K3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3];[.J3973];[.K3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4];[.J3974];[.K3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5];[.J3975];[.K3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6];[.J3976];[.K3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7];[.J3977];[.K3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8];[.J3978];[.K3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79];[.J3979];[.K3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0];[.J3980];[.K3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1];[.J3981];[.K3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2];[.J3982];[.K3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3];[.J3983];[.K3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4];[.J3984];[.K3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5];[.J3985];[.K3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6];[.J3986];[.K3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7];[.J3987];[.K3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8];[.J3988];[.K3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89];[.J3989];[.K3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0];[.J3990];[.K3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1];[.J3991];[.K3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2];[.J3992];[.K3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3];[.J3993];[.K3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4];[.J3994];[.K3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5];[.J3995];[.K3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6];[.J3996];[.K3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7];[.J3997];[.K3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8];[.J3998];[.K3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3999];[.J3999];[.K3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0];[.J4000];[.K4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1];[.J4001];[.K4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2];[.J4002];[.K4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3];[.J4003];[.K4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4];[.J4004];[.K4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5];[.J4005];[.K4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6];[.J4006];[.K4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7];[.J4007];[.K4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8];[.J4008];[.K4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09];[.J4009];[.K4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0];[.J4010];[.K4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1];[.J4011];[.K4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2];[.J4012];[.K4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3];[.J4013];[.K4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4];[.J4014];[.K4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5];[.J4015];[.K4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6];[.J4016];[.K4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7];[.J4017];[.K4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8];[.J4018];[.K4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19];[.J4019];[.K4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0];[.J4020];[.K4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1];[.J4021];[.K4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2];[.J4022];[.K4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3];[.J4023];[.K4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4];[.J4024];[.K4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5];[.J4025];[.K4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6];[.J4026];[.K4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7];[.J4027];[.K4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8];[.J4028];[.K4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29];[.J4029];[.K4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0];[.J4030];[.K4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1];[.J4031];[.K4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2];[.J4032];[.K4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3];[.J4033];[.K4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4];[.J4034];[.K4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5];[.J4035];[.K4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6];[.J4036];[.K4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7];[.J4037];[.K4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8];[.J4038];[.K4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39];[.J4039];[.K4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0];[.J4040];[.K4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1];[.J4041];[.K4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2];[.J4042];[.K4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3];[.J4043];[.K4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4];[.J4044];[.K4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5];[.J4045];[.K4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6];[.J4046];[.K4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7];[.J4047];[.K4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8];[.J4048];[.K4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49];[.J4049];[.K4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0];[.J4050];[.K4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1];[.J4051];[.K4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2];[.J4052];[.K4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3];[.J4053];[.K4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4];[.J4054];[.K4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5];[.J4055];[.K4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6];[.J4056];[.K4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7];[.J4057];[.K4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8];[.J4058];[.K4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59];[.J4059];[.K4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0];[.J4060];[.K4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1];[.J4061];[.K4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2];[.J4062];[.K4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3];[.J4063];[.K4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4];[.J4064];[.K4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5];[.J4065];[.K4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6];[.J4066];[.K4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7];[.J4067];[.K4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8];[.J4068];[.K4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69];[.J4069];[.K4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0];[.J4070];[.K4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1];[.J4071];[.K4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2];[.J4072];[.K4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3];[.J4073];[.K4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4];[.J4074];[.K4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5];[.J4075];[.K4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6];[.J4076];[.K4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7];[.J4077];[.K4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8];[.J4078];[.K4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79];[.J4079];[.K4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0];[.J4080];[.K4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1];[.J4081];[.K4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2];[.J4082];[.K4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3];[.J4083];[.K4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4];[.J4084];[.K4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5];[.J4085];[.K4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6];[.J4086];[.K4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7];[.J4087];[.K4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8];[.J4088];[.K4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89];[.J4089];[.K4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0];[.J4090];[.K4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1];[.J4091];[.K4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2];[.J4092];[.K4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3];[.J4093];[.K4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4];[.J4094];[.K4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5];[.J4095];[.K4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6];[.J4096];[.K4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7];[.J4097];[.K4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8];[.J4098];[.K4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099];[.J4099];[.K4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0];[.J4100];[.K4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1];[.J4101];[.K4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2];[.J4102];[.K4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3];[.J4103];[.K4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4];[.J4104];[.K4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5];[.J4105];[.K4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6];[.J4106];[.K4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7];[.J4107];[.K4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8];[.J4108];[.K4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09];[.J4109];[.K4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0];[.J4110];[.K4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1];[.J4111];[.K4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2];[.J4112];[.K4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3];[.J4113];[.K4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4];[.J4114];[.K4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5];[.J4115];[.K4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6];[.J4116];[.K4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7];[.J4117];[.K4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8];[.J4118];[.K4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19];[.J4119];[.K4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0];[.J4120];[.K4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1];[.J4121];[.K4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2];[.J4122];[.K4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3];[.J4123];[.K4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4];[.J4124];[.K4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5];[.J4125];[.K4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6];[.J4126];[.K4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7];[.J4127];[.K4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8];[.J4128];[.K4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29];[.J4129];[.K4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0];[.J4130];[.K4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1];[.J4131];[.K4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2];[.J4132];[.K4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3];[.J4133];[.K4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4];[.J4134];[.K4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5];[.J4135];[.K4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6];[.J4136];[.K4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7];[.J4137];[.K4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8];[.J4138];[.K4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39];[.J4139];[.K4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0];[.J4140];[.K4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1];[.J4141];[.K4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2];[.J4142];[.K4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3];[.J4143];[.K4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4];[.J4144];[.K4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5];[.J4145];[.K4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6];[.J4146];[.K4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7];[.J4147];[.K4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8];[.J4148];[.K4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49];[.J4149];[.K4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0];[.J4150];[.K4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1];[.J4151];[.K4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2];[.J4152];[.K4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3];[.J4153];[.K4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4];[.J4154];[.K4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5];[.J4155];[.K4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6];[.J4156];[.K4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7];[.J4157];[.K4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8];[.J4158];[.K4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59];[.J4159];[.K4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0];[.J4160];[.K4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1];[.J4161];[.K4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2];[.J4162];[.K4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3];[.J4163];[.K4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4];[.J4164];[.K4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5];[.J4165];[.K4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6];[.J4166];[.K4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7];[.J4167];[.K4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8];[.J4168];[.K4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69];[.J4169];[.K4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0];[.J4170];[.K4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1];[.J4171];[.K4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2];[.J4172];[.K4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3];[.J4173];[.K4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4];[.J4174];[.K4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5];[.J4175];[.K4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6];[.J4176];[.K4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7];[.J4177];[.K4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8];[.J4178];[.K4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79];[.J4179];[.K4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0];[.J4180];[.K4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1];[.J4181];[.K4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2];[.J4182];[.K4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3];[.J4183];[.K4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4];[.J4184];[.K4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5];[.J4185];[.K4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6];[.J4186];[.K4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7];[.J4187];[.K4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8];[.J4188];[.K4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89];[.J4189];[.K4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0];[.J4190];[.K4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1];[.J4191];[.K4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2];[.J4192];[.K4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3];[.J4193];[.K4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4];[.J4194];[.K4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5];[.J4195];[.K4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6];[.J4196];[.K4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7];[.J4197];[.K4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8];[.J4198];[.K4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199];[.J4199];[.K4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0];[.J4200];[.K4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1];[.J4201];[.K4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2];[.J4202];[.K4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3];[.J4203];[.K4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4];[.J4204];[.K4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5];[.J4205];[.K4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6];[.J4206];[.K4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7];[.J4207];[.K4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8];[.J4208];[.K4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09];[.J4209];[.K4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0];[.J4210];[.K4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1];[.J4211];[.K4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2];[.J4212];[.K4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3];[.J4213];[.K4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4];[.J4214];[.K4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5];[.J4215];[.K4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6];[.J4216];[.K4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7];[.J4217];[.K4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8];[.J4218];[.K4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19];[.J4219];[.K4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0];[.J4220];[.K4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1];[.J4221];[.K4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2];[.J4222];[.K4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3];[.J4223];[.K4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4];[.J4224];[.K4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5];[.J4225];[.K4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6];[.J4226];[.K4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7];[.J4227];[.K4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8];[.J4228];[.K4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29];[.J4229];[.K4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0];[.J4230];[.K4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1];[.J4231];[.K4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2];[.J4232];[.K4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3];[.J4233];[.K4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4];[.J4234];[.K4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5];[.J4235];[.K4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6];[.J4236];[.K4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7];[.J4237];[.K4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8];[.J4238];[.K4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39];[.J4239];[.K4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0];[.J4240];[.K4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1];[.J4241];[.K4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2];[.J4242];[.K4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3];[.J4243];[.K4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4];[.J4244];[.K4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5];[.J4245];[.K4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6];[.J4246];[.K4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7];[.J4247];[.K4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8];[.J4248];[.K4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49];[.J4249];[.K4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0];[.J4250];[.K4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1];[.J4251];[.K4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2];[.J4252];[.K4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3];[.J4253];[.K4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4];[.J4254];[.K4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5];[.J4255];[.K4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6];[.J4256];[.K4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7];[.J4257];[.K4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8];[.J4258];[.K4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59];[.J4259];[.K4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0];[.J4260];[.K4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1];[.J4261];[.K4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2];[.J4262];[.K4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3];[.J4263];[.K4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4];[.J4264];[.K4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5];[.J4265];[.K4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6];[.J4266];[.K4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7];[.J4267];[.K4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8];[.J4268];[.K4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69];[.J4269];[.K4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0];[.J4270];[.K4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1];[.J4271];[.K4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2];[.J4272];[.K4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3];[.J4273];[.K4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4];[.J4274];[.K4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5];[.J4275];[.K4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6];[.J4276];[.K4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7];[.J4277];[.K4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8];[.J4278];[.K4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79];[.J4279];[.K4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0];[.J4280];[.K4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1];[.J4281];[.K4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2];[.J4282];[.K4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3];[.J4283];[.K4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4];[.J4284];[.K4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5];[.J4285];[.K4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6];[.J4286];[.K4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7];[.J4287];[.K4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8];[.J4288];[.K4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89];[.J4289];[.K4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0];[.J4290];[.K4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1];[.J4291];[.K4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2];[.J4292];[.K4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3];[.J4293];[.K4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4];[.J4294];[.K4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5];[.J4295];[.K4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6];[.J4296];[.K4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7];[.J4297];[.K4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8];[.J4298];[.K4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299];[.J4299];[.K4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0];[.J4300];[.K4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1];[.J4301];[.K4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2];[.J4302];[.K4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3];[.J4303];[.K4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4];[.J4304];[.K4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5];[.J4305];[.K4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6];[.J4306];[.K4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7];[.J4307];[.K4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8];[.J4308];[.K4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09];[.J4309];[.K4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0];[.J4310];[.K4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1];[.J4311];[.K4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2];[.J4312];[.K4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3];[.J4313];[.K4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4];[.J4314];[.K4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5];[.J4315];[.K4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6];[.J4316];[.K4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7];[.J4317];[.K4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8];[.J4318];[.K4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19];[.J4319];[.K4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0];[.J4320];[.K4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1];[.J4321];[.K4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2];[.J4322];[.K4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3];[.J4323];[.K4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4];[.J4324];[.K4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5];[.J4325];[.K4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6];[.J4326];[.K4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7];[.J4327];[.K4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8];[.J4328];[.K4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29];[.J4329];[.K4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0];[.J4330];[.K4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1];[.J4331];[.K4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2];[.J4332];[.K4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3];[.J4333];[.K4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4];[.J4334];[.K4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5];[.J4335];[.K4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6];[.J4336];[.K4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7];[.J4337];[.K4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8];[.J4338];[.K4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39];[.J4339];[.K4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0];[.J4340];[.K4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1];[.J4341];[.K4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2];[.J4342];[.K4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3];[.J4343];[.K4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4];[.J4344];[.K4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5];[.J4345];[.K4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6];[.J4346];[.K4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7];[.J4347];[.K4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8];[.J4348];[.K4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49];[.J4349];[.K4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0];[.J4350];[.K4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1];[.J4351];[.K4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2];[.J4352];[.K4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3];[.J4353];[.K4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4];[.J4354];[.K4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5];[.J4355];[.K4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6];[.J4356];[.K4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7];[.J4357];[.K4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8];[.J4358];[.K4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59];[.J4359];[.K4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0];[.J4360];[.K4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1];[.J4361];[.K4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2];[.J4362];[.K4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3];[.J4363];[.K4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4];[.J4364];[.K4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5];[.J4365];[.K4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6];[.J4366];[.K4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7];[.J4367];[.K4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8];[.J4368];[.K4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69];[.J4369];[.K4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0];[.J4370];[.K4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1];[.J4371];[.K4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2];[.J4372];[.K4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3];[.J4373];[.K4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4];[.J4374];[.K4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5];[.J4375];[.K4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6];[.J4376];[.K4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7];[.J4377];[.K4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8];[.J4378];[.K4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79];[.J4379];[.K4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0];[.J4380];[.K4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1];[.J4381];[.K4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2];[.J4382];[.K4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3];[.J4383];[.K4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4];[.J4384];[.K4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5];[.J4385];[.K4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6];[.J4386];[.K4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7];[.J4387];[.K4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8];[.J4388];[.K4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89];[.J4389];[.K4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0];[.J4390];[.K4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1];[.J4391];[.K4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2];[.J4392];[.K4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3];[.J4393];[.K4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4];[.J4394];[.K4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5];[.J4395];[.K4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6];[.J4396];[.K4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7];[.J4397];[.K4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8];[.J4398];[.K4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399];[.J4399];[.K4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0];[.J4400];[.K4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1];[.J4401];[.K4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2];[.J4402];[.K4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3];[.J4403];[.K4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4];[.J4404];[.K4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5];[.J4405];[.K4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6];[.J4406];[.K4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7];[.J4407];[.K4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8];[.J4408];[.K4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09];[.J4409];[.K4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0];[.J4410];[.K4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1];[.J4411];[.K4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2];[.J4412];[.K4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3];[.J4413];[.K4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4];[.J4414];[.K4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5];[.J4415];[.K4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6];[.J4416];[.K4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7];[.J4417];[.K4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8];[.J4418];[.K4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19];[.J4419];[.K4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0];[.J4420];[.K4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1];[.J4421];[.K4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2];[.J4422];[.K4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3];[.J4423];[.K4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4];[.J4424];[.K4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5];[.J4425];[.K4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6];[.J4426];[.K4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7];[.J4427];[.K4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8];[.J4428];[.K4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29];[.J4429];[.K4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0];[.J4430];[.K4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1];[.J4431];[.K4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2];[.J4432];[.K4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3];[.J4433];[.K4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4];[.J4434];[.K4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5];[.J4435];[.K4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6];[.J4436];[.K4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7];[.J4437];[.K4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8];[.J4438];[.K4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39];[.J4439];[.K4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0];[.J4440];[.K4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1];[.J4441];[.K4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2];[.J4442];[.K4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3];[.J4443];[.K4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4];[.J4444];[.K4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5];[.J4445];[.K4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6];[.J4446];[.K4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7];[.J4447];[.K4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8];[.J4448];[.K4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49];[.J4449];[.K4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0];[.J4450];[.K4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1];[.J4451];[.K4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2];[.J4452];[.K4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3];[.J4453];[.K4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4];[.J4454];[.K4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5];[.J4455];[.K4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6];[.J4456];[.K4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7];[.J4457];[.K4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8];[.J4458];[.K4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59];[.J4459];[.K4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0];[.J4460];[.K4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1];[.J4461];[.K4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2];[.J4462];[.K4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3];[.J4463];[.K4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4];[.J4464];[.K4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5];[.J4465];[.K4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6];[.J4466];[.K4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7];[.J4467];[.K4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8];[.J4468];[.K4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69];[.J4469];[.K4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0];[.J4470];[.K4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1];[.J4471];[.K4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2];[.J4472];[.K4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3];[.J4473];[.K4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4];[.J4474];[.K4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5];[.J4475];[.K4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6];[.J4476];[.K4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7];[.J4477];[.K4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8];[.J4478];[.K4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79];[.J4479];[.K4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0];[.J4480];[.K4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1];[.J4481];[.K4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2];[.J4482];[.K4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3];[.J4483];[.K4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4];[.J4484];[.K4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5];[.J4485];[.K4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6];[.J4486];[.K4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7];[.J4487];[.K4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8];[.J4488];[.K4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89];[.J4489];[.K4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0];[.J4490];[.K4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1];[.J4491];[.K4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2];[.J4492];[.K4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3];[.J4493];[.K4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4];[.J4494];[.K4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5];[.J4495];[.K4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6];[.J4496];[.K4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7];[.J4497];[.K4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8];[.J4498];[.K4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499];[.J4499];[.K4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0];[.J4500];[.K4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1];[.J4501];[.K4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2];[.J4502];[.K4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3];[.J4503];[.K4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4];[.J4504];[.K4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5];[.J4505];[.K4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6];[.J4506];[.K4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7];[.J4507];[.K4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8];[.J4508];[.K4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09];[.J4509];[.K4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0];[.J4510];[.K4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1];[.J4511];[.K4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2];[.J4512];[.K4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3];[.J4513];[.K4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4];[.J4514];[.K4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5];[.J4515];[.K4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6];[.J4516];[.K4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7];[.J4517];[.K4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8];[.J4518];[.K4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19];[.J4519];[.K4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0];[.J4520];[.K4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1];[.J4521];[.K4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2];[.J4522];[.K4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3];[.J4523];[.K4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4];[.J4524];[.K4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5];[.J4525];[.K4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6];[.J4526];[.K4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7];[.J4527];[.K4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8];[.J4528];[.K4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29];[.J4529];[.K4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0];[.J4530];[.K4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1];[.J4531];[.K4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2];[.J4532];[.K4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3];[.J4533];[.K4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4];[.J4534];[.K4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5];[.J4535];[.K4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6];[.J4536];[.K4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7];[.J4537];[.K4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8];[.J4538];[.K4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39];[.J4539];[.K4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0];[.J4540];[.K4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1];[.J4541];[.K4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2];[.J4542];[.K4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3];[.J4543];[.K4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4];[.J4544];[.K4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5];[.J4545];[.K4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6];[.J4546];[.K4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7];[.J4547];[.K4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8];[.J4548];[.K4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49];[.J4549];[.K4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0];[.J4550];[.K4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1];[.J4551];[.K4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2];[.J4552];[.K4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3];[.J4553];[.K4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4];[.J4554];[.K4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5];[.J4555];[.K4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6];[.J4556];[.K4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7];[.J4557];[.K4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8];[.J4558];[.K4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59];[.J4559];[.K4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0];[.J4560];[.K4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1];[.J4561];[.K4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2];[.J4562];[.K4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3];[.J4563];[.K4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4];[.J4564];[.K4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5];[.J4565];[.K4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6];[.J4566];[.K4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7];[.J4567];[.K4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8];[.J4568];[.K4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69];[.J4569];[.K4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0];[.J4570];[.K4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1];[.J4571];[.K4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2];[.J4572];[.K4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3];[.J4573];[.K4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4];[.J4574];[.K4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5];[.J4575];[.K4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6];[.J4576];[.K4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7];[.J4577];[.K4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8];[.J4578];[.K4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79];[.J4579];[.K4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0];[.J4580];[.K4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1];[.J4581];[.K4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2];[.J4582];[.K4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3];[.J4583];[.K4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4];[.J4584];[.K4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5];[.J4585];[.K4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6];[.J4586];[.K4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7];[.J4587];[.K4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8];[.J4588];[.K4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89];[.J4589];[.K4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0];[.J4590];[.K4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1];[.J4591];[.K4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2];[.J4592];[.K4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3];[.J4593];[.K4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4];[.J4594];[.K4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5];[.J4595];[.K4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6];[.J4596];[.K4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7];[.J4597];[.K4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8];[.J4598];[.K4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599];[.J4599];[.K4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0];[.J4600];[.K4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1];[.J4601];[.K4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2];[.J4602];[.K4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3];[.J4603];[.K4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4];[.J4604];[.K4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5];[.J4605];[.K4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6];[.J4606];[.K4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7];[.J4607];[.K4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8];[.J4608];[.K4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09];[.J4609];[.K4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0];[.J4610];[.K4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1];[.J4611];[.K4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2];[.J4612];[.K4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3];[.J4613];[.K4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4];[.J4614];[.K4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5];[.J4615];[.K4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6];[.J4616];[.K4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7];[.J4617];[.K4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8];[.J4618];[.K4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19];[.J4619];[.K4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0];[.J4620];[.K4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1];[.J4621];[.K4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2];[.J4622];[.K4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3];[.J4623];[.K4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4];[.J4624];[.K4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5];[.J4625];[.K4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6];[.J4626];[.K4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7];[.J4627];[.K4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8];[.J4628];[.K4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29];[.J4629];[.K4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0];[.J4630];[.K4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1];[.J4631];[.K4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2];[.J4632];[.K4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3];[.J4633];[.K4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4];[.J4634];[.K4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5];[.J4635];[.K4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6];[.J4636];[.K4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7];[.J4637];[.K4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8];[.J4638];[.K4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39];[.J4639];[.K4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0];[.J4640];[.K4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1];[.J4641];[.K4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2];[.J4642];[.K4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3];[.J4643];[.K4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4];[.J4644];[.K4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5];[.J4645];[.K4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6];[.J4646];[.K4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7];[.J4647];[.K4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8];[.J4648];[.K4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49];[.J4649];[.K4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0];[.J4650];[.K4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1];[.J4651];[.K4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2];[.J4652];[.K4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3];[.J4653];[.K4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4];[.J4654];[.K4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5];[.J4655];[.K4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6];[.J4656];[.K4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7];[.J4657];[.K4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8];[.J4658];[.K4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59];[.J4659];[.K4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0];[.J4660];[.K4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1];[.J4661];[.K4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2];[.J4662];[.K4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3];[.J4663];[.K4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4];[.J4664];[.K4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5];[.J4665];[.K4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6];[.J4666];[.K4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7];[.J4667];[.K4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8];[.J4668];[.K4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69];[.J4669];[.K4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0];[.J4670];[.K4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1];[.J4671];[.K4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2];[.J4672];[.K4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3];[.J4673];[.K4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4];[.J4674];[.K4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5];[.J4675];[.K4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6];[.J4676];[.K4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7];[.J4677];[.K4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8];[.J4678];[.K4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79];[.J4679];[.K4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0];[.J4680];[.K4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1];[.J4681];[.K4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2];[.J4682];[.K4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3];[.J4683];[.K4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4];[.J4684];[.K4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5];[.J4685];[.K4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6];[.J4686];[.K4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7];[.J4687];[.K4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8];[.J4688];[.K4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89];[.J4689];[.K4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0];[.J4690];[.K4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1];[.J4691];[.K4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2];[.J4692];[.K4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3];[.J4693];[.K4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4];[.J4694];[.K4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5];[.J4695];[.K4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6];[.J4696];[.K4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7];[.J4697];[.K4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8];[.J4698];[.K4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699];[.J4699];[.K4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0];[.J4700];[.K4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1];[.J4701];[.K4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2];[.J4702];[.K4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3];[.J4703];[.K4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4];[.J4704];[.K4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5];[.J4705];[.K4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6];[.J4706];[.K4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7];[.J4707];[.K4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8];[.J4708];[.K4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09];[.J4709];[.K4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0];[.J4710];[.K4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1];[.J4711];[.K4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2];[.J4712];[.K4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3];[.J4713];[.K4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4];[.J4714];[.K4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5];[.J4715];[.K4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6];[.J4716];[.K4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7];[.J4717];[.K4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8];[.J4718];[.K4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19];[.J4719];[.K4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0];[.J4720];[.K4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1];[.J4721];[.K4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2];[.J4722];[.K4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3];[.J4723];[.K4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4];[.J4724];[.K4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5];[.J4725];[.K4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6];[.J4726];[.K4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7];[.J4727];[.K4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8];[.J4728];[.K4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29];[.J4729];[.K4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0];[.J4730];[.K4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1];[.J4731];[.K4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2];[.J4732];[.K4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3];[.J4733];[.K4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4];[.J4734];[.K4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5];[.J4735];[.K4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6];[.J4736];[.K4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7];[.J4737];[.K4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8];[.J4738];[.K4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39];[.J4739];[.K4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0];[.J4740];[.K4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1];[.J4741];[.K4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2];[.J4742];[.K4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3];[.J4743];[.K4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4];[.J4744];[.K4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5];[.J4745];[.K4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6];[.J4746];[.K4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7];[.J4747];[.K4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8];[.J4748];[.K4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49];[.J4749];[.K4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0];[.J4750];[.K4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1];[.J4751];[.K4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2];[.J4752];[.K4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3];[.J4753];[.K4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4];[.J4754];[.K4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5];[.J4755];[.K4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6];[.J4756];[.K4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7];[.J4757];[.K4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8];[.J4758];[.K4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59];[.J4759];[.K4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0];[.J4760];[.K4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1];[.J4761];[.K4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2];[.J4762];[.K4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3];[.J4763];[.K4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4];[.J4764];[.K4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5];[.J4765];[.K4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6];[.J4766];[.K4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7];[.J4767];[.K4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8];[.J4768];[.K4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69];[.J4769];[.K4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0];[.J4770];[.K4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1];[.J4771];[.K4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2];[.J4772];[.K4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3];[.J4773];[.K4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4];[.J4774];[.K4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5];[.J4775];[.K4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6];[.J4776];[.K4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7];[.J4777];[.K4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8];[.J4778];[.K4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79];[.J4779];[.K4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0];[.J4780];[.K4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1];[.J4781];[.K4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2];[.J4782];[.K4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3];[.J4783];[.K4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4];[.J4784];[.K4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5];[.J4785];[.K4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6];[.J4786];[.K4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7];[.J4787];[.K4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8];[.J4788];[.K4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89];[.J4789];[.K4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0];[.J4790];[.K4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1];[.J4791];[.K4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2];[.J4792];[.K4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3];[.J4793];[.K4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4];[.J4794];[.K4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5];[.J4795];[.K4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6];[.J4796];[.K4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7];[.J4797];[.K4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8];[.J4798];[.K4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799];[.J4799];[.K4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0];[.J4800];[.K4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1];[.J4801];[.K4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2];[.J4802];[.K4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3];[.J4803];[.K4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4];[.J4804];[.K4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5];[.J4805];[.K4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6];[.J4806];[.K4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7];[.J4807];[.K4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8];[.J4808];[.K4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09];[.J4809];[.K4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0];[.J4810];[.K4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1];[.J4811];[.K4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2];[.J4812];[.K4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3];[.J4813];[.K4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4];[.J4814];[.K4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5];[.J4815];[.K4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6];[.J4816];[.K4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7];[.J4817];[.K4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8];[.J4818];[.K4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19];[.J4819];[.K4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0];[.J4820];[.K4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1];[.J4821];[.K4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2];[.J4822];[.K4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3];[.J4823];[.K4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4];[.J4824];[.K4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5];[.J4825];[.K4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6];[.J4826];[.K4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7];[.J4827];[.K4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8];[.J4828];[.K4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29];[.J4829];[.K4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0];[.J4830];[.K4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1];[.J4831];[.K4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2];[.J4832];[.K4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3];[.J4833];[.K4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4];[.J4834];[.K4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5];[.J4835];[.K4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6];[.J4836];[.K4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7];[.J4837];[.K4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8];[.J4838];[.K4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39];[.J4839];[.K4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0];[.J4840];[.K4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1];[.J4841];[.K4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2];[.J4842];[.K4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3];[.J4843];[.K4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4];[.J4844];[.K4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5];[.J4845];[.K4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6];[.J4846];[.K4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7];[.J4847];[.K4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8];[.J4848];[.K4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49];[.J4849];[.K4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0];[.J4850];[.K4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1];[.J4851];[.K4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2];[.J4852];[.K4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3];[.J4853];[.K4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4];[.J4854];[.K4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5];[.J4855];[.K4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6];[.J4856];[.K4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7];[.J4857];[.K4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8];[.J4858];[.K4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59];[.J4859];[.K4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0];[.J4860];[.K4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1];[.J4861];[.K4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2];[.J4862];[.K4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3];[.J4863];[.K4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4];[.J4864];[.K4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5];[.J4865];[.K4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6];[.J4866];[.K4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7];[.J4867];[.K4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8];[.J4868];[.K4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69];[.J4869];[.K4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0];[.J4870];[.K4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1];[.J4871];[.K4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2];[.J4872];[.K4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3];[.J4873];[.K4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4];[.J4874];[.K4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5];[.J4875];[.K4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6];[.J4876];[.K4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7];[.J4877];[.K4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8];[.J4878];[.K4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79];[.J4879];[.K4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0];[.J4880];[.K4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1];[.J4881];[.K4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2];[.J4882];[.K4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3];[.J4883];[.K4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4];[.J4884];[.K4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5];[.J4885];[.K4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6];[.J4886];[.K4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7];[.J4887];[.K4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8];[.J4888];[.K4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89];[.J4889];[.K4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0];[.J4890];[.K4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1];[.J4891];[.K4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2];[.J4892];[.K4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3];[.J4893];[.K4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4];[.J4894];[.K4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5];[.J4895];[.K4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6];[.J4896];[.K4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7];[.J4897];[.K4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8];[.J4898];[.K4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899];[.J4899];[.K4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0];[.J4900];[.K4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1];[.J4901];[.K4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2];[.J4902];[.K4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3];[.J4903];[.K4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4];[.J4904];[.K4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5];[.J4905];[.K4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6];[.J4906];[.K4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7];[.J4907];[.K4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8];[.J4908];[.K4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09];[.J4909];[.K4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0];[.J4910];[.K4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1];[.J4911];[.K4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2];[.J4912];[.K4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3];[.J4913];[.K4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4];[.J4914];[.K4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5];[.J4915];[.K4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6];[.J4916];[.K4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7];[.J4917];[.K4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8];[.J4918];[.K4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19];[.J4919];[.K4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0];[.J4920];[.K4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1];[.J4921];[.K4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2];[.J4922];[.K4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3];[.J4923];[.K4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4];[.J4924];[.K4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5];[.J4925];[.K4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6];[.J4926];[.K4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7];[.J4927];[.K4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8];[.J4928];[.K4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29];[.J4929];[.K4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0];[.J4930];[.K4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1];[.J4931];[.K4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2];[.J4932];[.K4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3];[.J4933];[.K4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4];[.J4934];[.K4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5];[.J4935];[.K4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6];[.J4936];[.K4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7];[.J4937];[.K4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8];[.J4938];[.K4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39];[.J4939];[.K4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0];[.J4940];[.K4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1];[.J4941];[.K4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2];[.J4942];[.K4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3];[.J4943];[.K4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4];[.J4944];[.K4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5];[.J4945];[.K4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6];[.J4946];[.K4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7];[.J4947];[.K4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8];[.J4948];[.K4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49];[.J4949];[.K4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0];[.J4950];[.K4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1];[.J4951];[.K4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2];[.J4952];[.K4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3];[.J4953];[.K4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4];[.J4954];[.K4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5];[.J4955];[.K4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6];[.J4956];[.K4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7];[.J4957];[.K4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8];[.J4958];[.K4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59];[.J4959];[.K4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0];[.J4960];[.K4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1];[.J4961];[.K4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2];[.J4962];[.K4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3];[.J4963];[.K4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4];[.J4964];[.K4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5];[.J4965];[.K4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6];[.J4966];[.K4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7];[.J4967];[.K4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8];[.J4968];[.K4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69];[.J4969];[.K4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0];[.J4970];[.K4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1];[.J4971];[.K4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2];[.J4972];[.K4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3];[.J4973];[.K4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4];[.J4974];[.K4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5];[.J4975];[.K4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6];[.J4976];[.K4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7];[.J4977];[.K4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8];[.J4978];[.K4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79];[.J4979];[.K4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0];[.J4980];[.K4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1];[.J4981];[.K4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2];[.J4982];[.K4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3];[.J4983];[.K4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4];[.J4984];[.K4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5];[.J4985];[.K4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6];[.J4986];[.K4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7];[.J4987];[.K4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8];[.J4988];[.K4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89];[.J4989];[.K4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0];[.J4990];[.K4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1];[.J4991];[.K4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2];[.J4992];[.K4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3];[.J4993];[.K4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4];[.J4994];[.K4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5];[.J4995];[.K4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6];[.J4996];[.K4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7];[.J4997];[.K4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8];[.J4998];[.K4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4999];[.J4999];[.K4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0];[.J5000];[.K5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1];[.J5001];[.K5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2];[.J5002];[.K5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3];[.J5003];[.K5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4];[.J5004];[.K5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5];[.J5005];[.K5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6];[.J5006];[.K5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7];[.J5007];[.K5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8];[.J5008];[.K5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09];[.J5009];[.K5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0];[.J5010];[.K5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1];[.J5011];[.K5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2];[.J5012];[.K5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3];[.J5013];[.K5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4];[.J5014];[.K5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5];[.J5015];[.K5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6];[.J5016];[.K5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7];[.J5017];[.K5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8];[.J5018];[.K5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19];[.J5019];[.K5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0];[.J5020];[.K5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1];[.J5021];[.K5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2];[.J5022];[.K5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3];[.J5023];[.K5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4];[.J5024];[.K5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5];[.J5025];[.K5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6];[.J5026];[.K5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7];[.J5027];[.K5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8];[.J5028];[.K5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29];[.J5029];[.K5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0];[.J5030];[.K5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1];[.J5031];[.K5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2];[.J5032];[.K5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3];[.J5033];[.K5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4];[.J5034];[.K5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5];[.J5035];[.K5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6];[.J5036];[.K5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7];[.J5037];[.K5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8];[.J5038];[.K5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39];[.J5039];[.K5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0];[.J5040];[.K5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1];[.J5041];[.K5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2];[.J5042];[.K5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3];[.J5043];[.K5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4];[.J5044];[.K5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5];[.J5045];[.K5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6];[.J5046];[.K5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7];[.J5047];[.K5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8];[.J5048];[.K5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49];[.J5049];[.K5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0];[.J5050];[.K5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1];[.J5051];[.K5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2];[.J5052];[.K5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3];[.J5053];[.K5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4];[.J5054];[.K5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5];[.J5055];[.K5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6];[.J5056];[.K5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7];[.J5057];[.K5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8];[.J5058];[.K5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59];[.J5059];[.K5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0];[.J5060];[.K5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1];[.J5061];[.K5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2];[.J5062];[.K5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3];[.J5063];[.K5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4];[.J5064];[.K5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5];[.J5065];[.K5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6];[.J5066];[.K5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7];[.J5067];[.K5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8];[.J5068];[.K5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69];[.J5069];[.K5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0];[.J5070];[.K5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1];[.J5071];[.K5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2];[.J5072];[.K5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3];[.J5073];[.K5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4];[.J5074];[.K5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5];[.J5075];[.K5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6];[.J5076];[.K5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7];[.J5077];[.K5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8];[.J5078];[.K5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79];[.J5079];[.K5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0];[.J5080];[.K5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1];[.J5081];[.K5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2];[.J5082];[.K5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3];[.J5083];[.K5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4];[.J5084];[.K5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5];[.J5085];[.K5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6];[.J5086];[.K5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7];[.J5087];[.K5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8];[.J5088];[.K5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89];[.J5089];[.K5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0];[.J5090];[.K5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1];[.J5091];[.K5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2];[.J5092];[.K5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3];[.J5093];[.K5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4];[.J5094];[.K5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5];[.J5095];[.K5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6];[.J5096];[.K5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7];[.J5097];[.K5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8];[.J5098];[.K5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099];[.J5099];[.K5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0];[.J5100];[.K5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1];[.J5101];[.K5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2];[.J5102];[.K5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3];[.J5103];[.K5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4];[.J5104];[.K5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5];[.J5105];[.K5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6];[.J5106];[.K5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7];[.J5107];[.K5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8];[.J5108];[.K5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09];[.J5109];[.K5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0];[.J5110];[.K5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1];[.J5111];[.K5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2];[.J5112];[.K5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3];[.J5113];[.K5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4];[.J5114];[.K5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5];[.J5115];[.K5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6];[.J5116];[.K5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7];[.J5117];[.K5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8];[.J5118];[.K5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19];[.J5119];[.K5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0];[.J5120];[.K5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1];[.J5121];[.K5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2];[.J5122];[.K5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3];[.J5123];[.K5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4];[.J5124];[.K5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5];[.J5125];[.K5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6];[.J5126];[.K5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7];[.J5127];[.K5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8];[.J5128];[.K5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29];[.J5129];[.K5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0];[.J5130];[.K5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1];[.J5131];[.K5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2];[.J5132];[.K5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3];[.J5133];[.K5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4];[.J5134];[.K5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5];[.J5135];[.K5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6];[.J5136];[.K5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7];[.J5137];[.K5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8];[.J5138];[.K5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39];[.J5139];[.K5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0];[.J5140];[.K5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1];[.J5141];[.K5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2];[.J5142];[.K5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3];[.J5143];[.K5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4];[.J5144];[.K5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5];[.J5145];[.K5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6];[.J5146];[.K5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7];[.J5147];[.K5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8];[.J5148];[.K5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49];[.J5149];[.K5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0];[.J5150];[.K5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1];[.J5151];[.K5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2];[.J5152];[.K5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3];[.J5153];[.K5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4];[.J5154];[.K5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5];[.J5155];[.K5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6];[.J5156];[.K5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7];[.J5157];[.K5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8];[.J5158];[.K5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59];[.J5159];[.K5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0];[.J5160];[.K5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1];[.J5161];[.K5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2];[.J5162];[.K5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3];[.J5163];[.K5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4];[.J5164];[.K5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5];[.J5165];[.K5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6];[.J5166];[.K5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7];[.J5167];[.K5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8];[.J5168];[.K5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69];[.J5169];[.K5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0];[.J5170];[.K5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1];[.J5171];[.K5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2];[.J5172];[.K5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3];[.J5173];[.K5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4];[.J5174];[.K5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5];[.J5175];[.K5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6];[.J5176];[.K5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7];[.J5177];[.K5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8];[.J5178];[.K5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79];[.J5179];[.K5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0];[.J5180];[.K5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1];[.J5181];[.K5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2];[.J5182];[.K5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3];[.J5183];[.K5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4];[.J5184];[.K5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5];[.J5185];[.K5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6];[.J5186];[.K5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7];[.J5187];[.K5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8];[.J5188];[.K5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89];[.J5189];[.K5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0];[.J5190];[.K5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1];[.J5191];[.K5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2];[.J5192];[.K5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3];[.J5193];[.K5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4];[.J5194];[.K5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5];[.J5195];[.K5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6];[.J5196];[.K5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7];[.J5197];[.K5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8];[.J5198];[.K5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199];[.J5199];[.K5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0];[.J5200];[.K5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1];[.J5201];[.K5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2];[.J5202];[.K5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3];[.J5203];[.K5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4];[.J5204];[.K5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5];[.J5205];[.K5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6];[.J5206];[.K5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7];[.J5207];[.K5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8];[.J5208];[.K5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09];[.J5209];[.K5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0];[.J5210];[.K5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1];[.J5211];[.K5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2];[.J5212];[.K5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3];[.J5213];[.K5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4];[.J5214];[.K5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5];[.J5215];[.K5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6];[.J5216];[.K5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7];[.J5217];[.K5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8];[.J5218];[.K5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19];[.J5219];[.K5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0];[.J5220];[.K5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1];[.J5221];[.K5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2];[.J5222];[.K5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3];[.J5223];[.K5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4];[.J5224];[.K5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5];[.J5225];[.K5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6];[.J5226];[.K5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7];[.J5227];[.K5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8];[.J5228];[.K5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29];[.J5229];[.K5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0];[.J5230];[.K5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1];[.J5231];[.K5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2];[.J5232];[.K5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3];[.J5233];[.K5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4];[.J5234];[.K5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5];[.J5235];[.K5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6];[.J5236];[.K5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7];[.J5237];[.K5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8];[.J5238];[.K5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39];[.J5239];[.K5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0];[.J5240];[.K5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1];[.J5241];[.K5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2];[.J5242];[.K5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3];[.J5243];[.K5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4];[.J5244];[.K5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5];[.J5245];[.K5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6];[.J5246];[.K5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7];[.J5247];[.K5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8];[.J5248];[.K5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49];[.J5249];[.K5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0];[.J5250];[.K5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1];[.J5251];[.K5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2];[.J5252];[.K5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3];[.J5253];[.K5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4];[.J5254];[.K5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5];[.J5255];[.K5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6];[.J5256];[.K5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7];[.J5257];[.K5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8];[.J5258];[.K5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59];[.J5259];[.K5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0];[.J5260];[.K5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1];[.J5261];[.K5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2];[.J5262];[.K5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3];[.J5263];[.K5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4];[.J5264];[.K5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5];[.J5265];[.K5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6];[.J5266];[.K5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7];[.J5267];[.K5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8];[.J5268];[.K5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69];[.J5269];[.K5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0];[.J5270];[.K5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1];[.J5271];[.K5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2];[.J5272];[.K5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3];[.J5273];[.K5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4];[.J5274];[.K5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5];[.J5275];[.K5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6];[.J5276];[.K5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7];[.J5277];[.K5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8];[.J5278];[.K5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79];[.J5279];[.K5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0];[.J5280];[.K5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1];[.J5281];[.K5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2];[.J5282];[.K5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3];[.J5283];[.K5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4];[.J5284];[.K5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5];[.J5285];[.K5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6];[.J5286];[.K5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7];[.J5287];[.K5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8];[.J5288];[.K5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89];[.J5289];[.K5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0];[.J5290];[.K5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1];[.J5291];[.K5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2];[.J5292];[.K5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3];[.J5293];[.K5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4];[.J5294];[.K5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5];[.J5295];[.K5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6];[.J5296];[.K5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7];[.J5297];[.K5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8];[.J5298];[.K5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299];[.J5299];[.K5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0];[.J5300];[.K5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1];[.J5301];[.K5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2];[.J5302];[.K5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3];[.J5303];[.K5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4];[.J5304];[.K5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5];[.J5305];[.K5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6];[.J5306];[.K5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7];[.J5307];[.K5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8];[.J5308];[.K5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09];[.J5309];[.K5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0];[.J5310];[.K5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1];[.J5311];[.K5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2];[.J5312];[.K5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3];[.J5313];[.K5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4];[.J5314];[.K5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5];[.J5315];[.K5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6];[.J5316];[.K5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7];[.J5317];[.K5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8];[.J5318];[.K5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19];[.J5319];[.K5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0];[.J5320];[.K5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1];[.J5321];[.K5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2];[.J5322];[.K5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3];[.J5323];[.K5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4];[.J5324];[.K5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5];[.J5325];[.K5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6];[.J5326];[.K5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7];[.J5327];[.K5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8];[.J5328];[.K5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29];[.J5329];[.K5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0];[.J5330];[.K5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1];[.J5331];[.K5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2];[.J5332];[.K5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3];[.J5333];[.K5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4];[.J5334];[.K5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5];[.J5335];[.K5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6];[.J5336];[.K5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7];[.J5337];[.K5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8];[.J5338];[.K5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39];[.J5339];[.K5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0];[.J5340];[.K5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1];[.J5341];[.K5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2];[.J5342];[.K5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3];[.J5343];[.K5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4];[.J5344];[.K5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5];[.J5345];[.K5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6];[.J5346];[.K5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7];[.J5347];[.K5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8];[.J5348];[.K5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49];[.J5349];[.K5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0];[.J5350];[.K5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1];[.J5351];[.K5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2];[.J5352];[.K5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3];[.J5353];[.K5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4];[.J5354];[.K5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5];[.J5355];[.K5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6];[.J5356];[.K5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7];[.J5357];[.K5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8];[.J5358];[.K5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59];[.J5359];[.K5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0];[.J5360];[.K5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1];[.J5361];[.K5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2];[.J5362];[.K5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3];[.J5363];[.K5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4];[.J5364];[.K5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5];[.J5365];[.K5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6];[.J5366];[.K5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7];[.J5367];[.K5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8];[.J5368];[.K5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69];[.J5369];[.K5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0];[.J5370];[.K5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1];[.J5371];[.K5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2];[.J5372];[.K5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3];[.J5373];[.K5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4];[.J5374];[.K5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5];[.J5375];[.K5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6];[.J5376];[.K5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7];[.J5377];[.K5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8];[.J5378];[.K5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79];[.J5379];[.K5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0];[.J5380];[.K5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1];[.J5381];[.K5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2];[.J5382];[.K5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3];[.J5383];[.K5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4];[.J5384];[.K5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5];[.J5385];[.K5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6];[.J5386];[.K5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7];[.J5387];[.K5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8];[.J5388];[.K5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89];[.J5389];[.K5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0];[.J5390];[.K5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1];[.J5391];[.K5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2];[.J5392];[.K5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3];[.J5393];[.K5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4];[.J5394];[.K5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5];[.J5395];[.K5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6];[.J5396];[.K5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7];[.J5397];[.K5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8];[.J5398];[.K5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399];[.J5399];[.K5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0];[.J5400];[.K5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1];[.J5401];[.K5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2];[.J5402];[.K5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3];[.J5403];[.K5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4];[.J5404];[.K5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5];[.J5405];[.K5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6];[.J5406];[.K5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7];[.J5407];[.K5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8];[.J5408];[.K5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09];[.J5409];[.K5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0];[.J5410];[.K5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1];[.J5411];[.K5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2];[.J5412];[.K5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3];[.J5413];[.K5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4];[.J5414];[.K5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5];[.J5415];[.K5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6];[.J5416];[.K5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7];[.J5417];[.K5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8];[.J5418];[.K5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19];[.J5419];[.K5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0];[.J5420];[.K5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1];[.J5421];[.K5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2];[.J5422];[.K5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3];[.J5423];[.K5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4];[.J5424];[.K5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5];[.J5425];[.K5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6];[.J5426];[.K5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7];[.J5427];[.K5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8];[.J5428];[.K5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29];[.J5429];[.K5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0];[.J5430];[.K5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1];[.J5431];[.K5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2];[.J5432];[.K5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3];[.J5433];[.K5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4];[.J5434];[.K5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5];[.J5435];[.K5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6];[.J5436];[.K5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7];[.J5437];[.K5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8];[.J5438];[.K5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39];[.J5439];[.K5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0];[.J5440];[.K5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1];[.J5441];[.K5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2];[.J5442];[.K5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3];[.J5443];[.K5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4];[.J5444];[.K5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5];[.J5445];[.K5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6];[.J5446];[.K5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7];[.J5447];[.K5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8];[.J5448];[.K5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49];[.J5449];[.K5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0];[.J5450];[.K5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1];[.J5451];[.K5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2];[.J5452];[.K5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3];[.J5453];[.K5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4];[.J5454];[.K5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5];[.J5455];[.K5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6];[.J5456];[.K5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7];[.J5457];[.K5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8];[.J5458];[.K5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59];[.J5459];[.K5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0];[.J5460];[.K5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1];[.J5461];[.K5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2];[.J5462];[.K5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3];[.J5463];[.K5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4];[.J5464];[.K5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5];[.J5465];[.K5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6];[.J5466];[.K5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7];[.J5467];[.K5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8];[.J5468];[.K5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69];[.J5469];[.K5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0];[.J5470];[.K5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1];[.J5471];[.K5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2];[.J5472];[.K5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3];[.J5473];[.K5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4];[.J5474];[.K5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5];[.J5475];[.K5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6];[.J5476];[.K5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7];[.J5477];[.K5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8];[.J5478];[.K5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79];[.J5479];[.K5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0];[.J5480];[.K5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1];[.J5481];[.K5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2];[.J5482];[.K5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3];[.J5483];[.K5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4];[.J5484];[.K5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5];[.J5485];[.K5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6];[.J5486];[.K5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7];[.J5487];[.K5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8];[.J5488];[.K5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89];[.J5489];[.K5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0];[.J5490];[.K5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1];[.J5491];[.K5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2];[.J5492];[.K5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3];[.J5493];[.K5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4];[.J5494];[.K5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5];[.J5495];[.K5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6];[.J5496];[.K5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7];[.J5497];[.K5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8];[.J5498];[.K5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499];[.J5499];[.K5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0];[.J5500];[.K5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1];[.J5501];[.K5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2];[.J5502];[.K5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3];[.J5503];[.K5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4];[.J5504];[.K5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5];[.J5505];[.K5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6];[.J5506];[.K5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7];[.J5507];[.K5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8];[.J5508];[.K55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09];[.J5509];[.K55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0];[.J5510];[.K55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1];[.J5511];[.K55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2];[.J5512];[.K55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3];[.J5513];[.K55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4];[.J5514];[.K55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5];[.J5515];[.K55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6];[.J5516];[.K55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7];[.J5517];[.K55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8];[.J5518];[.K55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19];[.J5519];[.K55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0];[.J5520];[.K55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1];[.J5521];[.K55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2];[.J5522];[.K55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3];[.J5523];[.K55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4];[.J5524];[.K55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5];[.J5525];[.K55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6];[.J5526];[.K55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7];[.J5527];[.K55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8];[.J5528];[.K55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29];[.J5529];[.K55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0];[.J5530];[.K55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1];[.J5531];[.K55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2];[.J5532];[.K55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3];[.J5533];[.K55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4];[.J5534];[.K55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5];[.J5535];[.K55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6];[.J5536];[.K55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7];[.J5537];[.K55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8];[.J5538];[.K55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39];[.J5539];[.K55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0];[.J5540];[.K55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1];[.J5541];[.K55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2];[.J5542];[.K55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3];[.J5543];[.K55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4];[.J5544];[.K55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5];[.J5545];[.K55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6];[.J5546];[.K55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7];[.J5547];[.K55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8];[.J5548];[.K55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49];[.J5549];[.K55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0];[.J5550];[.K55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1];[.J5551];[.K55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2];[.J5552];[.K55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3];[.J5553];[.K55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4];[.J5554];[.K55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5];[.J5555];[.K55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6];[.J5556];[.K55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7];[.J5557];[.K55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8];[.J5558];[.K55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59];[.J5559];[.K55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0];[.J5560];[.K55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1];[.J5561];[.K55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2];[.J5562];[.K55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3];[.J5563];[.K55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4];[.J5564];[.K55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5];[.J5565];[.K55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6];[.J5566];[.K55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7];[.J5567];[.K55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8];[.J5568];[.K55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69];[.J5569];[.K55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0];[.J5570];[.K55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1];[.J5571];[.K55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2];[.J5572];[.K55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3];[.J5573];[.K55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4];[.J5574];[.K55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5];[.J5575];[.K55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6];[.J5576];[.K55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7];[.J5577];[.K55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8];[.J5578];[.K55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79];[.J5579];[.K55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0];[.J5580];[.K55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1];[.J5581];[.K55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2];[.J5582];[.K55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3];[.J5583];[.K55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4];[.J5584];[.K55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5];[.J5585];[.K55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6];[.J5586];[.K55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7];[.J5587];[.K55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8];[.J5588];[.K55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89];[.J5589];[.K55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0];[.J5590];[.K55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1];[.J5591];[.K55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2];[.J5592];[.K55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3];[.J5593];[.K55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4];[.J5594];[.K55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5];[.J5595];[.K55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6];[.J5596];[.K55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7];[.J5597];[.K55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8];[.J5598];[.K55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599];[.J5599];[.K55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0];[.J5600];[.K56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1];[.J5601];[.K56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2];[.J5602];[.K56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3];[.J5603];[.K56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4];[.J5604];[.K56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5];[.J5605];[.K56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6];[.J5606];[.K56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7];[.J5607];[.K56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8];[.J5608];[.K56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09];[.J5609];[.K56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0];[.J5610];[.K56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1];[.J5611];[.K56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2];[.J5612];[.K56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3];[.J5613];[.K56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4];[.J5614];[.K56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5];[.J5615];[.K56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6];[.J5616];[.K56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7];[.J5617];[.K56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8];[.J5618];[.K56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19];[.J5619];[.K56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0];[.J5620];[.K56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1];[.J5621];[.K56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2];[.J5622];[.K56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3];[.J5623];[.K56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4];[.J5624];[.K56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5];[.J5625];[.K56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6];[.J5626];[.K56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7];[.J5627];[.K56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8];[.J5628];[.K56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29];[.J5629];[.K56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0];[.J5630];[.K56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1];[.J5631];[.K56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2];[.J5632];[.K56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3];[.J5633];[.K56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4];[.J5634];[.K56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5];[.J5635];[.K56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6];[.J5636];[.K56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7];[.J5637];[.K56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8];[.J5638];[.K56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39];[.J5639];[.K56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0];[.J5640];[.K56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1];[.J5641];[.K56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2];[.J5642];[.K56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3];[.J5643];[.K56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4];[.J5644];[.K56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5];[.J5645];[.K56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6];[.J5646];[.K56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7];[.J5647];[.K56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8];[.J5648];[.K56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49];[.J5649];[.K56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0];[.J5650];[.K56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1];[.J5651];[.K56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2];[.J5652];[.K56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3];[.J5653];[.K56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4];[.J5654];[.K56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5];[.J5655];[.K56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6];[.J5656];[.K56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7];[.J5657];[.K56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8];[.J5658];[.K56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59];[.J5659];[.K56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0];[.J5660];[.K56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1];[.J5661];[.K56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2];[.J5662];[.K56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3];[.J5663];[.K56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4];[.J5664];[.K56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5];[.J5665];[.K56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6];[.J5666];[.K56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7];[.J5667];[.K56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8];[.J5668];[.K56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69];[.J5669];[.K56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0];[.J5670];[.K56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1];[.J5671];[.K56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2];[.J5672];[.K56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3];[.J5673];[.K56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4];[.J5674];[.K56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5];[.J5675];[.K56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6];[.J5676];[.K56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7];[.J5677];[.K56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8];[.J5678];[.K56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79];[.J5679];[.K56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0];[.J5680];[.K56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1];[.J5681];[.K56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2];[.J5682];[.K56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3];[.J5683];[.K56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4];[.J5684];[.K56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5];[.J5685];[.K56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6];[.J5686];[.K56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7];[.J5687];[.K56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8];[.J5688];[.K56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89];[.J5689];[.K56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0];[.J5690];[.K56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1];[.J5691];[.K56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2];[.J5692];[.K56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3];[.J5693];[.K56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4];[.J5694];[.K56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5];[.J5695];[.K56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6];[.J5696];[.K56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7];[.J5697];[.K56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8];[.J5698];[.K56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699];[.J5699];[.K56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0];[.J5700];[.K57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1];[.J5701];[.K57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2];[.J5702];[.K57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3];[.J5703];[.K57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4];[.J5704];[.K57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5];[.J5705];[.K57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6];[.J5706];[.K57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7];[.J5707];[.K57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8];[.J5708];[.K57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09];[.J5709];[.K57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0];[.J5710];[.K57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1];[.J5711];[.K57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2];[.J5712];[.K57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3];[.J5713];[.K57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4];[.J5714];[.K57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5];[.J5715];[.K57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6];[.J5716];[.K57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7];[.J5717];[.K57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8];[.J5718];[.K57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19];[.J5719];[.K57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0];[.J5720];[.K57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1];[.J5721];[.K57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2];[.J5722];[.K57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3];[.J5723];[.K57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4];[.J5724];[.K57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5];[.J5725];[.K57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6];[.J5726];[.K57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7];[.J5727];[.K57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8];[.J5728];[.K57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29];[.J5729];[.K57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0];[.J5730];[.K57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1];[.J5731];[.K57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2];[.J5732];[.K57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3];[.J5733];[.K57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4];[.J5734];[.K57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5];[.J5735];[.K57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6];[.J5736];[.K57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7];[.J5737];[.K57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8];[.J5738];[.K57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39];[.J5739];[.K57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0];[.J5740];[.K57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1];[.J5741];[.K57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2];[.J5742];[.K57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3];[.J5743];[.K57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4];[.J5744];[.K57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5];[.J5745];[.K57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6];[.J5746];[.K57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7];[.J5747];[.K57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8];[.J5748];[.K57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49];[.J5749];[.K57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0];[.J5750];[.K57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1];[.J5751];[.K57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2];[.J5752];[.K57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3];[.J5753];[.K57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4];[.J5754];[.K57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5];[.J5755];[.K57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6];[.J5756];[.K57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7];[.J5757];[.K57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8];[.J5758];[.K57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59];[.J5759];[.K57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0];[.J5760];[.K57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1];[.J5761];[.K57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2];[.J5762];[.K57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3];[.J5763];[.K57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4];[.J5764];[.K57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5];[.J5765];[.K57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6];[.J5766];[.K57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7];[.J5767];[.K57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8];[.J5768];[.K57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69];[.J5769];[.K57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0];[.J5770];[.K57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1];[.J5771];[.K57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2];[.J5772];[.K57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3];[.J5773];[.K57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4];[.J5774];[.K57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5];[.J5775];[.K57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6];[.J5776];[.K57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7];[.J5777];[.K57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8];[.J5778];[.K57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79];[.J5779];[.K57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0];[.J5780];[.K57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1];[.J5781];[.K57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2];[.J5782];[.K57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3];[.J5783];[.K57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4];[.J5784];[.K57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5];[.J5785];[.K57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6];[.J5786];[.K57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7];[.J5787];[.K57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8];[.J5788];[.K57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89];[.J5789];[.K57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0];[.J5790];[.K57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1];[.J5791];[.K57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2];[.J5792];[.K57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3];[.J5793];[.K57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4];[.J5794];[.K57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5];[.J5795];[.K57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6];[.J5796];[.K57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7];[.J5797];[.K57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8];[.J5798];[.K57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799];[.J5799];[.K57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0];[.J5800];[.K58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1];[.J5801];[.K58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2];[.J5802];[.K58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3];[.J5803];[.K58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4];[.J5804];[.K58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5];[.J5805];[.K58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6];[.J5806];[.K58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7];[.J5807];[.K58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8];[.J5808];[.K58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09];[.J5809];[.K58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0];[.J5810];[.K58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1];[.J5811];[.K58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2];[.J5812];[.K58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3];[.J5813];[.K58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4];[.J5814];[.K58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5];[.J5815];[.K58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6];[.J5816];[.K58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7];[.J5817];[.K58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8];[.J5818];[.K58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19];[.J5819];[.K58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0];[.J5820];[.K58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1];[.J5821];[.K58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2];[.J5822];[.K58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3];[.J5823];[.K58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4];[.J5824];[.K58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5];[.J5825];[.K58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6];[.J5826];[.K58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7];[.J5827];[.K58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8];[.J5828];[.K58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29];[.J5829];[.K58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0];[.J5830];[.K58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1];[.J5831];[.K58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2];[.J5832];[.K58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3];[.J5833];[.K58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4];[.J5834];[.K58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5];[.J5835];[.K58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6];[.J5836];[.K58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7];[.J5837];[.K58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8];[.J5838];[.K58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39];[.J5839];[.K58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0];[.J5840];[.K58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1];[.J5841];[.K58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2];[.J5842];[.K58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3];[.J5843];[.K58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4];[.J5844];[.K58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5];[.J5845];[.K58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6];[.J5846];[.K58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7];[.J5847];[.K58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8];[.J5848];[.K58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49];[.J5849];[.K58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0];[.J5850];[.K58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1];[.J5851];[.K58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2];[.J5852];[.K58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3];[.J5853];[.K58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4];[.J5854];[.K58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5];[.J5855];[.K58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6];[.J5856];[.K58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7];[.J5857];[.K58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8];[.J5858];[.K58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59];[.J5859];[.K58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0];[.J5860];[.K58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1];[.J5861];[.K58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2];[.J5862];[.K58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3];[.J5863];[.K58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4];[.J5864];[.K58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5];[.J5865];[.K58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6];[.J5866];[.K58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7];[.J5867];[.K58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8];[.J5868];[.K58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69];[.J5869];[.K58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0];[.J5870];[.K58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1];[.J5871];[.K58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2];[.J5872];[.K58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3];[.J5873];[.K58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4];[.J5874];[.K58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5];[.J5875];[.K58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6];[.J5876];[.K58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7];[.J5877];[.K58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8];[.J5878];[.K58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79];[.J5879];[.K58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0];[.J5880];[.K58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1];[.J5881];[.K58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2];[.J5882];[.K58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3];[.J5883];[.K58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4];[.J5884];[.K58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5];[.J5885];[.K58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6];[.J5886];[.K58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7];[.J5887];[.K58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8];[.J5888];[.K58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89];[.J5889];[.K58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0];[.J5890];[.K58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1];[.J5891];[.K58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2];[.J5892];[.K58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3];[.J5893];[.K58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4];[.J5894];[.K58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5];[.J5895];[.K58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6];[.J5896];[.K58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7];[.J5897];[.K58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8];[.J5898];[.K58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899];[.J5899];[.K58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0];[.J5900];[.K59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1];[.J5901];[.K59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2];[.J5902];[.K59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3];[.J5903];[.K59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4];[.J5904];[.K59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5];[.J5905];[.K59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6];[.J5906];[.K59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7];[.J5907];[.K59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8];[.J5908];[.K59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09];[.J5909];[.K59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0];[.J5910];[.K59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1];[.J5911];[.K59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2];[.J5912];[.K59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3];[.J5913];[.K59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4];[.J5914];[.K59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5];[.J5915];[.K59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6];[.J5916];[.K59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7];[.J5917];[.K59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8];[.J5918];[.K59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19];[.J5919];[.K59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0];[.J5920];[.K59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1];[.J5921];[.K59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2];[.J5922];[.K59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3];[.J5923];[.K59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4];[.J5924];[.K59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5];[.J5925];[.K59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6];[.J5926];[.K59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7];[.J5927];[.K59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8];[.J5928];[.K59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29];[.J5929];[.K59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0];[.J5930];[.K59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1];[.J5931];[.K59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2];[.J5932];[.K59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3];[.J5933];[.K59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4];[.J5934];[.K59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5];[.J5935];[.K59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6];[.J5936];[.K59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7];[.J5937];[.K59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8];[.J5938];[.K59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39];[.J5939];[.K59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0];[.J5940];[.K59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1];[.J5941];[.K59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2];[.J5942];[.K59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3];[.J5943];[.K59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4];[.J5944];[.K59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5];[.J5945];[.K59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6];[.J5946];[.K59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7];[.J5947];[.K59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8];[.J5948];[.K59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49];[.J5949];[.K59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0];[.J5950];[.K59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1];[.J5951];[.K59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2];[.J5952];[.K59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3];[.J5953];[.K59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4];[.J5954];[.K59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5];[.J5955];[.K59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6];[.J5956];[.K59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7];[.J5957];[.K59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8];[.J5958];[.K59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59];[.J5959];[.K59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0];[.J5960];[.K59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1];[.J5961];[.K59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2];[.J5962];[.K59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3];[.J5963];[.K59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4];[.J5964];[.K59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5];[.J5965];[.K59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6];[.J5966];[.K59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7];[.J5967];[.K59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8];[.J5968];[.K59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69];[.J5969];[.K59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0];[.J5970];[.K59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1];[.J5971];[.K59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2];[.J5972];[.K59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3];[.J5973];[.K59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4];[.J5974];[.K59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5];[.J5975];[.K59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6];[.J5976];[.K59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7];[.J5977];[.K59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8];[.J5978];[.K59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79];[.J5979];[.K59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0];[.J5980];[.K59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1];[.J5981];[.K59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2];[.J5982];[.K59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3];[.J5983];[.K59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4];[.J5984];[.K59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5];[.J5985];[.K59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6];[.J5986];[.K59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7];[.J5987];[.K59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8];[.J5988];[.K59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89];[.J5989];[.K59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0];[.J5990];[.K59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1];[.J5991];[.K59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2];[.J5992];[.K59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3];[.J5993];[.K59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4];[.J5994];[.K59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5];[.J5995];[.K59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6];[.J5996];[.K59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7];[.J5997];[.K59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8];[.J5998];[.K59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5999];[.J5999];[.K59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0];[.J6000];[.K60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1];[.J6001];[.K60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2];[.J6002];[.K60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3];[.J6003];[.K60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4];[.J6004];[.K60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5];[.J6005];[.K60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6];[.J6006];[.K60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7];[.J6007];[.K60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8];[.J6008];[.K60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09];[.J6009];[.K60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0];[.J6010];[.K60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1];[.J6011];[.K60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2];[.J6012];[.K60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3];[.J6013];[.K60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4];[.J6014];[.K60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5];[.J6015];[.K60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6];[.J6016];[.K60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7];[.J6017];[.K60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8];[.J6018];[.K60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19];[.J6019];[.K60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0];[.J6020];[.K60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1];[.J6021];[.K60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2];[.J6022];[.K60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3];[.J6023];[.K60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4];[.J6024];[.K60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5];[.J6025];[.K60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6];[.J6026];[.K60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7];[.J6027];[.K60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8];[.J6028];[.K60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29];[.J6029];[.K60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0];[.J6030];[.K60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1];[.J6031];[.K60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2];[.J6032];[.K60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3];[.J6033];[.K60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4];[.J6034];[.K60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5];[.J6035];[.K60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6];[.J6036];[.K60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7];[.J6037];[.K60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8];[.J6038];[.K60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39];[.J6039];[.K60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0];[.J6040];[.K60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1];[.J6041];[.K60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2];[.J6042];[.K60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3];[.J6043];[.K60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4];[.J6044];[.K60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5];[.J6045];[.K60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6];[.J6046];[.K60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7];[.J6047];[.K60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8];[.J6048];[.K60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49];[.J6049];[.K60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0];[.J6050];[.K60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1];[.J6051];[.K60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2];[.J6052];[.K60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3];[.J6053];[.K60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4];[.J6054];[.K60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5];[.J6055];[.K60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6];[.J6056];[.K60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7];[.J6057];[.K60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8];[.J6058];[.K60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59];[.J6059];[.K60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0];[.J6060];[.K60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1];[.J6061];[.K60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2];[.J6062];[.K60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3];[.J6063];[.K60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4];[.J6064];[.K60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5];[.J6065];[.K60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6];[.J6066];[.K60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7];[.J6067];[.K60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8];[.J6068];[.K60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69];[.J6069];[.K60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0];[.J6070];[.K60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1];[.J6071];[.K60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2];[.J6072];[.K60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3];[.J6073];[.K60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4];[.J6074];[.K60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5];[.J6075];[.K60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6];[.J6076];[.K60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7];[.J6077];[.K60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8];[.J6078];[.K60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79];[.J6079];[.K60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0];[.J6080];[.K60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1];[.J6081];[.K60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2];[.J6082];[.K60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3];[.J6083];[.K60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4];[.J6084];[.K60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5];[.J6085];[.K60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6];[.J6086];[.K60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7];[.J6087];[.K60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8];[.J6088];[.K60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89];[.J6089];[.K60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0];[.J6090];[.K60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1];[.J6091];[.K60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2];[.J6092];[.K60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3];[.J6093];[.K60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4];[.J6094];[.K60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5];[.J6095];[.K60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6];[.J6096];[.K60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7];[.J6097];[.K60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8];[.J6098];[.K60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099];[.J6099];[.K60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0];[.J6100];[.K61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1];[.J6101];[.K61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2];[.J6102];[.K61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3];[.J6103];[.K61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4];[.J6104];[.K61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5];[.J6105];[.K61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6];[.J6106];[.K61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7];[.J6107];[.K61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8];[.J6108];[.K61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09];[.J6109];[.K61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0];[.J6110];[.K61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1];[.J6111];[.K61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2];[.J6112];[.K61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3];[.J6113];[.K61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4];[.J6114];[.K61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5];[.J6115];[.K61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6];[.J6116];[.K61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7];[.J6117];[.K61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8];[.J6118];[.K61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19];[.J6119];[.K61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0];[.J6120];[.K61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1];[.J6121];[.K61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2];[.J6122];[.K61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3];[.J6123];[.K61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4];[.J6124];[.K61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5];[.J6125];[.K61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6];[.J6126];[.K61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7];[.J6127];[.K61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8];[.J6128];[.K61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29];[.J6129];[.K61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0];[.J6130];[.K61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1];[.J6131];[.K61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2];[.J6132];[.K61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3];[.J6133];[.K61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4];[.J6134];[.K61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5];[.J6135];[.K61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6];[.J6136];[.K61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7];[.J6137];[.K61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8];[.J6138];[.K61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39];[.J6139];[.K61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0];[.J6140];[.K61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1];[.J6141];[.K61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2];[.J6142];[.K61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3];[.J6143];[.K61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4];[.J6144];[.K61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5];[.J6145];[.K61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6];[.J6146];[.K61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7];[.J6147];[.K61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8];[.J6148];[.K61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49];[.J6149];[.K61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0];[.J6150];[.K61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1];[.J6151];[.K61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2];[.J6152];[.K61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3];[.J6153];[.K61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4];[.J6154];[.K61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5];[.J6155];[.K61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6];[.J6156];[.K61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7];[.J6157];[.K61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8];[.J6158];[.K61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59];[.J6159];[.K61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0];[.J6160];[.K61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1];[.J6161];[.K61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2];[.J6162];[.K61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3];[.J6163];[.K61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4];[.J6164];[.K61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5];[.J6165];[.K61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6];[.J6166];[.K61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7];[.J6167];[.K61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8];[.J6168];[.K61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69];[.J6169];[.K61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0];[.J6170];[.K61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1];[.J6171];[.K61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2];[.J6172];[.K61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3];[.J6173];[.K61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4];[.J6174];[.K61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5];[.J6175];[.K61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6];[.J6176];[.K61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7];[.J6177];[.K61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8];[.J6178];[.K61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79];[.J6179];[.K61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0];[.J6180];[.K61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1];[.J6181];[.K61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2];[.J6182];[.K61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3];[.J6183];[.K61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4];[.J6184];[.K61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5];[.J6185];[.K61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6];[.J6186];[.K61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7];[.J6187];[.K61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8];[.J6188];[.K61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89];[.J6189];[.K61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0];[.J6190];[.K61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1];[.J6191];[.K61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2];[.J6192];[.K61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3];[.J6193];[.K61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4];[.J6194];[.K61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5];[.J6195];[.K61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6];[.J6196];[.K61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7];[.J6197];[.K61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8];[.J6198];[.K61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199];[.J6199];[.K61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0];[.J6200];[.K62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1];[.J6201];[.K62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2];[.J6202];[.K62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3];[.J6203];[.K62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4];[.J6204];[.K62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5];[.J6205];[.K62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6];[.J6206];[.K62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7];[.J6207];[.K62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8];[.J6208];[.K62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09];[.J6209];[.K62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0];[.J6210];[.K62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1];[.J6211];[.K62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2];[.J6212];[.K62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3];[.J6213];[.K62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4];[.J6214];[.K62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5];[.J6215];[.K62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6];[.J6216];[.K62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7];[.J6217];[.K62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8];[.J6218];[.K62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19];[.J6219];[.K62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0];[.J6220];[.K62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1];[.J6221];[.K62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2];[.J6222];[.K62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3];[.J6223];[.K62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4];[.J6224];[.K62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5];[.J6225];[.K62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6];[.J6226];[.K62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7];[.J6227];[.K62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8];[.J6228];[.K62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29];[.J6229];[.K62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0];[.J6230];[.K62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1];[.J6231];[.K62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2];[.J6232];[.K62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3];[.J6233];[.K62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4];[.J6234];[.K62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5];[.J6235];[.K62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6];[.J6236];[.K62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7];[.J6237];[.K62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8];[.J6238];[.K62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39];[.J6239];[.K62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0];[.J6240];[.K62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1];[.J6241];[.K62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2];[.J6242];[.K62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3];[.J6243];[.K62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4];[.J6244];[.K62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5];[.J6245];[.K62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6];[.J6246];[.K62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7];[.J6247];[.K62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8];[.J6248];[.K62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49];[.J6249];[.K62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0];[.J6250];[.K62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1];[.J6251];[.K62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2];[.J6252];[.K62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3];[.J6253];[.K62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4];[.J6254];[.K62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5];[.J6255];[.K62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6];[.J6256];[.K62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7];[.J6257];[.K62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8];[.J6258];[.K62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59];[.J6259];[.K62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0];[.J6260];[.K62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1];[.J6261];[.K62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2];[.J6262];[.K62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3];[.J6263];[.K62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4];[.J6264];[.K62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5];[.J6265];[.K62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6];[.J6266];[.K62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7];[.J6267];[.K62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8];[.J6268];[.K62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69];[.J6269];[.K62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0];[.J6270];[.K62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1];[.J6271];[.K62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2];[.J6272];[.K62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3];[.J6273];[.K62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4];[.J6274];[.K62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5];[.J6275];[.K62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6];[.J6276];[.K62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7];[.J6277];[.K62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8];[.J6278];[.K62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79];[.J6279];[.K62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0];[.J6280];[.K62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1];[.J6281];[.K62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2];[.J6282];[.K62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3];[.J6283];[.K62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4];[.J6284];[.K62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5];[.J6285];[.K62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6];[.J6286];[.K62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7];[.J6287];[.K62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8];[.J6288];[.K62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89];[.J6289];[.K62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0];[.J6290];[.K62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1];[.J6291];[.K62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2];[.J6292];[.K62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3];[.J6293];[.K62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4];[.J6294];[.K62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5];[.J6295];[.K62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6];[.J6296];[.K62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7];[.J6297];[.K62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8];[.J6298];[.K62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299];[.J6299];[.K62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0];[.J6300];[.K63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1];[.J6301];[.K63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2];[.J6302];[.K63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3];[.J6303];[.K63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4];[.J6304];[.K63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5];[.J6305];[.K63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6];[.J6306];[.K63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7];[.J6307];[.K63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8];[.J6308];[.K63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09];[.J6309];[.K63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0];[.J6310];[.K63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1];[.J6311];[.K63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2];[.J6312];[.K63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3];[.J6313];[.K63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4];[.J6314];[.K63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5];[.J6315];[.K63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6];[.J6316];[.K63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7];[.J6317];[.K63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8];[.J6318];[.K63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19];[.J6319];[.K63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0];[.J6320];[.K63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1];[.J6321];[.K63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2];[.J6322];[.K63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3];[.J6323];[.K63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4];[.J6324];[.K63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5];[.J6325];[.K63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6];[.J6326];[.K63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7];[.J6327];[.K63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8];[.J6328];[.K63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29];[.J6329];[.K63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0];[.J6330];[.K63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1];[.J6331];[.K63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2];[.J6332];[.K63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3];[.J6333];[.K63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4];[.J6334];[.K63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5];[.J6335];[.K63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6];[.J6336];[.K63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7];[.J6337];[.K63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8];[.J6338];[.K63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39];[.J6339];[.K63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0];[.J6340];[.K63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1];[.J6341];[.K63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2];[.J6342];[.K63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3];[.J6343];[.K63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4];[.J6344];[.K63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5];[.J6345];[.K63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6];[.J6346];[.K63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7];[.J6347];[.K63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8];[.J6348];[.K63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49];[.J6349];[.K63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0];[.J6350];[.K63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1];[.J6351];[.K63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2];[.J6352];[.K63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3];[.J6353];[.K63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4];[.J6354];[.K63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5];[.J6355];[.K63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6];[.J6356];[.K63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7];[.J6357];[.K63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8];[.J6358];[.K63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59];[.J6359];[.K63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0];[.J6360];[.K63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1];[.J6361];[.K63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2];[.J6362];[.K63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3];[.J6363];[.K63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4];[.J6364];[.K63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5];[.J6365];[.K63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6];[.J6366];[.K63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7];[.J6367];[.K63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8];[.J6368];[.K63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69];[.J6369];[.K63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0];[.J6370];[.K63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1];[.J6371];[.K63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2];[.J6372];[.K63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3];[.J6373];[.K63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4];[.J6374];[.K63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5];[.J6375];[.K63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6];[.J6376];[.K63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7];[.J6377];[.K63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8];[.J6378];[.K63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79];[.J6379];[.K63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0];[.J6380];[.K63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1];[.J6381];[.K63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2];[.J6382];[.K63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3];[.J6383];[.K63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4];[.J6384];[.K63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5];[.J6385];[.K63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6];[.J6386];[.K63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7];[.J6387];[.K63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8];[.J6388];[.K63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89];[.J6389];[.K63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0];[.J6390];[.K63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1];[.J6391];[.K63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2];[.J6392];[.K63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3];[.J6393];[.K63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4];[.J6394];[.K63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5];[.J6395];[.K63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6];[.J6396];[.K63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7];[.J6397];[.K63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8];[.J6398];[.K63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399];[.J6399];[.K63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0];[.J6400];[.K64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1];[.J6401];[.K64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2];[.J6402];[.K64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3];[.J6403];[.K64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4];[.J6404];[.K64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5];[.J6405];[.K64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6];[.J6406];[.K64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7];[.J6407];[.K64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8];[.J6408];[.K640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09];[.J6409];[.K640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0];[.J6410];[.K641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1];[.J6411];[.K641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2];[.J6412];[.K641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3];[.J6413];[.K641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4];[.J6414];[.K641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5];[.J6415];[.K641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6];[.J6416];[.K641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7];[.J6417];[.K641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8];[.J6418];[.K641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19];[.J6419];[.K641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0];[.J6420];[.K642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1];[.J6421];[.K642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2];[.J6422];[.K642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3];[.J6423];[.K642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4];[.J6424];[.K642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5];[.J6425];[.K642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6];[.J6426];[.K642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7];[.J6427];[.K642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8];[.J6428];[.K642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29];[.J6429];[.K642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0];[.J6430];[.K643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1];[.J6431];[.K643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2];[.J6432];[.K643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3];[.J6433];[.K643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4];[.J6434];[.K643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5];[.J6435];[.K643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6];[.J6436];[.K643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7];[.J6437];[.K643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8];[.J6438];[.K643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39];[.J6439];[.K643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0];[.J6440];[.K644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1];[.J6441];[.K644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2];[.J6442];[.K644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3];[.J6443];[.K644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4];[.J6444];[.K644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5];[.J6445];[.K644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6];[.J6446];[.K644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7];[.J6447];[.K644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8];[.J6448];[.K644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49];[.J6449];[.K644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0];[.J6450];[.K645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1];[.J6451];[.K645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2];[.J6452];[.K645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3];[.J6453];[.K645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4];[.J6454];[.K645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5];[.J6455];[.K645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6];[.J6456];[.K645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7];[.J6457];[.K645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8];[.J6458];[.K645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59];[.J6459];[.K645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0];[.J6460];[.K646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1];[.J6461];[.K646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2];[.J6462];[.K646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3];[.J6463];[.K646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4];[.J6464];[.K646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5];[.J6465];[.K646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6];[.J6466];[.K646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7];[.J6467];[.K646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8];[.J6468];[.K646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69];[.J6469];[.K646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0];[.J6470];[.K647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1];[.J6471];[.K647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2];[.J6472];[.K647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3];[.J6473];[.K647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4];[.J6474];[.K647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5];[.J6475];[.K647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6];[.J6476];[.K647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7];[.J6477];[.K647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8];[.J6478];[.K647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79];[.J6479];[.K647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0];[.J6480];[.K648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1];[.J6481];[.K648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2];[.J6482];[.K648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3];[.J6483];[.K648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4];[.J6484];[.K648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5];[.J6485];[.K648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6];[.J6486];[.K648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7];[.J6487];[.K648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8];[.J6488];[.K648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89];[.J6489];[.K648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0];[.J6490];[.K649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1];[.J6491];[.K649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2];[.J6492];[.K649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3];[.J6493];[.K649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4];[.J6494];[.K649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5];[.J6495];[.K649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6];[.J6496];[.K649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7];[.J6497];[.K649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8];[.J6498];[.K6498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499];[.J6499];[.K6499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0];[.J6500];[.K6500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1];[.J6501];[.K6501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2];[.J6502];[.K6502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3];[.J6503];[.K6503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4];[.J6504];[.K6504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5];[.J6505];[.K6505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6];[.J6506];[.K6506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7];[.J6507];[.K6507])">
            <text:p/>
          </table:table-cell>
        </table:table-row>
        <table:table-row table:style-name="ro1">
          <table:table-cell table:number-columns-repeated="7"/>
          <table:table-cell/>
          <table:table-cell/>
          <table:table-cell table:number-columns-repeated="2"/>
          <table:table-cell/>
          <table:table-cell table:formula="of:=CONCATENATE([.H6508];[.J6508];[.K6508])">
            <text:p/>
          </table:table-cell>
        </table:table-row>
        <table:table-row table:style-name="ro1" table:number-rows-repeated="10420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ull log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ce4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Rocksaws</text:p>
          </table:table-cell>
          <table:table-cell office:value-type="time" office:time-value="PT19H50M39S">
            <text:p>07:50:39 PM</text:p>
          </table:table-cell>
          <table:table-cell office:value-type="string">
            <text:p><text:s/>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50M39S">
            <text:p>07:50:39 PM</text:p>
          </table:table-cell>
          <table:table-cell office:value-type="float" office:value="28">
            <text:p>2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50M41S">
            <text:p>07:50:41 PM</text:p>
          </table:table-cell>
          <table:table-cell office:value-type="float" office:value="28">
            <text:p>2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50M59S">
            <text:p>07:50:59 PM</text:p>
          </table:table-cell>
          <table:table-cell office:value-type="string">
            <text:p><text:s/>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50M59S">
            <text:p>07:50:59 PM</text:p>
          </table:table-cell>
          <table:table-cell office:value-type="float" office:value="28">
            <text:p>2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51M01S">
            <text:p>07:51:01 PM</text:p>
          </table:table-cell>
          <table:table-cell office:value-type="float" office:value="28">
            <text:p>2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1M27S">
            <text:p>07:51:27 PM</text:p>
          </table:table-cell>
          <table:table-cell office:value-type="string">
            <text:p><text:s/>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1M27S">
            <text:p>07:51:27 PM</text:p>
          </table:table-cell>
          <table:table-cell office:value-type="float" office:value="22">
            <text:p>22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1M29S">
            <text:p>07:51:29 PM</text:p>
          </table:table-cell>
          <table:table-cell office:value-type="float" office:value="22">
            <text:p>2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03M17S">
            <text:p>08:03:17 PM</text:p>
          </table:table-cell>
          <table:table-cell office:value-type="float" office:value="28">
            <text:p>28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04M59S">
            <text:p>08:04:59 PM</text:p>
          </table:table-cell>
          <table:table-cell office:value-type="float" office:value="28">
            <text:p>28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2M22S">
            <text:p>08:12:22 PM</text:p>
          </table:table-cell>
          <table:table-cell office:value-type="float" office:value="22">
            <text:p>22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5M49S">
            <text:p>08:15:49 PM</text:p>
          </table:table-cell>
          <table:table-cell office:value-type="float" office:value="28">
            <text:p>28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7M13S">
            <text:p>08:17:13 PM</text:p>
          </table:table-cell>
          <table:table-cell office:value-type="float" office:value="28">
            <text:p>28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7M13S">
            <text:p>08:17:1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7M15S">
            <text:p>08:17:15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17M33S">
            <text:p>08:17:3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17M34S">
            <text:p>08:17:34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8M00S">
            <text:p>08:18:00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8M02S">
            <text:p>08:18:02 P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20M05S">
            <text:p>08:20:05 PM</text:p>
          </table:table-cell>
          <table:table-cell office:value-type="float" office:value="29">
            <text:p>29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27M20S">
            <text:p>08:27:20 PM</text:p>
          </table:table-cell>
          <table:table-cell office:value-type="float" office:value="29">
            <text:p>29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29M09S">
            <text:p>08:29:09 PM</text:p>
          </table:table-cell>
          <table:table-cell office:value-type="float" office:value="23">
            <text:p>23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8M11S">
            <text:p>08:38:1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8M12S">
            <text:p>08:38:12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38M31S">
            <text:p>08:38:3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8M32S">
            <text:p>08:38:32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8M58S">
            <text:p>08:38:5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8M59S">
            <text:p>08:38:59 P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9M07S">
            <text:p>08:59:0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9M08S">
            <text:p>08:59:08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59M26S">
            <text:p>08:59:26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9M28S">
            <text:p>08:59:28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9M53S">
            <text:p>08:59:53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9M55S">
            <text:p>08:59:55 P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3M55S">
            <text:p>09:13:55 PM</text:p>
          </table:table-cell>
          <table:table-cell office:value-type="float" office:value="25">
            <text:p>25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20M08S">
            <text:p>09:20:0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20M09S">
            <text:p>09:20:09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20M27S">
            <text:p>09:20:27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20M28S">
            <text:p>09:20:28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0M54S">
            <text:p>09:20:54 PM</text:p>
          </table:table-cell>
          <table:table-cell office:value-type="float" office:value="25">
            <text:p>25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0M54S">
            <text:p>09:20:54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0M56S">
            <text:p>09:20:56 P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7M52S">
            <text:p>09:27:52 PM</text:p>
          </table:table-cell>
          <table:table-cell office:value-type="float" office:value="26">
            <text:p>2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8M58S">
            <text:p>09:38:58 PM</text:p>
          </table:table-cell>
          <table:table-cell office:value-type="float" office:value="26">
            <text:p>2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41M01S">
            <text:p>09:41:0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41M02S">
            <text:p>09:41:02 P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41M21S">
            <text:p>09:41:2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41M22S">
            <text:p>09:41:22 P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41M48S">
            <text:p>09:41:48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41M49S">
            <text:p>09:41:49 P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48M02S">
            <text:p>09:48:02 PM</text:p>
          </table:table-cell>
          <table:table-cell office:value-type="float" office:value="12">
            <text:p>12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49M26S">
            <text:p>09:49:26 PM</text:p>
          </table:table-cell>
          <table:table-cell office:value-type="float" office:value="12">
            <text:p>1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49M45S">
            <text:p>09:49:45 PM</text:p>
          </table:table-cell>
          <table:table-cell office:value-type="float" office:value="12">
            <text:p>1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0M10S">
            <text:p>09:50:10 PM</text:p>
          </table:table-cell>
          <table:table-cell office:value-type="float" office:value="27">
            <text:p>27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0M11S">
            <text:p>09:50:11 P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02M41S">
            <text:p>10:02:41 PM</text:p>
          </table:table-cell>
          <table:table-cell office:value-type="float" office:value="27">
            <text:p>27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04M04S">
            <text:p>10:04:04 PM</text:p>
          </table:table-cell>
          <table:table-cell office:value-type="float" office:value="27">
            <text:p>27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2H06M08S">
            <text:p>10:06:0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06M09S">
            <text:p>10:06:09 P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06M28S">
            <text:p>10:06:2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06M29S">
            <text:p>10:06:29 P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06M55S">
            <text:p>10:06:55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06M56S">
            <text:p>10:06:56 P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2H07M36S">
            <text:p>10:07:36 PM</text:p>
          </table:table-cell>
          <table:table-cell office:value-type="float" office:value="12">
            <text:p>12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17M36S">
            <text:p>10:17:36 PM</text:p>
          </table:table-cell>
          <table:table-cell office:value-type="float" office:value="13">
            <text:p>13</text:p>
          </table:table-cell>
          <table:table-cell office:value-type="string">
            <text:p><text:s/>Small Ruby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2H27M01S">
            <text:p>10:27:0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27M03S">
            <text:p>10:27:03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27M21S">
            <text:p>10:27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27M22S">
            <text:p>10:27:22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27M48S">
            <text:p>10:27:4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27M49S">
            <text:p>10:27:49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2H31M16S">
            <text:p>10:31:16 PM</text:p>
          </table:table-cell>
          <table:table-cell office:value-type="float" office:value="14">
            <text:p>14</text:p>
          </table:table-cell>
          <table:table-cell office:value-type="string">
            <text:p><text:s/>Small Sapphir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32M57S">
            <text:p>10:32:57 PM</text:p>
          </table:table-cell>
          <table:table-cell office:value-type="float" office:value="14">
            <text:p>14</text:p>
          </table:table-cell>
          <table:table-cell office:value-type="string">
            <text:p><text:s/>Small Topa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41M42S">
            <text:p>10:41:42 PM</text:p>
          </table:table-cell>
          <table:table-cell office:value-type="float" office:value="29">
            <text:p>29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2H47M56S">
            <text:p>10:47:5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47M57S">
            <text:p>10:47:57 P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48M16S">
            <text:p>10:48:16 PM</text:p>
          </table:table-cell>
          <table:table-cell office:value-type="float" office:value="14">
            <text:p>14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2H48M16S">
            <text:p>10:48:1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48M17S">
            <text:p>10:48:17 P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48M43S">
            <text:p>10:48:43 PM</text:p>
          </table:table-cell>
          <table:table-cell office:value-type="float" office:value="29">
            <text:p>29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48M43S">
            <text:p>10:48:4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48M45S">
            <text:p>10:48:45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52M55S">
            <text:p>10:52:55 PM</text:p>
          </table:table-cell>
          <table:table-cell office:value-type="float" office:value="30">
            <text:p>30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55M42S">
            <text:p>10:55:42 PM</text:p>
          </table:table-cell>
          <table:table-cell office:value-type="float" office:value="30">
            <text:p>30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04M42S">
            <text:p>11:04:42 PM</text:p>
          </table:table-cell>
          <table:table-cell office:value-type="float" office:value="15">
            <text:p>15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08M52S">
            <text:p>11:08:52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08M53S">
            <text:p>11:08:53 P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3H09M11S">
            <text:p>11:09:11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09M13S">
            <text:p>11:09:13 P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09M39S">
            <text:p>11:09:39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09M40S">
            <text:p>11:09:40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13M50S">
            <text:p>11:13:50 PM</text:p>
          </table:table-cell>
          <table:table-cell office:value-type="float" office:value="10">
            <text:p>10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15M13S">
            <text:p>11:15:13 PM</text:p>
          </table:table-cell>
          <table:table-cell office:value-type="float" office:value="10">
            <text:p>10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28M22S">
            <text:p>11:28:22 PM</text:p>
          </table:table-cell>
          <table:table-cell office:value-type="float" office:value="16">
            <text:p>16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3H28M40S">
            <text:p>11:28:40 PM</text:p>
          </table:table-cell>
          <table:table-cell office:value-type="float" office:value="16">
            <text:p>16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29M46S">
            <text:p>11:29:4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29M47S">
            <text:p>11:29:47 P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3H30M06S">
            <text:p>11:30:0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30M07S">
            <text:p>11:30:07 P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30M33S">
            <text:p>11:30:33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30M34S">
            <text:p>11:30:34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47M54S">
            <text:p>11:47:54 P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3H48M13S">
            <text:p>11:48:13 P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48M39S">
            <text:p>11:48:39 PM</text:p>
          </table:table-cell>
          <table:table-cell office:value-type="float" office:value="11">
            <text:p>11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3H54M52S">
            <text:p>11:54:5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54M53S">
            <text:p>11:54:53 P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3H55M12S">
            <text:p>11:55:1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55M13S">
            <text:p>11:55:13 P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55M39S">
            <text:p>11:55:3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55M40S">
            <text:p>11:55:40 P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20M08S">
            <text:p>06:20:08 PM</text:p>
          </table:table-cell>
          <table:table-cell office:value-type="string">
            <text:p><text:s/>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20M08S">
            <text:p>06:20:08 PM</text:p>
          </table:table-cell>
          <table:table-cell office:value-type="float" office:value="18">
            <text:p>1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20M09S">
            <text:p>06:20:09 PM</text:p>
          </table:table-cell>
          <table:table-cell office:value-type="float" office:value="18">
            <text:p>1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20M28S">
            <text:p>06:20:28 PM</text:p>
          </table:table-cell>
          <table:table-cell office:value-type="string">
            <text:p><text:s/>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20M28S">
            <text:p>06:20:28 PM</text:p>
          </table:table-cell>
          <table:table-cell office:value-type="float" office:value="18">
            <text:p>1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20M30S">
            <text:p>06:20:30 PM</text:p>
          </table:table-cell>
          <table:table-cell office:value-type="float" office:value="18">
            <text:p>1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20M56S">
            <text:p>06:20:56 PM</text:p>
          </table:table-cell>
          <table:table-cell office:value-type="string">
            <text:p><text:s/>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20M56S">
            <text:p>06:20:56 PM</text:p>
          </table:table-cell>
          <table:table-cell office:value-type="float" office:value="12">
            <text:p>12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20M58S">
            <text:p>06:20:58 PM</text:p>
          </table:table-cell>
          <table:table-cell office:value-type="float" office:value="12">
            <text:p>1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38M38S">
            <text:p>06:38:38 PM</text:p>
          </table:table-cell>
          <table:table-cell office:value-type="float" office:value="18">
            <text:p>18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6M40S">
            <text:p>06:46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6M41S">
            <text:p>06:46:41 P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47M00S">
            <text:p>06:47:0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47M01S">
            <text:p>06:47:01 P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7M27S">
            <text:p>06:47:27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7M28S">
            <text:p>06:47:28 P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49M50S">
            <text:p>06:49:50 PM</text:p>
          </table:table-cell>
          <table:table-cell office:value-type="float" office:value="19">
            <text:p>19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58M35S">
            <text:p>06:58:35 PM</text:p>
          </table:table-cell>
          <table:table-cell office:value-type="float" office:value="13">
            <text:p>13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59M32S">
            <text:p>06:59:32 PM</text:p>
          </table:table-cell>
          <table:table-cell office:value-type="float" office:value="19">
            <text:p>19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3M24S">
            <text:p>07:03:24 PM</text:p>
          </table:table-cell>
          <table:table-cell office:value-type="float" office:value="19">
            <text:p>19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5M31S">
            <text:p>07:05:31 PM</text:p>
          </table:table-cell>
          <table:table-cell office:value-type="float" office:value="13">
            <text:p>13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7M35S">
            <text:p>07:07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7M36S">
            <text:p>07:07:36 P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07M54S">
            <text:p>07:07:54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07M56S">
            <text:p>07:07:56 P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8M21S">
            <text:p>07:08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8M23S">
            <text:p>07:08:23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16M42S">
            <text:p>07:16:42 PM</text:p>
          </table:table-cell>
          <table:table-cell office:value-type="float" office:value="14">
            <text:p>14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19M29S">
            <text:p>07:19:29 PM</text:p>
          </table:table-cell>
          <table:table-cell office:value-type="float" office:value="14">
            <text:p>14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8M28S">
            <text:p>07:28:2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8M30S">
            <text:p>07:28:30 P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28M48S">
            <text:p>07:28:48 PM</text:p>
          </table:table-cell>
          <table:table-cell office:value-type="float" office:value="20">
            <text:p>20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28M48S">
            <text:p>07:28:4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28M49S">
            <text:p>07:28:49 P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9M15S">
            <text:p>07:29:15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9M17S">
            <text:p>07:29:17 P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32M43S">
            <text:p>07:32:43 PM</text:p>
          </table:table-cell>
          <table:table-cell office:value-type="float" office:value="21">
            <text:p>21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34M06S">
            <text:p>07:34:06 PM</text:p>
          </table:table-cell>
          <table:table-cell office:value-type="float" office:value="21">
            <text:p>21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39M00S">
            <text:p>07:39:00 PM</text:p>
          </table:table-cell>
          <table:table-cell office:value-type="float" office:value="15">
            <text:p>15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3M49S">
            <text:p>07:43:49 PM</text:p>
          </table:table-cell>
          <table:table-cell office:value-type="float" office:value="21">
            <text:p>21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44M07S">
            <text:p>07:44:07 PM</text:p>
          </table:table-cell>
          <table:table-cell office:value-type="float" office:value="21">
            <text:p>21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9M23S">
            <text:p>07:49:23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9M24S">
            <text:p>07:49:24 P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49M42S">
            <text:p>07:49:4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49M44S">
            <text:p>07:49:44 P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0M10S">
            <text:p>07:50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0M11S">
            <text:p>07:50:11 P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00M34S">
            <text:p>08:00:34 PM</text:p>
          </table:table-cell>
          <table:table-cell office:value-type="float" office:value="22">
            <text:p>22</text:p>
          </table:table-cell>
          <table:table-cell office:value-type="string">
            <text:p><text:s/>Medium Topa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05M01S">
            <text:p>08:05:01 PM</text:p>
          </table:table-cell>
          <table:table-cell office:value-type="float" office:value="22">
            <text:p>22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0M18S">
            <text:p>08:10:18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0M19S">
            <text:p>08:10:19 P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10M37S">
            <text:p>08:10:3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10M39S">
            <text:p>08:10:39 P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1M04S">
            <text:p>08:11:04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1M06S">
            <text:p>08:11:06 P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5M56S">
            <text:p>08:15:56 PM</text:p>
          </table:table-cell>
          <table:table-cell office:value-type="float" office:value="23">
            <text:p>23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6M39S">
            <text:p>08:16:39 PM</text:p>
          </table:table-cell>
          <table:table-cell office:value-type="float" office:value="17">
            <text:p>17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8M02S">
            <text:p>08:18:02 PM</text:p>
          </table:table-cell>
          <table:table-cell office:value-type="float" office:value="17">
            <text:p>17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8M43S">
            <text:p>08:18:43 PM</text:p>
          </table:table-cell>
          <table:table-cell office:value-type="float" office:value="23">
            <text:p>23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19M02S">
            <text:p>08:19:02 PM</text:p>
          </table:table-cell>
          <table:table-cell office:value-type="float" office:value="23">
            <text:p>23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9M28S">
            <text:p>08:19:28 P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27M47S">
            <text:p>08:27:47 PM</text:p>
          </table:table-cell>
          <table:table-cell office:value-type="float" office:value="17">
            <text:p>17</text:p>
          </table:table-cell>
          <table:table-cell office:value-type="string">
            <text:p><text:s/>Small Emeral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4M43S">
            <text:p>08:34:43 PM</text:p>
          </table:table-cell>
          <table:table-cell office:value-type="float" office:value="17">
            <text:p>17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5M23S">
            <text:p>08:35:2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5M25S">
            <text:p>08:35:25 P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35M43S">
            <text:p>08:35:4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5M44S">
            <text:p>08:35:44 P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6M10S">
            <text:p>08:36:10 PM</text:p>
          </table:table-cell>
          <table:table-cell office:value-type="float" office:value="17">
            <text:p>17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6M10S">
            <text:p>08:36:10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6M12S">
            <text:p>08:36:12 P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45M29S">
            <text:p>08:45:29 PM</text:p>
          </table:table-cell>
          <table:table-cell office:value-type="float" office:value="24">
            <text:p>24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6M17S">
            <text:p>08:56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6M19S">
            <text:p>08:56:19 P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56M37S">
            <text:p>08:56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6M38S">
            <text:p>08:56:38 P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7M04S">
            <text:p>08:57:04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7M06S">
            <text:p>08:57:06 P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04M02S">
            <text:p>09:04:02 PM</text:p>
          </table:table-cell>
          <table:table-cell office:value-type="float" office:value="19">
            <text:p>19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5M48S">
            <text:p>09:15:48 PM</text:p>
          </table:table-cell>
          <table:table-cell office:value-type="float" office:value="25">
            <text:p>25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7M12S">
            <text:p>09:17:12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7M13S">
            <text:p>09:17:13 P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17M31S">
            <text:p>09:17:3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17M33S">
            <text:p>09:17:33 P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7M58S">
            <text:p>09:17:58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8M00S">
            <text:p>09:18:00 P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20M21S">
            <text:p>09:20:21 PM</text:p>
          </table:table-cell>
          <table:table-cell office:value-type="float" office:value="26">
            <text:p>26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22M49S">
            <text:p>09:22:49 PM</text:p>
          </table:table-cell>
          <table:table-cell office:value-type="float" office:value="26">
            <text:p>26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3M33S">
            <text:p>09:23:33 PM</text:p>
          </table:table-cell>
          <table:table-cell office:value-type="float" office:value="20">
            <text:p>20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5M18S">
            <text:p>09:35:18 PM</text:p>
          </table:table-cell>
          <table:table-cell office:value-type="float" office:value="26">
            <text:p>26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8M05S">
            <text:p>09:38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8M07S">
            <text:p>09:38:07 P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38M25S">
            <text:p>09:38:2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38M26S">
            <text:p>09:38:26 P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8M52S">
            <text:p>09:38:5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8M53S">
            <text:p>09:38:53 P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43M03S">
            <text:p>09:43:03 PM</text:p>
          </table:table-cell>
          <table:table-cell office:value-type="float" office:value="21">
            <text:p>21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46M48S">
            <text:p>09:46:48 PM</text:p>
          </table:table-cell>
          <table:table-cell office:value-type="float" office:value="27">
            <text:p>27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9M00S">
            <text:p>09:59:0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9M01S">
            <text:p>09:59:01 P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59M20S">
            <text:p>09:59:2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59M21S">
            <text:p>09:59:21 P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9M47S">
            <text:p>09:59:47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9M48S">
            <text:p>09:59:48 P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6M08S">
            <text:p>06:16:08 PM</text:p>
          </table:table-cell>
          <table:table-cell office:value-type="string">
            <text:p><text:s/>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6M08S">
            <text:p>06:16:08 PM</text:p>
          </table:table-cell>
          <table:table-cell office:value-type="float" office:value="28">
            <text:p>2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6M10S">
            <text:p>06:16:10 PM</text:p>
          </table:table-cell>
          <table:table-cell office:value-type="float" office:value="28">
            <text:p>2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16M28S">
            <text:p>06:16:28 PM</text:p>
          </table:table-cell>
          <table:table-cell office:value-type="string">
            <text:p><text:s/>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16M28S">
            <text:p>06:16:28 PM</text:p>
          </table:table-cell>
          <table:table-cell office:value-type="float" office:value="28">
            <text:p>2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16M30S">
            <text:p>06:16:30 PM</text:p>
          </table:table-cell>
          <table:table-cell office:value-type="float" office:value="28">
            <text:p>2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6M56S">
            <text:p>06:16:56 PM</text:p>
          </table:table-cell>
          <table:table-cell office:value-type="string">
            <text:p><text:s/>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6M56S">
            <text:p>06:16:56 PM</text:p>
          </table:table-cell>
          <table:table-cell office:value-type="float" office:value="22">
            <text:p>22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6M58S">
            <text:p>06:16:58 PM</text:p>
          </table:table-cell>
          <table:table-cell office:value-type="float" office:value="22">
            <text:p>2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29M04S">
            <text:p>06:29:04 PM</text:p>
          </table:table-cell>
          <table:table-cell office:value-type="float" office:value="28">
            <text:p>28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2M40S">
            <text:p>06:42:4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2M42S">
            <text:p>06:42:42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43M00S">
            <text:p>06:43:0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43M02S">
            <text:p>06:43:02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3M27S">
            <text:p>06:43:2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3M29S">
            <text:p>06:43:29 P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58M47S">
            <text:p>06:58:47 PM</text:p>
          </table:table-cell>
          <table:table-cell office:value-type="float" office:value="23">
            <text:p>23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3M37S">
            <text:p>07:03:3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3M39S">
            <text:p>07:03:39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03M57S">
            <text:p>07:03:5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03M58S">
            <text:p>07:03:58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4M24S">
            <text:p>07:04:24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4M25S">
            <text:p>07:04:25 P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4M30S">
            <text:p>07:24:3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4M31S">
            <text:p>07:24:31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24M50S">
            <text:p>07:24:5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24M51S">
            <text:p>07:24:51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5M17S">
            <text:p>07:25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5M18S">
            <text:p>07:25:18 P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30M08S">
            <text:p>07:30:08 PM</text:p>
          </table:table-cell>
          <table:table-cell office:value-type="float" office:value="10">
            <text:p>10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34M36S">
            <text:p>07:34:36 PM</text:p>
          </table:table-cell>
          <table:table-cell office:value-type="float" office:value="10">
            <text:p>10</text:p>
          </table:table-cell>
          <table:table-cell office:value-type="string">
            <text:p><text:s/>Small Emeral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1M15S">
            <text:p>07:41:15 PM</text:p>
          </table:table-cell>
          <table:table-cell office:value-type="float" office:value="10">
            <text:p>10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5M24S">
            <text:p>07:45:2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5M26S">
            <text:p>07:45:26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45M44S">
            <text:p>07:45:4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45M46S">
            <text:p>07:45:46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46M11S">
            <text:p>07:46:1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46M13S">
            <text:p>07:46:13 P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49M57S">
            <text:p>07:49:57 PM</text:p>
          </table:table-cell>
          <table:table-cell office:value-type="float" office:value="11">
            <text:p>11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9H51M20S">
            <text:p>07:51:20 PM</text:p>
          </table:table-cell>
          <table:table-cell office:value-type="float" office:value="11">
            <text:p>11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02M52S">
            <text:p>08:02:52 PM</text:p>
          </table:table-cell>
          <table:table-cell office:value-type="float" office:value="26">
            <text:p>26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06M18S">
            <text:p>08:06:18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06M19S">
            <text:p>08:06:19 P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06M37S">
            <text:p>08:06:37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06M39S">
            <text:p>08:06:39 P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07M05S">
            <text:p>08:07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07M06S">
            <text:p>08:07:06 P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08M29S">
            <text:p>08:08:29 PM</text:p>
          </table:table-cell>
          <table:table-cell office:value-type="float" office:value="26">
            <text:p>26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10M51S">
            <text:p>08:10:51 PM</text:p>
          </table:table-cell>
          <table:table-cell office:value-type="float" office:value="12">
            <text:p>12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4M43S">
            <text:p>08:14:43 PM</text:p>
          </table:table-cell>
          <table:table-cell office:value-type="float" office:value="12">
            <text:p>1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15M02S">
            <text:p>08:15:02 PM</text:p>
          </table:table-cell>
          <table:table-cell office:value-type="float" office:value="12">
            <text:p>1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5M28S">
            <text:p>08:15:28 P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1M24S">
            <text:p>08:31:2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1M26S">
            <text:p>08:31:26 P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31M44S">
            <text:p>08:31:4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1M45S">
            <text:p>08:31:45 P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2M11S">
            <text:p>08:32:11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2M12S">
            <text:p>08:32:12 P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47M03S">
            <text:p>08:47:03 PM</text:p>
          </table:table-cell>
          <table:table-cell office:value-type="float" office:value="13">
            <text:p>13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48M52S">
            <text:p>08:48:52 PM</text:p>
          </table:table-cell>
          <table:table-cell office:value-type="float" office:value="28">
            <text:p>28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2M18S">
            <text:p>08:52:1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2M20S">
            <text:p>08:52:20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0H52M38S">
            <text:p>08:52:3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2M39S">
            <text:p>08:52:39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3M05S">
            <text:p>08:5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3M06S">
            <text:p>08:53:06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8M39S">
            <text:p>08:58:39 PM</text:p>
          </table:table-cell>
          <table:table-cell office:value-type="float" office:value="29">
            <text:p>29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1M09S">
            <text:p>09:11:09 PM</text:p>
          </table:table-cell>
          <table:table-cell office:value-type="float" office:value="29">
            <text:p>29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3M13S">
            <text:p>09:13:1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3M14S">
            <text:p>09:13:14 P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13M33S">
            <text:p>09:13:3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13M34S">
            <text:p>09:13:34 P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4M00S">
            <text:p>09:14:00 PM</text:p>
          </table:table-cell>
          <table:table-cell office:value-type="float" office:value="29">
            <text:p>29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4M00S">
            <text:p>09:1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4M01S">
            <text:p>09:14:01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23M01S">
            <text:p>09:23:01 PM</text:p>
          </table:table-cell>
          <table:table-cell office:value-type="float" office:value="15">
            <text:p>15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3M45S">
            <text:p>09:23:45 PM</text:p>
          </table:table-cell>
          <table:table-cell office:value-type="float" office:value="30">
            <text:p>30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2M44S">
            <text:p>09:32:44 PM</text:p>
          </table:table-cell>
          <table:table-cell office:value-type="float" office:value="15">
            <text:p>15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4M08S">
            <text:p>09:34:08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4M09S">
            <text:p>09:34:09 P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34M27S">
            <text:p>09:34:27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34M28S">
            <text:p>09:34:28 P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4M54S">
            <text:p>09:34:54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4M56S">
            <text:p>09:34:56 PM</text:p>
          </table:table-cell>
          <table:table-cell office:value-type="float" office:value="30">
            <text:p>30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48M23S">
            <text:p>09:48:23 PM</text:p>
          </table:table-cell>
          <table:table-cell office:value-type="float" office:value="16">
            <text:p>16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5M01S">
            <text:p>09:55:0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5M03S">
            <text:p>09:55:03 P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21H55M21S">
            <text:p>09:55:2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55M22S">
            <text:p>09:55:22 P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5M48S">
            <text:p>09:55:4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5M49S">
            <text:p>09:55:49 PM</text:p>
          </table:table-cell>
          <table:table-cell office:value-type="float" office:value="10">
            <text:p>10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7H48M18S">
            <text:p>07:48:18 AM</text:p>
          </table:table-cell>
          <table:table-cell office:value-type="string">
            <text:p><text:s/>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7H48M18S">
            <text:p>07:48:18 AM</text:p>
          </table:table-cell>
          <table:table-cell office:value-type="float" office:value="17">
            <text:p>17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7H48M20S">
            <text:p>07:48:20 A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7H48M39S">
            <text:p>07:48:39 AM</text:p>
          </table:table-cell>
          <table:table-cell office:value-type="string">
            <text:p><text:s/>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7H48M39S">
            <text:p>07:48:39 AM</text:p>
          </table:table-cell>
          <table:table-cell office:value-type="float" office:value="17">
            <text:p>17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7H48M40S">
            <text:p>07:48:40 A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7H49M06S">
            <text:p>07:49:06 AM</text:p>
          </table:table-cell>
          <table:table-cell office:value-type="string">
            <text:p><text:s/>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7H49M07S">
            <text:p>07:49:07 AM</text:p>
          </table:table-cell>
          <table:table-cell office:value-type="float" office:value="11">
            <text:p>11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7H49M08S">
            <text:p>07:49:08 AM</text:p>
          </table:table-cell>
          <table:table-cell office:value-type="float" office:value="11">
            <text:p>11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01M40S">
            <text:p>08:01:40 AM</text:p>
          </table:table-cell>
          <table:table-cell office:value-type="float" office:value="11">
            <text:p>11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03M03S">
            <text:p>08:03:03 AM</text:p>
          </table:table-cell>
          <table:table-cell office:value-type="float" office:value="11">
            <text:p>11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8H14M48S">
            <text:p>08:14:4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14M49S">
            <text:p>08:14:49 A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8H15M08S">
            <text:p>08:15:0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15M09S">
            <text:p>08:15:09 A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15M35S">
            <text:p>08:15:35 A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15M36S">
            <text:p>08:15:36 AM</text:p>
          </table:table-cell>
          <table:table-cell office:value-type="float" office:value="11">
            <text:p>11</text:p>
          </table:table-cell>
          <table:table-cell office:value-type="string">
            <text:p><text:s/>Pitch angle 1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8H17M57S">
            <text:p>08:17:57 AM</text:p>
          </table:table-cell>
          <table:table-cell office:value-type="float" office:value="18">
            <text:p>18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32M14S">
            <text:p>08:32:14 AM</text:p>
          </table:table-cell>
          <table:table-cell office:value-type="float" office:value="12">
            <text:p>12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8H35M40S">
            <text:p>08:35:4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35M42S">
            <text:p>08:35:42 A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8H36M00S">
            <text:p>08:36:0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36M01S">
            <text:p>08:36:01 A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36M27S">
            <text:p>08:36:27 A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36M28S">
            <text:p>08:36:28 AM</text:p>
          </table:table-cell>
          <table:table-cell office:value-type="float" office:value="12">
            <text:p>12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43M25S">
            <text:p>08:43:25 AM</text:p>
          </table:table-cell>
          <table:table-cell office:value-type="float" office:value="13">
            <text:p>13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8H46M50S">
            <text:p>08:46:50 AM</text:p>
          </table:table-cell>
          <table:table-cell office:value-type="float" office:value="19">
            <text:p>19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8H56M33S">
            <text:p>08:56:3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56M35S">
            <text:p>08:56:35 A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8H56M53S">
            <text:p>08:56:5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56M55S">
            <text:p>08:56:55 A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57M20S">
            <text:p>08:57:20 A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57M21S">
            <text:p>08:57:21 A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00M08S">
            <text:p>09:00:08 AM</text:p>
          </table:table-cell>
          <table:table-cell office:value-type="float" office:value="14">
            <text:p>14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05M41S">
            <text:p>09:05:41 AM</text:p>
          </table:table-cell>
          <table:table-cell office:value-type="float" office:value="14">
            <text:p>14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08M02S">
            <text:p>09:08:02 AM</text:p>
          </table:table-cell>
          <table:table-cell office:value-type="float" office:value="20">
            <text:p>20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09M25S">
            <text:p>09:09:25 AM</text:p>
          </table:table-cell>
          <table:table-cell office:value-type="float" office:value="20">
            <text:p>20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9H17M27S">
            <text:p>09:17:2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9H17M28S">
            <text:p>09:17:28 A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17M47S">
            <text:p>09:17:4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9H17M48S">
            <text:p>09:17:48 A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18M14S">
            <text:p>09:18:14 A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18M15S">
            <text:p>09:18:15 AM</text:p>
          </table:table-cell>
          <table:table-cell office:value-type="float" office:value="14">
            <text:p>14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20M37S">
            <text:p>09:20:37 AM</text:p>
          </table:table-cell>
          <table:table-cell office:value-type="float" office:value="21">
            <text:p>21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21M02S">
            <text:p>09:21:02 AM</text:p>
          </table:table-cell>
          <table:table-cell office:value-type="float" office:value="15">
            <text:p>15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9H36M57S">
            <text:p>09:36:57 AM</text:p>
          </table:table-cell>
          <table:table-cell office:value-type="float" office:value="21">
            <text:p>21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9H38M20S">
            <text:p>09:38:2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9H38M21S">
            <text:p>09:38:21 A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38M40S">
            <text:p>09:38:4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9H38M41S">
            <text:p>09:38:41 A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39M07S">
            <text:p>09:39:07 A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39M09S">
            <text:p>09:39:09 AM</text:p>
          </table:table-cell>
          <table:table-cell office:value-type="float" office:value="15">
            <text:p>15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09H46M45S">
            <text:p>09:46:45 AM</text:p>
          </table:table-cell>
          <table:table-cell office:value-type="float" office:value="22">
            <text:p>2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09H47M03S">
            <text:p>09:47:03 AM</text:p>
          </table:table-cell>
          <table:table-cell office:value-type="float" office:value="22">
            <text:p>22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47M29S">
            <text:p>09:47:29 AM</text:p>
          </table:table-cell>
          <table:table-cell office:value-type="float" office:value="16">
            <text:p>16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03M25S">
            <text:p>10:03:2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03M27S">
            <text:p>10:03:27 A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03M45S">
            <text:p>10:03:45 AM</text:p>
          </table:table-cell>
          <table:table-cell office:value-type="float" office:value="22">
            <text:p>22</text:p>
          </table:table-cell>
          <table:table-cell office:value-type="string">
            <text:p><text:s/>Small Topa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03M45S">
            <text:p>10:03:4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03M46S">
            <text:p>10:03:46 A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04M12S">
            <text:p>10:04:12 A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04M14S">
            <text:p>10:04:14 AM</text:p>
          </table:table-cell>
          <table:table-cell office:value-type="float" office:value="16">
            <text:p>16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05M37S">
            <text:p>10:05:37 AM</text:p>
          </table:table-cell>
          <table:table-cell office:value-type="float" office:value="16">
            <text:p>16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07M00S">
            <text:p>10:07:00 AM</text:p>
          </table:table-cell>
          <table:table-cell office:value-type="float" office:value="17">
            <text:p>17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10M27S">
            <text:p>10:10:27 AM</text:p>
          </table:table-cell>
          <table:table-cell office:value-type="float" office:value="23">
            <text:p>23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12M34S">
            <text:p>10:12:34 AM</text:p>
          </table:table-cell>
          <table:table-cell office:value-type="float" office:value="17">
            <text:p>17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13M32S">
            <text:p>10:13:32 AM</text:p>
          </table:table-cell>
          <table:table-cell office:value-type="float" office:value="23">
            <text:p>23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23M15S">
            <text:p>10:23:15 AM</text:p>
          </table:table-cell>
          <table:table-cell office:value-type="float" office:value="23">
            <text:p>23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24M20S">
            <text:p>10:24:2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24M21S">
            <text:p>10:24:21 A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24M40S">
            <text:p>10:24:4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24M41S">
            <text:p>10:24:41 A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25M07S">
            <text:p>10:25:07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25M08S">
            <text:p>10:25:08 AM</text:p>
          </table:table-cell>
          <table:table-cell office:value-type="float" office:value="17">
            <text:p>17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30M16S">
            <text:p>10:30:16 AM</text:p>
          </table:table-cell>
          <table:table-cell office:value-type="float" office:value="24">
            <text:p>24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38M17S">
            <text:p>10:38:17 AM</text:p>
          </table:table-cell>
          <table:table-cell office:value-type="float" office:value="24">
            <text:p>24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40M24S">
            <text:p>10:40:24 AM</text:p>
          </table:table-cell>
          <table:table-cell office:value-type="float" office:value="18">
            <text:p>18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43M51S">
            <text:p>10:43:51 AM</text:p>
          </table:table-cell>
          <table:table-cell office:value-type="float" office:value="24">
            <text:p>24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0H45M15S">
            <text:p>10:45:15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45M16S">
            <text:p>10:45:16 A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0H45M34S">
            <text:p>10:45:34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45M36S">
            <text:p>10:45:36 AM</text:p>
          </table:table-cell>
          <table:table-cell office:value-type="float" office:value="24">
            <text:p>24</text:p>
          </table:table-cell>
          <table:table-cell office:value-type="string">
            <text:p><text:s/>Pitch angle 25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46M01S">
            <text:p>10:46:01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46M03S">
            <text:p>10:46:03 A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06M09S">
            <text:p>11:06:0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06M11S">
            <text:p>11:06:11 A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06M29S">
            <text:p>11:06:2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06M30S">
            <text:p>11:06:30 AM</text:p>
          </table:table-cell>
          <table:table-cell office:value-type="float" office:value="25">
            <text:p>25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06M56S">
            <text:p>11:06:56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06M57S">
            <text:p>11:06:57 A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13M10S">
            <text:p>11:13:10 AM</text:p>
          </table:table-cell>
          <table:table-cell office:value-type="float" office:value="26">
            <text:p>26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18M03S">
            <text:p>11:18:03 AM</text:p>
          </table:table-cell>
          <table:table-cell office:value-type="float" office:value="20">
            <text:p>20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19M01S">
            <text:p>11:19:01 AM</text:p>
          </table:table-cell>
          <table:table-cell office:value-type="float" office:value="26">
            <text:p>26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20M50S">
            <text:p>11:20:50 AM</text:p>
          </table:table-cell>
          <table:table-cell office:value-type="float" office:value="20">
            <text:p>20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27M04S">
            <text:p>11:27:04 AM</text:p>
          </table:table-cell>
          <table:table-cell office:value-type="float" office:value="26">
            <text:p>2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27M04S">
            <text:p>11:27:0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27M05S">
            <text:p>11:27:05 A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27M24S">
            <text:p>11:27:2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27M25S">
            <text:p>11:27:25 A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27M51S">
            <text:p>11:27:51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27M52S">
            <text:p>11:27:52 AM</text:p>
          </table:table-cell>
          <table:table-cell office:value-type="float" office:value="20">
            <text:p>20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38M33S">
            <text:p>11:38:33 AM</text:p>
          </table:table-cell>
          <table:table-cell office:value-type="float" office:value="27">
            <text:p>27</text:p>
          </table:table-cell>
          <table:table-cell office:value-type="string">
            <text:p><text:s/>Small Ruby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42M43S">
            <text:p>11:42:43 AM</text:p>
          </table:table-cell>
          <table:table-cell office:value-type="float" office:value="27">
            <text:p>27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45M13S">
            <text:p>11:45:13 A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45M31S">
            <text:p>11:45:31 A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45M57S">
            <text:p>11:45:57 AM</text:p>
          </table:table-cell>
          <table:table-cell office:value-type="float" office:value="21">
            <text:p>21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51M05S">
            <text:p>11:51:05 AM</text:p>
          </table:table-cell>
          <table:table-cell office:value-type="float" office:value="27">
            <text:p>27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1H52M11S">
            <text:p>11:52:11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52M12S">
            <text:p>11:52:12 A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52M30S">
            <text:p>11:52:30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52M32S">
            <text:p>11:52:32 AM</text:p>
          </table:table-cell>
          <table:table-cell office:value-type="float" office:value="27">
            <text:p>27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52M58S">
            <text:p>11:52:58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52M59S">
            <text:p>11:52:59 AM</text:p>
          </table:table-cell>
          <table:table-cell office:value-type="float" office:value="21">
            <text:p>21</text:p>
          </table:table-cell>
          <table:table-cell office:value-type="string">
            <text:p><text:s/>Pitch angle 22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1H56M43S">
            <text:p>11:56:43 AM</text:p>
          </table:table-cell>
          <table:table-cell office:value-type="float" office:value="28">
            <text:p>28</text:p>
          </table:table-cell>
          <table:table-cell office:value-type="string">
            <text:p><text:s/>Small Ruby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2H01M59S">
            <text:p>12:01:59 PM</text:p>
          </table:table-cell>
          <table:table-cell office:value-type="float" office:value="28">
            <text:p>28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09M39S">
            <text:p>12:09:39 PM</text:p>
          </table:table-cell>
          <table:table-cell office:value-type="float" office:value="22">
            <text:p>22</text:p>
          </table:table-cell>
          <table:table-cell office:value-type="string">
            <text:p><text:s/>Small Topa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2H13M05S">
            <text:p>12:1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2H13M07S">
            <text:p>12:13:07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2H13M25S">
            <text:p>12:13:2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2H13M26S">
            <text:p>12:13:26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13M52S">
            <text:p>12:13:52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13M54S">
            <text:p>12:13:54 PM</text:p>
          </table:table-cell>
          <table:table-cell office:value-type="float" office:value="22">
            <text:p>22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2H34M00S">
            <text:p>12:3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2H34M02S">
            <text:p>12:34:02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2H34M20S">
            <text:p>12:34:2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2H34M21S">
            <text:p>12:34:21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34M47S">
            <text:p>12:34:47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34M48S">
            <text:p>12:34:48 PM</text:p>
          </table:table-cell>
          <table:table-cell office:value-type="float" office:value="23">
            <text:p>23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09M34S">
            <text:p>01:09:34 PM</text:p>
          </table:table-cell>
          <table:table-cell office:value-type="string">
            <text:p><text:s/>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09M34S">
            <text:p>01:09:34 PM</text:p>
          </table:table-cell>
          <table:table-cell office:value-type="float" office:value="28">
            <text:p>28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09M36S">
            <text:p>01:09:36 PM</text:p>
          </table:table-cell>
          <table:table-cell office:value-type="float" office:value="28">
            <text:p>28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09M55S">
            <text:p>01:09:55 PM</text:p>
          </table:table-cell>
          <table:table-cell office:value-type="string">
            <text:p><text:s/>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09M55S">
            <text:p>01:09:55 PM</text:p>
          </table:table-cell>
          <table:table-cell office:value-type="float" office:value="26">
            <text:p>26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09M57S">
            <text:p>01:09:57 PM</text:p>
          </table:table-cell>
          <table:table-cell office:value-type="float" office:value="26">
            <text:p>26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10M23S">
            <text:p>01:10:23 PM</text:p>
          </table:table-cell>
          <table:table-cell office:value-type="string">
            <text:p><text:s/>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mine tag</text:p>
          </table:table-cell>
          <table:table-cell table:style-name="Default" office:value-type="string">
            <text:p><text:s/>(real) time</text:p>
          </table:table-cell>
          <table:table-cell office:value-type="string">
            <text:p><text:s/>angle</text:p>
          </table:table-cell>
          <table:table-cell office:value-type="string">
            <text:p><text:s/>even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10M24S">
            <text:p>01:10:24 PM</text:p>
          </table:table-cell>
          <table:table-cell office:value-type="float" office:value="27">
            <text:p>27</text:p>
          </table:table-cell>
          <table:table-cell office:value-type="string">
            <text:p><text:s/>Star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10M25S">
            <text:p>01:10:25 P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16M39S">
            <text:p>01:16:39 PM</text:p>
          </table:table-cell>
          <table:table-cell office:value-type="float" office:value="28">
            <text:p>28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17M23S">
            <text:p>01:17:23 PM</text:p>
          </table:table-cell>
          <table:table-cell office:value-type="float" office:value="27">
            <text:p>27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32M26S">
            <text:p>01:32:26 PM</text:p>
          </table:table-cell>
          <table:table-cell office:value-type="float" office:value="28">
            <text:p>28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36M37S">
            <text:p>01:36:37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3H36M38S">
            <text:p>01:36:38 PM</text:p>
          </table:table-cell>
          <table:table-cell office:value-type="float" office:value="28">
            <text:p>28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36M57S">
            <text:p>01:36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3H36M58S">
            <text:p>01:36:58 PM</text:p>
          </table:table-cell>
          <table:table-cell office:value-type="float" office:value="26">
            <text:p>26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37M24S">
            <text:p>01:37:2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37M25S">
            <text:p>01:37:25 PM</text:p>
          </table:table-cell>
          <table:table-cell office:value-type="float" office:value="27">
            <text:p>27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40M12S">
            <text:p>01:40:12 PM</text:p>
          </table:table-cell>
          <table:table-cell office:value-type="float" office:value="29">
            <text:p>29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48M08S">
            <text:p>01:48:08 PM</text:p>
          </table:table-cell>
          <table:table-cell office:value-type="float" office:value="28">
            <text:p>28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49M31S">
            <text:p>01:49:31 PM</text:p>
          </table:table-cell>
          <table:table-cell office:value-type="float" office:value="28">
            <text:p>28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51M20S">
            <text:p>01:51:20 PM</text:p>
          </table:table-cell>
          <table:table-cell office:value-type="float" office:value="29">
            <text:p>29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56M28S">
            <text:p>01:56:28 PM</text:p>
          </table:table-cell>
          <table:table-cell office:value-type="float" office:value="28">
            <text:p>28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57M33S">
            <text:p>01:57:33 PM</text:p>
          </table:table-cell>
          <table:table-cell office:value-type="float" office:value="10">
            <text:p>10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3H57M34S">
            <text:p>01:57:3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3H57M35S">
            <text:p>01:57:35 PM</text:p>
          </table:table-cell>
          <table:table-cell office:value-type="float" office:value="10">
            <text:p>10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3H57M53S">
            <text:p>01:57:5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3H57M55S">
            <text:p>01:57:55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58M21S">
            <text:p>01:58:2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58M22S">
            <text:p>01:58:22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4H18M30S">
            <text:p>02:18:3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4H18M31S">
            <text:p>02:18:31 PM</text:p>
          </table:table-cell>
          <table:table-cell office:value-type="float" office:value="15">
            <text:p>15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4H18M50S">
            <text:p>02:18:5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4H18M51S">
            <text:p>02:18:51 PM</text:p>
          </table:table-cell>
          <table:table-cell office:value-type="float" office:value="29">
            <text:p>29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19M17S">
            <text:p>02:19:1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19M18S">
            <text:p>02:19:18 PM</text:p>
          </table:table-cell>
          <table:table-cell office:value-type="float" office:value="30">
            <text:p>30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4H31M23S">
            <text:p>02:31:23 PM</text:p>
          </table:table-cell>
          <table:table-cell office:value-type="float" office:value="11">
            <text:p>11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33M13S">
            <text:p>02:33:13 PM</text:p>
          </table:table-cell>
          <table:table-cell office:value-type="float" office:value="13">
            <text:p>13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4H39M26S">
            <text:p>02:39:26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4H39M27S">
            <text:p>02:39:27 PM</text:p>
          </table:table-cell>
          <table:table-cell office:value-type="float" office:value="19">
            <text:p>19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4H39M45S">
            <text:p>02:39:45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4H39M47S">
            <text:p>02:39:47 PM</text:p>
          </table:table-cell>
          <table:table-cell office:value-type="float" office:value="11">
            <text:p>11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40M13S">
            <text:p>02:40:13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40M14S">
            <text:p>02:40:14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48M34S">
            <text:p>02:48:34 PM</text:p>
          </table:table-cell>
          <table:table-cell office:value-type="float" office:value="14">
            <text:p>14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55M31S">
            <text:p>02:55:31 PM</text:p>
          </table:table-cell>
          <table:table-cell office:value-type="float" office:value="14">
            <text:p>14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00M21S">
            <text:p>03:00:21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00M22S">
            <text:p>03:00:22 PM</text:p>
          </table:table-cell>
          <table:table-cell office:value-type="float" office:value="21">
            <text:p>21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00M41S">
            <text:p>03:00:4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00M42S">
            <text:p>03:00:42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01M08S">
            <text:p>03:01:08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01M09S">
            <text:p>03:01:09 PM</text:p>
          </table:table-cell>
          <table:table-cell office:value-type="float" office:value="14">
            <text:p>14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02M08S">
            <text:p>03:02:08 PM</text:p>
          </table:table-cell>
          <table:table-cell office:value-type="float" office:value="13">
            <text:p>13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08M46S">
            <text:p>03:08:46 PM</text:p>
          </table:table-cell>
          <table:table-cell office:value-type="float" office:value="23">
            <text:p>23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09M05S">
            <text:p>03:09:05 PM</text:p>
          </table:table-cell>
          <table:table-cell office:value-type="float" office:value="14">
            <text:p>14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09M31S">
            <text:p>03:09:31 PM</text:p>
          </table:table-cell>
          <table:table-cell office:value-type="float" office:value="17">
            <text:p>17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09M32S">
            <text:p>03:09:32 PM</text:p>
          </table:table-cell>
          <table:table-cell office:value-type="float" office:value="17">
            <text:p>1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17M08S">
            <text:p>03:17:08 PM</text:p>
          </table:table-cell>
          <table:table-cell office:value-type="float" office:value="23">
            <text:p>23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22M01S">
            <text:p>03:22:01 PM</text:p>
          </table:table-cell>
          <table:table-cell office:value-type="float" office:value="17">
            <text:p>17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25M29S">
            <text:p>03:25:29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25M30S">
            <text:p>03:25:30 PM</text:p>
          </table:table-cell>
          <table:table-cell office:value-type="float" office:value="23">
            <text:p>23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25M49S">
            <text:p>03:25:49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25M50S">
            <text:p>03:25:50 PM</text:p>
          </table:table-cell>
          <table:table-cell office:value-type="float" office:value="14">
            <text:p>14</text:p>
          </table:table-cell>
          <table:table-cell office:value-type="string">
            <text:p><text:s/>Pitch angle 1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26M16S">
            <text:p>03:26:16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26M17S">
            <text:p>03:26:17 PM</text:p>
          </table:table-cell>
          <table:table-cell office:value-type="float" office:value="17">
            <text:p>17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28M39S">
            <text:p>03:28:39 PM</text:p>
          </table:table-cell>
          <table:table-cell office:value-type="float" office:value="16">
            <text:p>16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36M59S">
            <text:p>03:36:59 PM</text:p>
          </table:table-cell>
          <table:table-cell office:value-type="float" office:value="16">
            <text:p>1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43M38S">
            <text:p>03:43:38 PM</text:p>
          </table:table-cell>
          <table:table-cell office:value-type="float" office:value="26">
            <text:p>2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43M56S">
            <text:p>03:43:56 PM</text:p>
          </table:table-cell>
          <table:table-cell office:value-type="float" office:value="16">
            <text:p>16</text:p>
          </table:table-cell>
          <table:table-cell office:value-type="string">
            <text:p><text:s/>Cuttable Jad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46M26S">
            <text:p>03:46:26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46M27S">
            <text:p>03:46:27 PM</text:p>
          </table:table-cell>
          <table:table-cell office:value-type="float" office:value="26">
            <text:p>26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5H46M45S">
            <text:p>03:46:45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46M47S">
            <text:p>03:46:47 PM</text:p>
          </table:table-cell>
          <table:table-cell office:value-type="float" office:value="16">
            <text:p>16</text:p>
          </table:table-cell>
          <table:table-cell office:value-type="string">
            <text:p><text:s/>Pitch angle 1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47M12S">
            <text:p>03:47:1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47M14S">
            <text:p>03:47:14 PM</text:p>
          </table:table-cell>
          <table:table-cell office:value-type="float" office:value="20">
            <text:p>20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5H47M54S">
            <text:p>03:47:54 PM</text:p>
          </table:table-cell>
          <table:table-cell office:value-type="float" office:value="26">
            <text:p>26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00M23S">
            <text:p>04:00:23 PM</text:p>
          </table:table-cell>
          <table:table-cell office:value-type="float" office:value="28">
            <text:p>28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07M20S">
            <text:p>04:07:2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07M21S">
            <text:p>04:07:21 PM</text:p>
          </table:table-cell>
          <table:table-cell office:value-type="float" office:value="28">
            <text:p>28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6H07M40S">
            <text:p>04:07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07M41S">
            <text:p>04:07:41 PM</text:p>
          </table:table-cell>
          <table:table-cell office:value-type="float" office:value="18">
            <text:p>18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08M07S">
            <text:p>04:08:07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08M08S">
            <text:p>04:08:08 PM</text:p>
          </table:table-cell>
          <table:table-cell office:value-type="float" office:value="17">
            <text:p>17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09M31S">
            <text:p>04:09:31 PM</text:p>
          </table:table-cell>
          <table:table-cell office:value-type="float" office:value="17">
            <text:p>17</text:p>
          </table:table-cell>
          <table:table-cell office:value-type="string">
            <text:p><text:s/>Cuttable Sunsto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11M35S">
            <text:p>04:11:35 PM</text:p>
          </table:table-cell>
          <table:table-cell office:value-type="float" office:value="10">
            <text:p>10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12M19S">
            <text:p>04:12:19 PM</text:p>
          </table:table-cell>
          <table:table-cell office:value-type="float" office:value="29">
            <text:p>29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6H21M37S">
            <text:p>04:21:37 PM</text:p>
          </table:table-cell>
          <table:table-cell office:value-type="float" office:value="19">
            <text:p>19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28M15S">
            <text:p>04:28:15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28M16S">
            <text:p>04:28:16 PM</text:p>
          </table:table-cell>
          <table:table-cell office:value-type="float" office:value="10">
            <text:p>10</text:p>
          </table:table-cell>
          <table:table-cell office:value-type="string">
            <text:p><text:s/>Pitch angle 15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6H28M35S">
            <text:p>04:28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28M36S">
            <text:p>04:28:36 PM</text:p>
          </table:table-cell>
          <table:table-cell office:value-type="float" office:value="19">
            <text:p>19</text:p>
          </table:table-cell>
          <table:table-cell office:value-type="string">
            <text:p><text:s/>Pitch angle 20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29M02S">
            <text:p>04:29:02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29M03S">
            <text:p>04:29:03 PM</text:p>
          </table:table-cell>
          <table:table-cell office:value-type="float" office:value="29">
            <text:p>29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6H45M17S">
            <text:p>04:45:17 PM</text:p>
          </table:table-cell>
          <table:table-cell office:value-type="float" office:value="20">
            <text:p>20</text:p>
          </table:table-cell>
          <table:table-cell office:value-type="string">
            <text:p><text:s/>Cuttable Lapis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49M10S">
            <text:p>04:49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49M11S">
            <text:p>04:49:11 PM</text:p>
          </table:table-cell>
          <table:table-cell office:value-type="float" office:value="15">
            <text:p>15</text:p>
          </table:table-cell>
          <table:table-cell office:value-type="string">
            <text:p><text:s/>Pitch angle 19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6H49M30S">
            <text:p>04:49:30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49M31S">
            <text:p>04:49:31 PM</text:p>
          </table:table-cell>
          <table:table-cell office:value-type="float" office:value="20">
            <text:p>20</text:p>
          </table:table-cell>
          <table:table-cell office:value-type="string">
            <text:p><text:s/>Pitch angle 24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49M57S">
            <text:p>04:49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49M59S">
            <text:p>04:49:59 PM</text:p>
          </table:table-cell>
          <table:table-cell office:value-type="float" office:value="26">
            <text:p>26</text:p>
          </table:table-cell>
          <table:table-cell office:value-type="string">
            <text:p><text:s/>Pitch angle 27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6H53M25S">
            <text:p>04:53:25 PM</text:p>
          </table:table-cell>
          <table:table-cell office:value-type="float" office:value="19">
            <text:p>19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7H07M20S">
            <text:p>05:07:20 PM</text:p>
          </table:table-cell>
          <table:table-cell office:value-type="float" office:value="19">
            <text:p>19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7H07M38S">
            <text:p>05:07:38 PM</text:p>
          </table:table-cell>
          <table:table-cell office:value-type="float" office:value="24">
            <text:p>24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08M04S">
            <text:p>05:08:04 PM</text:p>
          </table:table-cell>
          <table:table-cell office:value-type="float" office:value="27">
            <text:p>27</text:p>
          </table:table-cell>
          <table:table-cell office:value-type="string">
            <text:p><text:s/>Wind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7H14M17S">
            <text:p>05:14:17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14M19S">
            <text:p>05:14:19 PM</text:p>
          </table:table-cell>
          <table:table-cell office:value-type="float" office:value="19">
            <text:p>19</text:p>
          </table:table-cell>
          <table:table-cell office:value-type="string">
            <text:p><text:s/>Pitch angle 21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7H14M37S">
            <text:p>05:14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14M38S">
            <text:p>05:14:38 PM</text:p>
          </table:table-cell>
          <table:table-cell office:value-type="float" office:value="24">
            <text:p>24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15M04S">
            <text:p>05:15:0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15M06S">
            <text:p>05:15:06 PM</text:p>
          </table:table-cell>
          <table:table-cell office:value-type="float" office:value="27">
            <text:p>27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19M16S">
            <text:p>05:19:16 PM</text:p>
          </table:table-cell>
          <table:table-cell office:value-type="float" office:value="29">
            <text:p>29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27M35S">
            <text:p>05:27:35 PM</text:p>
          </table:table-cell>
          <table:table-cell office:value-type="float" office:value="29">
            <text:p>29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34M32S">
            <text:p>05:34:32 PM</text:p>
          </table:table-cell>
          <table:table-cell office:value-type="float" office:value="29">
            <text:p>29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7H35M12S">
            <text:p>05:35:1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35M14S">
            <text:p>05:35:14 PM</text:p>
          </table:table-cell>
          <table:table-cell office:value-type="float" office:value="21">
            <text:p>21</text:p>
          </table:table-cell>
          <table:table-cell office:value-type="string">
            <text:p><text:s/>Pitch angle 23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7H35M32S">
            <text:p>05:35:32 PM</text:p>
          </table:table-cell>
          <table:table-cell office:value-type="float" office:value="26">
            <text:p>26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7H35M32S">
            <text:p>05:35:32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35M34S">
            <text:p>05:35:34 PM</text:p>
          </table:table-cell>
          <table:table-cell office:value-type="float" office:value="26">
            <text:p>26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36M00S">
            <text:p>05:36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36M01S">
            <text:p>05:36:01 PM</text:p>
          </table:table-cell>
          <table:table-cell office:value-type="float" office:value="29">
            <text:p>29</text:p>
          </table:table-cell>
          <table:table-cell office:value-type="string">
            <text:p><text:s/>Pitch angle 30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7H56M08S">
            <text:p>05:56:0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56M10S">
            <text:p>05:56:10 PM</text:p>
          </table:table-cell>
          <table:table-cell office:value-type="float" office:value="23">
            <text:p>23</text:p>
          </table:table-cell>
          <table:table-cell office:value-type="string">
            <text:p><text:s/>Pitch angle 26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7H56M28S">
            <text:p>05:56:2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56M29S">
            <text:p>05:56:29 PM</text:p>
          </table:table-cell>
          <table:table-cell office:value-type="float" office:value="28">
            <text:p>28</text:p>
          </table:table-cell>
          <table:table-cell office:value-type="string">
            <text:p><text:s/>Pitch angle 29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56M55S">
            <text:p>05:56:55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56M56S">
            <text:p>05:56:56 PM</text:p>
          </table:table-cell>
          <table:table-cell office:value-type="float" office:value="30">
            <text:p>30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7H57M37S">
            <text:p>05:57:37 PM</text:p>
          </table:table-cell>
          <table:table-cell office:value-type="float" office:value="23">
            <text:p>23</text:p>
          </table:table-cell>
          <table:table-cell office:value-type="string">
            <text:p><text:s/>Cuttable Amethys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05M57S">
            <text:p>06:05:57 PM</text:p>
          </table:table-cell>
          <table:table-cell office:value-type="float" office:value="26">
            <text:p>26</text:p>
          </table:table-cell>
          <table:table-cell office:value-type="string">
            <text:p><text:s/>Medium Quartz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6M23S">
            <text:p>06:16:23 PM</text:p>
          </table:table-cell>
          <table:table-cell office:value-type="float" office:value="13">
            <text:p>13</text:p>
          </table:table-cell>
          <table:table-cell office:value-type="string">
            <text:p><text:s/>Small Quartz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7M04S">
            <text:p>06:17:04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7M05S">
            <text:p>06:17:05 PM</text:p>
          </table:table-cell>
          <table:table-cell office:value-type="float" office:value="26">
            <text:p>26</text:p>
          </table:table-cell>
          <table:table-cell office:value-type="string">
            <text:p><text:s/>Pitch angle 28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17M23S">
            <text:p>06:17:2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17M25S">
            <text:p>06:17:25 PM</text:p>
          </table:table-cell>
          <table:table-cell office:value-type="float" office:value="29">
            <text:p>29</text:p>
          </table:table-cell>
          <table:table-cell office:value-type="string">
            <text:p><text:s/>Pitch angle 11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7M51S">
            <text:p>06:17:5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7M52S">
            <text:p>06:17:52 PM</text:p>
          </table:table-cell>
          <table:table-cell office:value-type="float" office:value="13">
            <text:p>13</text:p>
          </table:table-cell>
          <table:table-cell office:value-type="string">
            <text:p><text:s/>Pitch angle 14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21M18S">
            <text:p>06:21:18 PM</text:p>
          </table:table-cell>
          <table:table-cell office:value-type="float" office:value="28">
            <text:p>28</text:p>
          </table:table-cell>
          <table:table-cell office:value-type="string">
            <text:p><text:s/>Cuttable Citrin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25M28S">
            <text:p>06:25:28 PM</text:p>
          </table:table-cell>
          <table:table-cell office:value-type="float" office:value="28">
            <text:p>28</text:p>
          </table:table-cell>
          <table:table-cell office:value-type="string">
            <text:p><text:s/>Cuttable Turquoise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37M59S">
            <text:p>06:37:59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38M01S">
            <text:p>06:38:01 PM</text:p>
          </table:table-cell>
          <table:table-cell office:value-type="float" office:value="28">
            <text:p>28</text:p>
          </table:table-cell>
          <table:table-cell office:value-type="string">
            <text:p><text:s/>Pitch angle 10</text:p>
          </table:table-cell>
          <table:table-cell/>
        </table:table-row>
        <table:table-row table:style-name="ro1">
          <table:table-cell office:value-type="string">
            <text:p>Chemlab</text:p>
          </table:table-cell>
          <table:table-cell office:value-type="time" office:time-value="PT18H38M19S">
            <text:p>06:38:1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38M20S">
            <text:p>06:38:20 PM</text:p>
          </table:table-cell>
          <table:table-cell office:value-type="float" office:value="11">
            <text:p>11</text:p>
          </table:table-cell>
          <table:table-cell office:value-type="string">
            <text:p><text:s/>Pitch angle 13</text:p>
          </table:table-cell>
          <table:table-cell/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38M46S">
            <text:p>06:38:4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38M48S">
            <text:p>06:38:48 PM</text:p>
          </table:table-cell>
          <table:table-cell office:value-type="float" office:value="14">
            <text:p>14</text:p>
          </table:table-cell>
          <table:table-cell office:value-type="string">
            <text:p><text:s/>Pitch angle 17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9M11S">
            <text:p>06:49:11 PM</text:p>
          </table:table-cell>
          <table:table-cell office:value-type="float" office:value="10">
            <text:p>10</text:p>
          </table:table-cell>
          <table:table-cell office:value-type="string">
            <text:p><text:s/>Cuttable Garnet</text:p>
          </table:table-cell>
          <table:table-cell/>
        </table:table-row>
        <table:table-row table:style-name="ro1">
          <table:table-cell office:value-type="string">
            <text:p>Rocksaws</text:p>
          </table:table-cell>
          <table:table-cell office:value-type="time" office:time-value="PT18H50M34S">
            <text:p>06:50:34 PM</text:p>
          </table:table-cell>
          <table:table-cell office:value-type="float" office:value="10">
            <text:p>10</text:p>
          </table:table-cell>
          <table:table-cell office:value-type="string">
            <text:p><text:s/>Cuttable Turquoise</text:p>
          </table:table-cell>
          <table:table-cell/>
        </table:table-row>
      </table:table>
      <table:table table:name="Summary lines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default-cell-style-name="ce4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Rocksaws</text:p>
          </table:table-cell>
          <table:table-cell office:value-type="time" office:time-value="PT20H17M13S">
            <text:p>08:17:1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17M33S">
            <text:p>08:17:3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8M00S">
            <text:p>08:18:00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8M11S">
            <text:p>08:38:1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8M31S">
            <text:p>08:38:3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8M58S">
            <text:p>08:38:5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9M07S">
            <text:p>08:59:0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9M26S">
            <text:p>08:59:26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9M53S">
            <text:p>08:59:53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20M08S">
            <text:p>09:20:0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20M27S">
            <text:p>09:20:27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20M54S">
            <text:p>09:20:54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41M01S">
            <text:p>09:41:0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41M21S">
            <text:p>09:41:21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41M48S">
            <text:p>09:41:48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06M08S">
            <text:p>10:06:0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06M28S">
            <text:p>10:06:28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06M55S">
            <text:p>10:06:55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27M01S">
            <text:p>10:27:0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27M21S">
            <text:p>10:27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27M48S">
            <text:p>10:27:4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2H47M56S">
            <text:p>10:47:5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2H48M16S">
            <text:p>10:48:1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2H48M43S">
            <text:p>10:48:4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08M52S">
            <text:p>11:08:52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09M11S">
            <text:p>11:09:11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09M39S">
            <text:p>11:09:39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29M46S">
            <text:p>11:29:4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30M06S">
            <text:p>11:30:06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30M33S">
            <text:p>11:30:33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3H54M52S">
            <text:p>11:54:5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3H55M12S">
            <text:p>11:55:12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3H55M39S">
            <text:p>11:55:3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6M40S">
            <text:p>06:46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47M00S">
            <text:p>06:47:0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7M27S">
            <text:p>06:47:27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7M35S">
            <text:p>07:07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07M54S">
            <text:p>07:07:54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8M21S">
            <text:p>07:08:2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8M28S">
            <text:p>07:28:2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28M48S">
            <text:p>07:28:48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9M15S">
            <text:p>07:29:15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9M23S">
            <text:p>07:49:23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49M42S">
            <text:p>07:49:4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50M10S">
            <text:p>07:50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10M18S">
            <text:p>08:10:18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10M37S">
            <text:p>08:10:3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11M04S">
            <text:p>08:11:04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5M23S">
            <text:p>08:35:2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5M43S">
            <text:p>08:35:43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6M10S">
            <text:p>08:36:10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6M17S">
            <text:p>08:56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6M37S">
            <text:p>08:56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7M04S">
            <text:p>08:57:04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7M12S">
            <text:p>09:17:12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17M31S">
            <text:p>09:17:3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7M58S">
            <text:p>09:17:58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8M05S">
            <text:p>09:38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38M25S">
            <text:p>09:38:2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8M52S">
            <text:p>09:38:5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9M00S">
            <text:p>09:59:0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59M20S">
            <text:p>09:59:20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9M47S">
            <text:p>09:59:47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42M40S">
            <text:p>06:42:4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43M00S">
            <text:p>06:43:0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43M27S">
            <text:p>06:43:27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03M37S">
            <text:p>07:03:3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03M57S">
            <text:p>07:03:57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04M24S">
            <text:p>07:04:24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24M30S">
            <text:p>07:24:3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24M50S">
            <text:p>07:24:50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25M17S">
            <text:p>07:25:1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9H45M24S">
            <text:p>07:45:2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9H45M44S">
            <text:p>07:45:4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9H46M11S">
            <text:p>07:46:11 P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06M18S">
            <text:p>08:06:18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06M37S">
            <text:p>08:06:37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07M05S">
            <text:p>08:07:05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31M24S">
            <text:p>08:31:2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31M44S">
            <text:p>08:31:44 P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32M11S">
            <text:p>08:32:11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0H52M18S">
            <text:p>08:52:1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0H52M38S">
            <text:p>08:52:38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0H53M05S">
            <text:p>08:5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13M13S">
            <text:p>09:13:1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13M33S">
            <text:p>09:13:33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14M00S">
            <text:p>09:1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34M08S">
            <text:p>09:34:08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34M27S">
            <text:p>09:34:27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34M54S">
            <text:p>09:34:54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21H55M01S">
            <text:p>09:55:0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21H55M21S">
            <text:p>09:55:21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21H55M48S">
            <text:p>09:55:48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14M48S">
            <text:p>08:14:4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15M08S">
            <text:p>08:15:08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15M35S">
            <text:p>08:15:35 A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35M40S">
            <text:p>08:35:4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36M00S">
            <text:p>08:36:00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36M27S">
            <text:p>08:36:27 AM</text:p>
          </table:table-cell>
          <table:table-cell office:value-type="float" office:value="12">
            <text:p>1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8H56M33S">
            <text:p>08:56:3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8H56M53S">
            <text:p>08:56:53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8H57M20S">
            <text:p>08:57:20 A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9H17M27S">
            <text:p>09:17:2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9H17M47S">
            <text:p>09:17:47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18M14S">
            <text:p>09:18:14 A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09H38M20S">
            <text:p>09:38:2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09H38M40S">
            <text:p>09:38:40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09H39M07S">
            <text:p>09:39:07 A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03M25S">
            <text:p>10:03:2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03M45S">
            <text:p>10:03:45 A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04M12S">
            <text:p>10:04:12 A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24M20S">
            <text:p>10:24:2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24M40S">
            <text:p>10:24:40 A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25M07S">
            <text:p>10:25:07 A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0H45M15S">
            <text:p>10:45:15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0H45M34S">
            <text:p>10:45:34 A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0H46M01S">
            <text:p>10:46:01 A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06M09S">
            <text:p>11:06:0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06M29S">
            <text:p>11:06:29 AM</text:p>
          </table:table-cell>
          <table:table-cell office:value-type="float" office:value="25">
            <text:p>2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06M56S">
            <text:p>11:06:56 A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27M04S">
            <text:p>11:27:0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27M24S">
            <text:p>11:27:24 A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27M51S">
            <text:p>11:27:51 A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1H52M11S">
            <text:p>11:52:11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1H52M30S">
            <text:p>11:52:30 A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1H52M58S">
            <text:p>11:52:58 A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2H13M05S">
            <text:p>12:13:0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2H13M25S">
            <text:p>12:13:25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13M52S">
            <text:p>12:13:52 PM</text:p>
          </table:table-cell>
          <table:table-cell office:value-type="float" office:value="22">
            <text:p>22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2H34M00S">
            <text:p>12:34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2H34M20S">
            <text:p>12:34:2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2H34M47S">
            <text:p>12:34:47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3H36M37S">
            <text:p>01:36:37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3H36M57S">
            <text:p>01:36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37M24S">
            <text:p>01:37:2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3H57M34S">
            <text:p>01:57:34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3H57M53S">
            <text:p>01:57:53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3H58M21S">
            <text:p>01:58:21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4H18M30S">
            <text:p>02:18:3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4H18M50S">
            <text:p>02:18:5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19M17S">
            <text:p>02:19:17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4H39M26S">
            <text:p>02:39:26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4H39M45S">
            <text:p>02:39:45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4H40M13S">
            <text:p>02:40:13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00M21S">
            <text:p>03:00:21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00M41S">
            <text:p>03:00:4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01M08S">
            <text:p>03:01:08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25M29S">
            <text:p>03:25:29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25M49S">
            <text:p>03:25:49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26M16S">
            <text:p>03:26:16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5H46M26S">
            <text:p>03:46:26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5H46M45S">
            <text:p>03:46:45 PM</text:p>
          </table:table-cell>
          <table:table-cell office:value-type="float" office:value="16">
            <text:p>16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5H47M12S">
            <text:p>03:47:12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07M20S">
            <text:p>04:07:20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07M40S">
            <text:p>04:07:40 PM</text:p>
          </table:table-cell>
          <table:table-cell office:value-type="float" office:value="18">
            <text:p>1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08M07S">
            <text:p>04:08:07 PM</text:p>
          </table:table-cell>
          <table:table-cell office:value-type="float" office:value="17">
            <text:p>1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28M15S">
            <text:p>04:28:15 PM</text:p>
          </table:table-cell>
          <table:table-cell office:value-type="float" office:value="10">
            <text:p>1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28M35S">
            <text:p>04:28:35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29M02S">
            <text:p>04:29:02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6H49M10S">
            <text:p>04:49:10 PM</text:p>
          </table:table-cell>
          <table:table-cell office:value-type="float" office:value="15">
            <text:p>15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6H49M30S">
            <text:p>04:49:30 PM</text:p>
          </table:table-cell>
          <table:table-cell office:value-type="float" office:value="20">
            <text:p>20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6H49M57S">
            <text:p>04:49:57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14M17S">
            <text:p>05:14:17 PM</text:p>
          </table:table-cell>
          <table:table-cell office:value-type="float" office:value="19">
            <text:p>19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14M37S">
            <text:p>05:14:37 PM</text:p>
          </table:table-cell>
          <table:table-cell office:value-type="float" office:value="24">
            <text:p>2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15M04S">
            <text:p>05:15:04 PM</text:p>
          </table:table-cell>
          <table:table-cell office:value-type="float" office:value="27">
            <text:p>27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35M12S">
            <text:p>05:35:12 PM</text:p>
          </table:table-cell>
          <table:table-cell office:value-type="float" office:value="21">
            <text:p>2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35M32S">
            <text:p>05:35:32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36M00S">
            <text:p>05:36:00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7H56M08S">
            <text:p>05:56:08 PM</text:p>
          </table:table-cell>
          <table:table-cell office:value-type="float" office:value="23">
            <text:p>23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7H56M28S">
            <text:p>05:56:28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7H56M55S">
            <text:p>05:56:55 PM</text:p>
          </table:table-cell>
          <table:table-cell office:value-type="float" office:value="30">
            <text:p>30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17M04S">
            <text:p>06:17:04 PM</text:p>
          </table:table-cell>
          <table:table-cell office:value-type="float" office:value="26">
            <text:p>26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17M23S">
            <text:p>06:17:23 PM</text:p>
          </table:table-cell>
          <table:table-cell office:value-type="float" office:value="29">
            <text:p>29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17M51S">
            <text:p>06:17:51 PM</text:p>
          </table:table-cell>
          <table:table-cell office:value-type="float" office:value="13">
            <text:p>13</text:p>
          </table:table-cell>
          <table:table-cell office:value-type="string">
            <text:p><text:s/>Gems last 1200 second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ocksaws</text:p>
          </table:table-cell>
          <table:table-cell office:value-type="time" office:time-value="PT18H37M59S">
            <text:p>06:37:59 PM</text:p>
          </table:table-cell>
          <table:table-cell office:value-type="float" office:value="28">
            <text:p>28</text:p>
          </table:table-cell>
          <table:table-cell office:value-type="string">
            <text:p><text:s/>Gems last 1200 second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hemlab</text:p>
          </table:table-cell>
          <table:table-cell office:value-type="time" office:time-value="PT18H38M19S">
            <text:p>06:38:19 PM</text:p>
          </table:table-cell>
          <table:table-cell office:value-type="float" office:value="11">
            <text:p>11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shLures</text:p>
          </table:table-cell>
          <table:table-cell office:value-type="time" office:time-value="PT18H38M46S">
            <text:p>06:38:46 PM</text:p>
          </table:table-cell>
          <table:table-cell office:value-type="float" office:value="14">
            <text:p>14</text:p>
          </table:table-cell>
          <table:table-cell office:value-type="string">
            <text:p><text:s/>Gems last 1200 seconds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target-range-address="Summary.H1:Summary.L1048576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08/19/2021</text:date>, <text:time>21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9T21:49:58.33</dc:date>
    <dc:creator>Bob Whiteside</dc:creator>
    <meta:generator>OpenOffice/4.1.3$Win32 OpenOffice.org_project/413m1$Build-9783</meta:generator>
    <meta:editing-duration>P18DT12H36M18S</meta:editing-duration>
    <meta:editing-cycles>14</meta:editing-cycles>
    <meta:document-statistic meta:table-count="3" meta:cell-count="30146" meta:object-count="0"/>
  </office:meta>
</office:document-meta>
</file>